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820387" calcext:value-type="float">
            <text:p>0.068203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626521" calcext:value-type="float">
            <text:p>0.136265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42739" calcext:value-type="float">
            <text:p>0.20427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7230415" calcext:value-type="float">
            <text:p>0.272304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4038366" calcext:value-type="float">
            <text:p>0.340383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848317" calcext:value-type="float">
            <text:p>0.4084831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653123" calcext:value-type="float">
            <text:p>0.476531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444479" calcext:value-type="float">
            <text:p>0.54444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12184" calcext:value-type="float">
            <text:p>0.6121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7975137" calcext:value-type="float">
            <text:p>0.679751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4723459" calcext:value-type="float">
            <text:p>0.7472345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1478142" calcext:value-type="float">
            <text:p>0.814781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8257601" calcext:value-type="float">
            <text:p>0.882576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5080189" calcext:value-type="float">
            <text:p>0.950801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01960135" calcext:value-type="float">
            <text:p>1.019601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8903487" calcext:value-type="float">
            <text:p>1.0890348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5904292" calcext:value-type="float">
            <text:p>1.159042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22941497" calcext:value-type="float">
            <text:p>1.229414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9977651" calcext:value-type="float">
            <text:p>1.299776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36960945" calcext:value-type="float">
            <text:p>1.3696094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3831873" calcext:value-type="float">
            <text:p>1.4383187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5053469" calcext:value-type="float">
            <text:p>1.50534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57031971" calcext:value-type="float">
            <text:p>1.5703197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63318467" calcext:value-type="float">
            <text:p>1.633184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9428734" calcext:value-type="float">
            <text:p>1.694287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5433097" calcext:value-type="float">
            <text:p>1.7543309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81420407" calcext:value-type="float">
            <text:p>1.8142040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7473404" calcext:value-type="float">
            <text:p>1.874734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93647608" calcext:value-type="float">
            <text:p>1.9364760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99962066" calcext:value-type="float">
            <text:p>1.9996206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6402764" calcext:value-type="float">
            <text:p>2.0640276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2934033" calcext:value-type="float">
            <text:p>2.129340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9512076" calcext:value-type="float">
            <text:p>2.195120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6096055" calcext:value-type="float">
            <text:p>2.260960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32654159" calcext:value-type="float">
            <text:p>2.326541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3916419" calcext:value-type="float">
            <text:p>2.39164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561" calcext:value-type="float">
            <text:p>2.456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51975928" calcext:value-type="float">
            <text:p>2.5197592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58240564" calcext:value-type="float">
            <text:p>2.5824056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4368226" calcext:value-type="float">
            <text:p>2.6436822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028883" calcext:value-type="float">
            <text:p>2.702888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75821702" calcext:value-type="float">
            <text:p>2.7582170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8010224" calcext:value-type="float">
            <text:p>2.801022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10319126" calcext:value-type="float">
            <text:p>3.1031912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18179838" calcext:value-type="float">
            <text:p>3.1817983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25272739" calcext:value-type="float">
            <text:p>3.2527273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32053251" calcext:value-type="float">
            <text:p>3.3205325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38651923" calcext:value-type="float">
            <text:p>3.3865192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45133052" calcext:value-type="float">
            <text:p>3.4513305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515414" calcext:value-type="float">
            <text:p>3.51541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57913648" calcext:value-type="float">
            <text:p>3.5791364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64279966" calcext:value-type="float">
            <text:p>3.6427996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70662798" calcext:value-type="float">
            <text:p>3.7066279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77075796" calcext:value-type="float">
            <text:p>3.7707579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83524087" calcext:value-type="float">
            <text:p>3.8352408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9000604" calcext:value-type="float">
            <text:p>3.900060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9651603" calcext:value-type="float">
            <text:p>3.965160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03047328" calcext:value-type="float">
            <text:p>4.0304732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09594191" calcext:value-type="float">
            <text:p>4.095941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16152635" calcext:value-type="float">
            <text:p>4.1615263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22720118" calcext:value-type="float">
            <text:p>4.2272011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29294982" calcext:value-type="float">
            <text:p>4.2929498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35876533" calcext:value-type="float">
            <text:p>4.358765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42465969" calcext:value-type="float">
            <text:p>4.4246596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49067406" calcext:value-type="float">
            <text:p>4.4906740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55687824" calcext:value-type="float">
            <text:p>4.5568782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62335175" calcext:value-type="float">
            <text:p>4.6233517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69015064" calcext:value-type="float">
            <text:p>4.690150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75727511" calcext:value-type="float">
            <text:p>4.7572751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82465509" calcext:value-type="float">
            <text:p>4.8246550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89216338" calcext:value-type="float">
            <text:p>4.8921633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95965288" calcext:value-type="float">
            <text:p>4.9596528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.02700387" calcext:value-type="float">
            <text:p>5.0270038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.09416349" calcext:value-type="float">
            <text:p>5.094163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16116297" calcext:value-type="float">
            <text:p>5.1611629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2281071" calcext:value-type="float">
            <text:p>5.228107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29514115" calcext:value-type="float">
            <text:p>5.2951411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36240832" calcext:value-type="float">
            <text:p>5.3624083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43001254" calcext:value-type="float">
            <text:p>5.430012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49799683" calcext:value-type="float">
            <text:p>5.4979968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56634016" calcext:value-type="float">
            <text:p>5.5663401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63496936" calcext:value-type="float">
            <text:p>5.634969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70377978" calcext:value-type="float">
            <text:p>5.7037797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77265842" calcext:value-type="float">
            <text:p>5.772658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84150449" calcext:value-type="float">
            <text:p>5.8415044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9102445" calcext:value-type="float">
            <text:p>5.910244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97884028" calcext:value-type="float">
            <text:p>5.9788402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.04728985" calcext:value-type="float">
            <text:p>6.0472898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.11562172" calcext:value-type="float">
            <text:p>6.115621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18388377" calcext:value-type="float">
            <text:p>6.1838837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25212848" calcext:value-type="float">
            <text:p>6.2521284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32039787" calcext:value-type="float">
            <text:p>6.3203978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38871226" calcext:value-type="float">
            <text:p>6.3887122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45706693" calcext:value-type="float">
            <text:p>6.4570669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52543791" calcext:value-type="float">
            <text:p>6.5254379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59379443" calcext:value-type="float">
            <text:p>6.5937944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66211239" calcext:value-type="float">
            <text:p>6.6621123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73038277" calcext:value-type="float">
            <text:p>6.7303827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79861133" calcext:value-type="float">
            <text:p>6.798611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20387" calcext:value-type="float">
            <text:p>6.820387</text:p>
          </table:table-cell>
          <table:table-cell office:value-type="float" office:value="6.86680989" calcext:value-type="float">
            <text:p>6.86680989</text:p>
          </table:table-cell>
          <table:table-cell table:formula="of:=POWER([.C101]-6.75;2)" office:value-type="float" office:value="0.0136445504018121" calcext:value-type="float">
            <text:p>0.0136445504</text:p>
          </table:table-cell>
          <table:table-cell table:formula="of:=SQRT(SUM([.D101:.D200])/100)" office:value-type="float" office:value="0.0828602126904467" calcext:value-type="float">
            <text:p>0.0828602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06134" calcext:value-type="float">
            <text:p>6.806134</text:p>
          </table:table-cell>
          <table:table-cell office:value-type="float" office:value="6.86677907" calcext:value-type="float">
            <text:p>6.86677907</text:p>
          </table:table-cell>
          <table:table-cell table:formula="of:=POWER([.C102]-6.75;2)" office:value-type="float" office:value="0.0136373511900648" calcext:value-type="float">
            <text:p>0.01363735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00869" calcext:value-type="float">
            <text:p>6.800869</text:p>
          </table:table-cell>
          <table:table-cell office:value-type="float" office:value="6.86685001" calcext:value-type="float">
            <text:p>6.86685001</text:p>
          </table:table-cell>
          <table:table-cell table:formula="of:=POWER([.C103]-6.75;2)" office:value-type="float" office:value="0.0136539248370002" calcext:value-type="float">
            <text:p>0.01365392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03025" calcext:value-type="float">
            <text:p>6.803025</text:p>
          </table:table-cell>
          <table:table-cell office:value-type="float" office:value="6.86689204" calcext:value-type="float">
            <text:p>6.86689204</text:p>
          </table:table-cell>
          <table:table-cell table:formula="of:=POWER([.C104]-6.75;2)" office:value-type="float" office:value="0.0136637490153615" calcext:value-type="float">
            <text:p>0.01366374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07951" calcext:value-type="float">
            <text:p>6.807951</text:p>
          </table:table-cell>
          <table:table-cell office:value-type="float" office:value="6.86676935" calcext:value-type="float">
            <text:p>6.86676935</text:p>
          </table:table-cell>
          <table:table-cell table:formula="of:=POWER([.C105]-6.75;2)" office:value-type="float" office:value="0.0136350810994226" calcext:value-type="float">
            <text:p>0.01363508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809951" calcext:value-type="float">
            <text:p>6.809951</text:p>
          </table:table-cell>
          <table:table-cell office:value-type="float" office:value="6.86638761" calcext:value-type="float">
            <text:p>6.86638761</text:p>
          </table:table-cell>
          <table:table-cell table:formula="of:=POWER([.C106]-6.75;2)" office:value-type="float" office:value="0.0135460757615122" calcext:value-type="float">
            <text:p>0.013546075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804806" calcext:value-type="float">
            <text:p>6.804806</text:p>
          </table:table-cell>
          <table:table-cell office:value-type="float" office:value="6.86572751" calcext:value-type="float">
            <text:p>6.86572751</text:p>
          </table:table-cell>
          <table:table-cell table:formula="of:=POWER([.C107]-6.75;2)" office:value-type="float" office:value="0.0133928565708001" calcext:value-type="float">
            <text:p>0.013392856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91667" calcext:value-type="float">
            <text:p>6.791667</text:p>
          </table:table-cell>
          <table:table-cell office:value-type="float" office:value="6.86485242" calcext:value-type="float">
            <text:p>6.86485242</text:p>
          </table:table-cell>
          <table:table-cell table:formula="of:=POWER([.C108]-6.75;2)" office:value-type="float" office:value="0.0131910783798564" calcext:value-type="float">
            <text:p>0.013191078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7361" calcext:value-type="float">
            <text:p>6.77361</text:p>
          </table:table-cell>
          <table:table-cell office:value-type="float" office:value="6.86388694" calcext:value-type="float">
            <text:p>6.86388694</text:p>
          </table:table-cell>
          <table:table-cell table:formula="of:=POWER([.C109]-6.75;2)" office:value-type="float" office:value="0.0129702351025637" calcext:value-type="float">
            <text:p>0.012970235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56737" calcext:value-type="float">
            <text:p>6.756737</text:p>
          </table:table-cell>
          <table:table-cell office:value-type="float" office:value="6.86297219" calcext:value-type="float">
            <text:p>6.86297219</text:p>
          </table:table-cell>
          <table:table-cell table:formula="of:=POWER([.C110]-6.75;2)" office:value-type="float" office:value="0.0127627157133961" calcext:value-type="float">
            <text:p>0.01276271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48322" calcext:value-type="float">
            <text:p>6.748322</text:p>
          </table:table-cell>
          <table:table-cell office:value-type="float" office:value="6.86221134" calcext:value-type="float">
            <text:p>6.86221134</text:p>
          </table:table-cell>
          <table:table-cell table:formula="of:=POWER([.C111]-6.75;2)" office:value-type="float" office:value="0.0125913848245956" calcext:value-type="float">
            <text:p>0.012591384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54683" calcext:value-type="float">
            <text:p>6.754683</text:p>
          </table:table-cell>
          <table:table-cell office:value-type="float" office:value="6.86162177" calcext:value-type="float">
            <text:p>6.86162177</text:p>
          </table:table-cell>
          <table:table-cell table:formula="of:=POWER([.C112]-6.75;2)" office:value-type="float" office:value="0.0124594195379329" calcext:value-type="float">
            <text:p>0.012459419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79459" calcext:value-type="float">
            <text:p>6.779459</text:p>
          </table:table-cell>
          <table:table-cell office:value-type="float" office:value="6.86110885" calcext:value-type="float">
            <text:p>6.86110885</text:p>
          </table:table-cell>
          <table:table-cell table:formula="of:=POWER([.C113]-6.75;2)" office:value-type="float" office:value="0.0123451765483225" calcext:value-type="float">
            <text:p>0.012345176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22588" calcext:value-type="float">
            <text:p>6.822588</text:p>
          </table:table-cell>
          <table:table-cell office:value-type="float" office:value="6.86046964" calcext:value-type="float">
            <text:p>6.86046964</text:p>
          </table:table-cell>
          <table:table-cell table:formula="of:=POWER([.C114]-6.75;2)" office:value-type="float" office:value="0.0122035413617296" calcext:value-type="float">
            <text:p>0.01220354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79946" calcext:value-type="float">
            <text:p>6.879946</text:p>
          </table:table-cell>
          <table:table-cell office:value-type="float" office:value="6.85942652" calcext:value-type="float">
            <text:p>6.85942652</text:p>
          </table:table-cell>
          <table:table-cell table:formula="of:=POWER([.C115]-6.75;2)" office:value-type="float" office:value="0.0119741632793103" calcext:value-type="float">
            <text:p>0.01197416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943352" calcext:value-type="float">
            <text:p>6.943352</text:p>
          </table:table-cell>
          <table:table-cell office:value-type="float" office:value="6.8576839" calcext:value-type="float">
            <text:p>6.8576839</text:p>
          </table:table-cell>
          <table:table-cell table:formula="of:=POWER([.C116]-6.75;2)" office:value-type="float" office:value="0.0115958223192099" calcext:value-type="float">
            <text:p>0.011595822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000805" calcext:value-type="float">
            <text:p>7.000805</text:p>
          </table:table-cell>
          <table:table-cell office:value-type="float" office:value="6.85499855" calcext:value-type="float">
            <text:p>6.85499855</text:p>
          </table:table-cell>
          <table:table-cell table:formula="of:=POWER([.C117]-6.75;2)" office:value-type="float" office:value="0.0110246955021026" calcext:value-type="float">
            <text:p>0.01102469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037205" calcext:value-type="float">
            <text:p>7.037205</text:p>
          </table:table-cell>
          <table:table-cell office:value-type="float" office:value="6.85125342" calcext:value-type="float">
            <text:p>6.85125342</text:p>
          </table:table-cell>
          <table:table-cell table:formula="of:=POWER([.C118]-6.75;2)" office:value-type="float" office:value="0.0102522550616964" calcext:value-type="float">
            <text:p>0.010252255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036154" calcext:value-type="float">
            <text:p>7.036154</text:p>
          </table:table-cell>
          <table:table-cell office:value-type="float" office:value="6.8465236" calcext:value-type="float">
            <text:p>6.8465236</text:p>
          </table:table-cell>
          <table:table-cell table:formula="of:=POWER([.C119]-6.75;2)" office:value-type="float" office:value="0.00931680535696005" calcext:value-type="float">
            <text:p>0.009316805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983294" calcext:value-type="float">
            <text:p>6.983294</text:p>
          </table:table-cell>
          <table:table-cell office:value-type="float" office:value="6.84111982" calcext:value-type="float">
            <text:p>6.84111982</text:p>
          </table:table-cell>
          <table:table-cell table:formula="of:=POWER([.C120]-6.75;2)" office:value-type="float" office:value="0.00830282159683245" calcext:value-type="float">
            <text:p>0.00830282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70928" calcext:value-type="float">
            <text:p>6.870928</text:p>
          </table:table-cell>
          <table:table-cell office:value-type="float" office:value="6.83559118" calcext:value-type="float">
            <text:p>6.83559118</text:p>
          </table:table-cell>
          <table:table-cell table:formula="of:=POWER([.C121]-6.75;2)" office:value-type="float" office:value="0.00732585009379236" calcext:value-type="float">
            <text:p>0.007325850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02817" calcext:value-type="float">
            <text:p>6.702817</text:p>
          </table:table-cell>
          <table:table-cell office:value-type="float" office:value="6.83066948" calcext:value-type="float">
            <text:p>6.83066948</text:p>
          </table:table-cell>
          <table:table-cell table:formula="of:=POWER([.C122]-6.75;2)" office:value-type="float" office:value="0.00650756500347041" calcext:value-type="float">
            <text:p>0.00650756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97281" calcext:value-type="float">
            <text:p>6.497281</text:p>
          </table:table-cell>
          <table:table-cell office:value-type="float" office:value="6.82714467" calcext:value-type="float">
            <text:p>6.82714467</text:p>
          </table:table-cell>
          <table:table-cell table:formula="of:=POWER([.C123]-6.75;2)" office:value-type="float" office:value="0.0059513001094089" calcext:value-type="float">
            <text:p>0.005951300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86496" calcext:value-type="float">
            <text:p>6.286496</text:p>
          </table:table-cell>
          <table:table-cell office:value-type="float" office:value="6.82568038" calcext:value-type="float">
            <text:p>6.82568038</text:p>
          </table:table-cell>
          <table:table-cell table:formula="of:=POWER([.C124]-6.75;2)" office:value-type="float" office:value="0.00572751991694435" calcext:value-type="float">
            <text:p>0.005727519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110267" calcext:value-type="float">
            <text:p>6.110267</text:p>
          </table:table-cell>
          <table:table-cell office:value-type="float" office:value="6.82660874" calcext:value-type="float">
            <text:p>6.82660874</text:p>
          </table:table-cell>
          <table:table-cell table:formula="of:=POWER([.C125]-6.75;2)" office:value-type="float" office:value="0.00586889904438763" calcext:value-type="float">
            <text:p>0.00586889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004363" calcext:value-type="float">
            <text:p>6.004363</text:p>
          </table:table-cell>
          <table:table-cell office:value-type="float" office:value="6.8297776" calcext:value-type="float">
            <text:p>6.8297776</text:p>
          </table:table-cell>
          <table:table-cell table:formula="of:=POWER([.C126]-6.75;2)" office:value-type="float" office:value="0.00636446546175998" calcext:value-type="float">
            <text:p>0.006364465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98731" calcext:value-type="float">
            <text:p>5.98731</text:p>
          </table:table-cell>
          <table:table-cell office:value-type="float" office:value="6.83453391" calcext:value-type="float">
            <text:p>6.83453391</text:p>
          </table:table-cell>
          <table:table-cell table:formula="of:=POWER([.C127]-6.75;2)" office:value-type="float" office:value="0.00714598193988814" calcext:value-type="float">
            <text:p>0.007145981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052997" calcext:value-type="float">
            <text:p>6.052997</text:p>
          </table:table-cell>
          <table:table-cell office:value-type="float" office:value="6.83988452" calcext:value-type="float">
            <text:p>6.83988452</text:p>
          </table:table-cell>
          <table:table-cell table:formula="of:=POWER([.C128]-6.75;2)" office:value-type="float" office:value="0.00807922693563041" calcext:value-type="float">
            <text:p>0.008079226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174204" calcext:value-type="float">
            <text:p>6.174204</text:p>
          </table:table-cell>
          <table:table-cell office:value-type="float" office:value="6.84478369" calcext:value-type="float">
            <text:p>6.84478369</text:p>
          </table:table-cell>
          <table:table-cell table:formula="of:=POWER([.C129]-6.75;2)" office:value-type="float" office:value="0.00898394789001607" calcext:value-type="float">
            <text:p>0.008983947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314458" calcext:value-type="float">
            <text:p>6.314458</text:p>
          </table:table-cell>
          <table:table-cell office:value-type="float" office:value="6.84842355" calcext:value-type="float">
            <text:p>6.84842355</text:p>
          </table:table-cell>
          <table:table-cell table:formula="of:=POWER([.C130]-6.75;2)" office:value-type="float" office:value="0.00968719519460244" calcext:value-type="float">
            <text:p>0.009687195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40698" calcext:value-type="float">
            <text:p>6.440698</text:p>
          </table:table-cell>
          <table:table-cell office:value-type="float" office:value="6.85041579" calcext:value-type="float">
            <text:p>6.85041579</text:p>
          </table:table-cell>
          <table:table-cell table:formula="of:=POWER([.C131]-6.75;2)" office:value-type="float" office:value="0.010083330881324" calcext:value-type="float">
            <text:p>0.010083330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31269" calcext:value-type="float">
            <text:p>6.531269</text:p>
          </table:table-cell>
          <table:table-cell office:value-type="float" office:value="6.85082758" calcext:value-type="float">
            <text:p>6.85082758</text:p>
          </table:table-cell>
          <table:table-cell table:formula="of:=POWER([.C132]-6.75;2)" office:value-type="float" office:value="0.0101662008886564" calcext:value-type="float">
            <text:p>0.010166200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78043" calcext:value-type="float">
            <text:p>6.578043</text:p>
          </table:table-cell>
          <table:table-cell office:value-type="float" office:value="6.85010322" calcext:value-type="float">
            <text:p>6.85010322</text:p>
          </table:table-cell>
          <table:table-cell table:formula="of:=POWER([.C133]-6.75;2)" office:value-type="float" office:value="0.0100206546543685" calcext:value-type="float">
            <text:p>0.010020654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83979" calcext:value-type="float">
            <text:p>6.583979</text:p>
          </table:table-cell>
          <table:table-cell office:value-type="float" office:value="6.84894117" calcext:value-type="float">
            <text:p>6.84894117</text:p>
          </table:table-cell>
          <table:table-cell table:formula="of:=POWER([.C134]-6.75;2)" office:value-type="float" office:value="0.00978935512096886" calcext:value-type="float">
            <text:p>0.009789355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58104" calcext:value-type="float">
            <text:p>6.558104</text:p>
          </table:table-cell>
          <table:table-cell office:value-type="float" office:value="6.84822332" calcext:value-type="float">
            <text:p>6.84822332</text:p>
          </table:table-cell>
          <table:table-cell table:formula="of:=POWER([.C135]-6.75;2)" office:value-type="float" office:value="0.00964782059182236" calcext:value-type="float">
            <text:p>0.009647820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10031" calcext:value-type="float">
            <text:p>6.510031</text:p>
          </table:table-cell>
          <table:table-cell office:value-type="float" office:value="6.84918657" calcext:value-type="float">
            <text:p>6.84918657</text:p>
          </table:table-cell>
          <table:table-cell table:formula="of:=POWER([.C136]-6.75;2)" office:value-type="float" office:value="0.00983797566836483" calcext:value-type="float">
            <text:p>0.009837975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44581" calcext:value-type="float">
            <text:p>6.44581</text:p>
          </table:table-cell>
          <table:table-cell office:value-type="float" office:value="6.85485529" calcext:value-type="float">
            <text:p>6.85485529</text:p>
          </table:table-cell>
          <table:table-cell table:formula="of:=POWER([.C137]-6.75;2)" office:value-type="float" office:value="0.010994631840984" calcext:value-type="float">
            <text:p>0.010994631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65928" calcext:value-type="float">
            <text:p>6.365928</text:p>
          </table:table-cell>
          <table:table-cell office:value-type="float" office:value="6.93683481" calcext:value-type="float">
            <text:p>6.93683481</text:p>
          </table:table-cell>
          <table:table-cell table:formula="of:=POWER([.C138]-6.75;2)" office:value-type="float" office:value="0.034907246227736" calcext:value-type="float">
            <text:p>0.03490724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264636" calcext:value-type="float">
            <text:p>6.264636</text:p>
          </table:table-cell>
          <table:table-cell office:value-type="float" office:value="6.92433912" calcext:value-type="float">
            <text:p>6.92433912</text:p>
          </table:table-cell>
          <table:table-cell table:formula="of:=POWER([.C139]-6.75;2)" office:value-type="float" office:value="0.0303941287623744" calcext:value-type="float">
            <text:p>0.030394128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127662" calcext:value-type="float">
            <text:p>6.127662</text:p>
          </table:table-cell>
          <table:table-cell office:value-type="float" office:value="6.92009748" calcext:value-type="float">
            <text:p>6.92009748</text:p>
          </table:table-cell>
          <table:table-cell table:formula="of:=POWER([.C140]-6.75;2)" office:value-type="float" office:value="0.0289331527023504" calcext:value-type="float">
            <text:p>0.02893315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920604" calcext:value-type="float">
            <text:p>5.920604</text:p>
          </table:table-cell>
          <table:table-cell office:value-type="float" office:value="6.92004749" calcext:value-type="float">
            <text:p>6.92004749</text:p>
          </table:table-cell>
          <table:table-cell table:formula="of:=POWER([.C141]-6.75;2)" office:value-type="float" office:value="0.0289161488553001" calcext:value-type="float">
            <text:p>0.028916148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532872" calcext:value-type="float">
            <text:p>5.532872</text:p>
          </table:table-cell>
          <table:table-cell office:value-type="float" office:value="6.92395264" calcext:value-type="float">
            <text:p>6.92395264</text:p>
          </table:table-cell>
          <table:table-cell table:formula="of:=POWER([.C142]-6.75;2)" office:value-type="float" office:value="0.0302595209629694" calcext:value-type="float">
            <text:p>0.03025952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280538" calcext:value-type="float">
            <text:p>4.280538</text:p>
          </table:table-cell>
          <table:table-cell office:value-type="float" office:value="6.93318551" calcext:value-type="float">
            <text:p>6.93318551</text:p>
          </table:table-cell>
          <table:table-cell table:formula="of:=POWER([.C143]-6.75;2)" office:value-type="float" office:value="0.0335569310739602" calcext:value-type="float">
            <text:p>0.033556931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.216886" calcext:value-type="float">
            <text:p>30.216886</text:p>
          </table:table-cell>
          <table:table-cell office:value-type="float" office:value="6.95603622" calcext:value-type="float">
            <text:p>6.95603622</text:p>
          </table:table-cell>
          <table:table-cell table:formula="of:=POWER([.C144]-6.75;2)" office:value-type="float" office:value="0.0424509239518883" calcext:value-type="float">
            <text:p>0.04245092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860712" calcext:value-type="float">
            <text:p>7.860712</text:p>
          </table:table-cell>
          <table:table-cell office:value-type="float" office:value="6.72024559" calcext:value-type="float">
            <text:p>6.72024559</text:p>
          </table:table-cell>
          <table:table-cell table:formula="of:=POWER([.C145]-6.75;2)" office:value-type="float" office:value="0.000885324914448087" calcext:value-type="float">
            <text:p>0.000885324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092901" calcext:value-type="float">
            <text:p>7.092901</text:p>
          </table:table-cell>
          <table:table-cell office:value-type="float" office:value="6.70834822" calcext:value-type="float">
            <text:p>6.70834822</text:p>
          </table:table-cell>
          <table:table-cell table:formula="of:=POWER([.C146]-6.75;2)" office:value-type="float" office:value="0.00173487077716844" calcext:value-type="float">
            <text:p>0.00173487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80512" calcext:value-type="float">
            <text:p>6.780512</text:p>
          </table:table-cell>
          <table:table-cell office:value-type="float" office:value="6.70408803" calcext:value-type="float">
            <text:p>6.70408803</text:p>
          </table:table-cell>
          <table:table-cell table:formula="of:=POWER([.C147]-6.75;2)" office:value-type="float" office:value="0.00210790898928087" calcext:value-type="float">
            <text:p>0.0021079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98672" calcext:value-type="float">
            <text:p>6.598672</text:p>
          </table:table-cell>
          <table:table-cell office:value-type="float" office:value="6.70260696" calcext:value-type="float">
            <text:p>6.70260696</text:p>
          </table:table-cell>
          <table:table-cell table:formula="of:=POWER([.C148]-6.75;2)" office:value-type="float" office:value="0.00224610024044162" calcext:value-type="float">
            <text:p>0.002246100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481129" calcext:value-type="float">
            <text:p>6.481129</text:p>
          </table:table-cell>
          <table:table-cell office:value-type="float" office:value="6.70241002" calcext:value-type="float">
            <text:p>6.70241002</text:p>
          </table:table-cell>
          <table:table-cell table:formula="of:=POWER([.C149]-6.75;2)" office:value-type="float" office:value="0.00226480619640037" calcext:value-type="float">
            <text:p>0.002264806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408348" calcext:value-type="float">
            <text:p>6.408348</text:p>
          </table:table-cell>
          <table:table-cell office:value-type="float" office:value="6.70280367" calcext:value-type="float">
            <text:p>6.70280367</text:p>
          </table:table-cell>
          <table:table-cell table:formula="of:=POWER([.C150]-6.75;2)" office:value-type="float" office:value="0.00222749356546892" calcext:value-type="float">
            <text:p>0.00222749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72248" calcext:value-type="float">
            <text:p>6.372248</text:p>
          </table:table-cell>
          <table:table-cell office:value-type="float" office:value="6.70342219" calcext:value-type="float">
            <text:p>6.70342219</text:p>
          </table:table-cell>
          <table:table-cell table:formula="of:=POWER([.C151]-6.75;2)" office:value-type="float" office:value="0.00216949238439606" calcext:value-type="float">
            <text:p>0.002169492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66318" calcext:value-type="float">
            <text:p>6.366318</text:p>
          </table:table-cell>
          <table:table-cell office:value-type="float" office:value="6.7040769" calcext:value-type="float">
            <text:p>6.7040769</text:p>
          </table:table-cell>
          <table:table-cell table:formula="of:=POWER([.C152]-6.75;2)" office:value-type="float" office:value="0.00210893111360996" calcext:value-type="float">
            <text:p>0.002108931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382832" calcext:value-type="float">
            <text:p>6.382832</text:p>
          </table:table-cell>
          <table:table-cell office:value-type="float" office:value="6.70468701" calcext:value-type="float">
            <text:p>6.70468701</text:p>
          </table:table-cell>
          <table:table-cell table:formula="of:=POWER([.C153]-6.75;2)" office:value-type="float" office:value="0.00205326706274012" calcext:value-type="float">
            <text:p>0.002053267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412998" calcext:value-type="float">
            <text:p>6.412998</text:p>
          </table:table-cell>
          <table:table-cell office:value-type="float" office:value="6.70523855" calcext:value-type="float">
            <text:p>6.70523855</text:p>
          </table:table-cell>
          <table:table-cell table:formula="of:=POWER([.C154]-6.75;2)" office:value-type="float" office:value="0.00200358740610252" calcext:value-type="float">
            <text:p>0.002003587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448291" calcext:value-type="float">
            <text:p>6.448291</text:p>
          </table:table-cell>
          <table:table-cell office:value-type="float" office:value="6.70575615" calcext:value-type="float">
            <text:p>6.70575615</text:p>
          </table:table-cell>
          <table:table-cell table:formula="of:=POWER([.C155]-6.75;2)" office:value-type="float" office:value="0.0019575182628225" calcext:value-type="float">
            <text:p>0.001957518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481953" calcext:value-type="float">
            <text:p>6.481953</text:p>
          </table:table-cell>
          <table:table-cell office:value-type="float" office:value="6.70628217" calcext:value-type="float">
            <text:p>6.70628217</text:p>
          </table:table-cell>
          <table:table-cell table:formula="of:=POWER([.C156]-6.75;2)" office:value-type="float" office:value="0.00191124865990893" calcext:value-type="float">
            <text:p>0.001911248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50999" calcext:value-type="float">
            <text:p>6.50999</text:p>
          </table:table-cell>
          <table:table-cell office:value-type="float" office:value="6.70686055" calcext:value-type="float">
            <text:p>6.70686055</text:p>
          </table:table-cell>
          <table:table-cell table:formula="of:=POWER([.C157]-6.75;2)" office:value-type="float" office:value="0.0018610121463025" calcext:value-type="float">
            <text:p>0.00186101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531298" calcext:value-type="float">
            <text:p>6.531298</text:p>
          </table:table-cell>
          <table:table-cell office:value-type="float" office:value="6.70752535" calcext:value-type="float">
            <text:p>6.70752535</text:p>
          </table:table-cell>
          <table:table-cell table:formula="of:=POWER([.C158]-6.75;2)" office:value-type="float" office:value="0.0018040958926225" calcext:value-type="float">
            <text:p>0.00180409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46863" calcext:value-type="float">
            <text:p>6.546863</text:p>
          </table:table-cell>
          <table:table-cell office:value-type="float" office:value="6.70829463" calcext:value-type="float">
            <text:p>6.70829463</text:p>
          </table:table-cell>
          <table:table-cell table:formula="of:=POWER([.C159]-6.75;2)" office:value-type="float" office:value="0.00173933788683689" calcext:value-type="float">
            <text:p>0.001739337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58444" calcext:value-type="float">
            <text:p>6.558444</text:p>
          </table:table-cell>
          <table:table-cell office:value-type="float" office:value="6.70916985" calcext:value-type="float">
            <text:p>6.70916985</text:p>
          </table:table-cell>
          <table:table-cell table:formula="of:=POWER([.C160]-6.75;2)" office:value-type="float" office:value="0.00166710114902247" calcext:value-type="float">
            <text:p>0.001667101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67483" calcext:value-type="float">
            <text:p>6.567483</text:p>
          </table:table-cell>
          <table:table-cell office:value-type="float" office:value="6.7101384" calcext:value-type="float">
            <text:p>6.7101384</text:p>
          </table:table-cell>
          <table:table-cell table:formula="of:=POWER([.C161]-6.75;2)" office:value-type="float" office:value="0.00158894715456" calcext:value-type="float">
            <text:p>0.001588947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74864" calcext:value-type="float">
            <text:p>6.574864</text:p>
          </table:table-cell>
          <table:table-cell office:value-type="float" office:value="6.71117545" calcext:value-type="float">
            <text:p>6.71117545</text:p>
          </table:table-cell>
          <table:table-cell table:formula="of:=POWER([.C162]-6.75;2)" office:value-type="float" office:value="0.00150734568270251" calcext:value-type="float">
            <text:p>0.001507345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581551" calcext:value-type="float">
            <text:p>6.581551</text:p>
          </table:table-cell>
          <table:table-cell office:value-type="float" office:value="6.71224293" calcext:value-type="float">
            <text:p>6.71224293</text:p>
          </table:table-cell>
          <table:table-cell table:formula="of:=POWER([.C163]-6.75;2)" office:value-type="float" office:value="0.00142559633498487" calcext:value-type="float">
            <text:p>0.001425596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589436" calcext:value-type="float">
            <text:p>6.589436</text:p>
          </table:table-cell>
          <table:table-cell office:value-type="float" office:value="6.71328705" calcext:value-type="float">
            <text:p>6.71328705</text:p>
          </table:table-cell>
          <table:table-cell table:formula="of:=POWER([.C164]-6.75;2)" office:value-type="float" office:value="0.00134784069770251" calcext:value-type="float">
            <text:p>0.001347840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01437" calcext:value-type="float">
            <text:p>6.601437</text:p>
          </table:table-cell>
          <table:table-cell office:value-type="float" office:value="6.71423919" calcext:value-type="float">
            <text:p>6.71423919</text:p>
          </table:table-cell>
          <table:table-cell table:formula="of:=POWER([.C165]-6.75;2)" office:value-type="float" office:value="0.00127883553185611" calcext:value-type="float">
            <text:p>0.001278835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20418" calcext:value-type="float">
            <text:p>6.620418</text:p>
          </table:table-cell>
          <table:table-cell office:value-type="float" office:value="6.7150252" calcext:value-type="float">
            <text:p>6.7150252</text:p>
          </table:table-cell>
          <table:table-cell table:formula="of:=POWER([.C166]-6.75;2)" office:value-type="float" office:value="0.00122323663504004" calcext:value-type="float">
            <text:p>0.001223236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47351" calcext:value-type="float">
            <text:p>6.647351</text:p>
          </table:table-cell>
          <table:table-cell office:value-type="float" office:value="6.71558358" calcext:value-type="float">
            <text:p>6.71558358</text:p>
          </table:table-cell>
          <table:table-cell table:formula="of:=POWER([.C167]-6.75;2)" office:value-type="float" office:value="0.00118448996561642" calcext:value-type="float">
            <text:p>0.0011844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79889" calcext:value-type="float">
            <text:p>6.679889</text:p>
          </table:table-cell>
          <table:table-cell office:value-type="float" office:value="6.71588794" calcext:value-type="float">
            <text:p>6.71588794</text:p>
          </table:table-cell>
          <table:table-cell table:formula="of:=POWER([.C168]-6.75;2)" office:value-type="float" office:value="0.0011636326374436" calcext:value-type="float">
            <text:p>0.001163632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12447" calcext:value-type="float">
            <text:p>6.712447</text:p>
          </table:table-cell>
          <table:table-cell office:value-type="float" office:value="6.71596467" calcext:value-type="float">
            <text:p>6.71596467</text:p>
          </table:table-cell>
          <table:table-cell table:formula="of:=POWER([.C169]-6.75;2)" office:value-type="float" office:value="0.0011584036882089" calcext:value-type="float">
            <text:p>0.001158403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37998" calcext:value-type="float">
            <text:p>6.737998</text:p>
          </table:table-cell>
          <table:table-cell office:value-type="float" office:value="6.71589756" calcext:value-type="float">
            <text:p>6.71589756</text:p>
          </table:table-cell>
          <table:table-cell table:formula="of:=POWER([.C170]-6.75;2)" office:value-type="float" office:value="0.00116297641395359" calcext:value-type="float">
            <text:p>0.001162976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50829" calcext:value-type="float">
            <text:p>6.750829</text:p>
          </table:table-cell>
          <table:table-cell office:value-type="float" office:value="6.7158158" calcext:value-type="float">
            <text:p>6.7158158</text:p>
          </table:table-cell>
          <table:table-cell table:formula="of:=POWER([.C171]-6.75;2)" office:value-type="float" office:value="0.00116855952964002" calcext:value-type="float">
            <text:p>0.001168559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4895" calcext:value-type="float">
            <text:p>6.74895</text:p>
          </table:table-cell>
          <table:table-cell office:value-type="float" office:value="6.71586752" calcext:value-type="float">
            <text:p>6.71586752</text:p>
          </table:table-cell>
          <table:table-cell table:formula="of:=POWER([.C172]-6.75;2)" office:value-type="float" office:value="0.00116502619095042" calcext:value-type="float">
            <text:p>0.001165026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35099" calcext:value-type="float">
            <text:p>6.735099</text:p>
          </table:table-cell>
          <table:table-cell office:value-type="float" office:value="6.71618553" calcext:value-type="float">
            <text:p>6.71618553</text:p>
          </table:table-cell>
          <table:table-cell table:formula="of:=POWER([.C173]-6.75;2)" office:value-type="float" office:value="0.00114341838138092" calcext:value-type="float">
            <text:p>0.001143418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15962" calcext:value-type="float">
            <text:p>6.715962</text:p>
          </table:table-cell>
          <table:table-cell office:value-type="float" office:value="6.7168536" calcext:value-type="float">
            <text:p>6.7168536</text:p>
          </table:table-cell>
          <table:table-cell table:formula="of:=POWER([.C174]-6.75;2)" office:value-type="float" office:value="0.00109868383295998" calcext:value-type="float">
            <text:p>0.001098683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99948" calcext:value-type="float">
            <text:p>6.699948</text:p>
          </table:table-cell>
          <table:table-cell office:value-type="float" office:value="6.71788217" calcext:value-type="float">
            <text:p>6.71788217</text:p>
          </table:table-cell>
          <table:table-cell table:formula="of:=POWER([.C175]-6.75;2)" office:value-type="float" office:value="0.00103155500390889" calcext:value-type="float">
            <text:p>0.00103155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94413" calcext:value-type="float">
            <text:p>6.694413</text:p>
          </table:table-cell>
          <table:table-cell office:value-type="float" office:value="6.71920056" calcext:value-type="float">
            <text:p>6.71920056</text:p>
          </table:table-cell>
          <table:table-cell table:formula="of:=POWER([.C176]-6.75;2)" office:value-type="float" office:value="0.000948605504313601" calcext:value-type="float">
            <text:p>0.000948605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03405" calcext:value-type="float">
            <text:p>6.703405</text:p>
          </table:table-cell>
          <table:table-cell office:value-type="float" office:value="6.72066921" calcext:value-type="float">
            <text:p>6.72066921</text:p>
          </table:table-cell>
          <table:table-cell table:formula="of:=POWER([.C177]-6.75;2)" office:value-type="float" office:value="0.00086029524202407" calcext:value-type="float">
            <text:p>0.000860295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26717" calcext:value-type="float">
            <text:p>6.726717</text:p>
          </table:table-cell>
          <table:table-cell office:value-type="float" office:value="6.7221092" calcext:value-type="float">
            <text:p>6.7221092</text:p>
          </table:table-cell>
          <table:table-cell table:formula="of:=POWER([.C178]-6.75;2)" office:value-type="float" office:value="0.000777896724639987" calcext:value-type="float">
            <text:p>0.000777896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60422" calcext:value-type="float">
            <text:p>6.760422</text:p>
          </table:table-cell>
          <table:table-cell office:value-type="float" office:value="6.72334092" calcext:value-type="float">
            <text:p>6.72334092</text:p>
          </table:table-cell>
          <table:table-cell table:formula="of:=POWER([.C179]-6.75;2)" office:value-type="float" office:value="0.000710706546446397" calcext:value-type="float">
            <text:p>0.000710706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98429" calcext:value-type="float">
            <text:p>6.798429</text:p>
          </table:table-cell>
          <table:table-cell office:value-type="float" office:value="6.7242213" calcext:value-type="float">
            <text:p>6.7242213</text:p>
          </table:table-cell>
          <table:table-cell table:formula="of:=POWER([.C180]-6.75;2)" office:value-type="float" office:value="0.000664541373690002" calcext:value-type="float">
            <text:p>0.00066454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34333" calcext:value-type="float">
            <text:p>6.834333</text:p>
          </table:table-cell>
          <table:table-cell office:value-type="float" office:value="6.72467102" calcext:value-type="float">
            <text:p>6.72467102</text:p>
          </table:table-cell>
          <table:table-cell table:formula="of:=POWER([.C181]-6.75;2)" office:value-type="float" office:value="0.000641557227840414" calcext:value-type="float">
            <text:p>0.000641557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86292" calcext:value-type="float">
            <text:p>6.86292</text:p>
          </table:table-cell>
          <table:table-cell office:value-type="float" office:value="6.72468675" calcext:value-type="float">
            <text:p>6.72468675</text:p>
          </table:table-cell>
          <table:table-cell table:formula="of:=POWER([.C182]-6.75;2)" office:value-type="float" office:value="0.000640760625562498" calcext:value-type="float">
            <text:p>0.000640760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81042" calcext:value-type="float">
            <text:p>6.881042</text:p>
          </table:table-cell>
          <table:table-cell office:value-type="float" office:value="6.72433762" calcext:value-type="float">
            <text:p>6.72433762</text:p>
          </table:table-cell>
          <table:table-cell table:formula="of:=POWER([.C183]-6.75;2)" office:value-type="float" office:value="0.000658557747264399" calcext:value-type="float">
            <text:p>0.000658557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87864" calcext:value-type="float">
            <text:p>6.887864</text:p>
          </table:table-cell>
          <table:table-cell office:value-type="float" office:value="6.72374746" calcext:value-type="float">
            <text:p>6.72374746</text:p>
          </table:table-cell>
          <table:table-cell table:formula="of:=POWER([.C184]-6.75;2)" office:value-type="float" office:value="0.000689195856451588" calcext:value-type="float">
            <text:p>0.000689195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84607" calcext:value-type="float">
            <text:p>6.884607</text:p>
          </table:table-cell>
          <table:table-cell office:value-type="float" office:value="6.72306689" calcext:value-type="float">
            <text:p>6.72306689</text:p>
          </table:table-cell>
          <table:table-cell table:formula="of:=POWER([.C185]-6.75;2)" office:value-type="float" office:value="0.000725392414272093" calcext:value-type="float">
            <text:p>0.000725392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74001" calcext:value-type="float">
            <text:p>6.874001</text:p>
          </table:table-cell>
          <table:table-cell office:value-type="float" office:value="6.72244179" calcext:value-type="float">
            <text:p>6.72244179</text:p>
          </table:table-cell>
          <table:table-cell table:formula="of:=POWER([.C186]-6.75;2)" office:value-type="float" office:value="0.000759454938404126" calcext:value-type="float">
            <text:p>0.000759454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59578" calcext:value-type="float">
            <text:p>6.859578</text:p>
          </table:table-cell>
          <table:table-cell office:value-type="float" office:value="6.72198561" calcext:value-type="float">
            <text:p>6.72198561</text:p>
          </table:table-cell>
          <table:table-cell table:formula="of:=POWER([.C187]-6.75;2)" office:value-type="float" office:value="0.000784806047072103" calcext:value-type="float">
            <text:p>0.00078480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44957" calcext:value-type="float">
            <text:p>6.844957</text:p>
          </table:table-cell>
          <table:table-cell office:value-type="float" office:value="6.72176184" calcext:value-type="float">
            <text:p>6.72176184</text:p>
          </table:table-cell>
          <table:table-cell table:formula="of:=POWER([.C188]-6.75;2)" office:value-type="float" office:value="0.000797393680185594" calcext:value-type="float">
            <text:p>0.000797393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33187" calcext:value-type="float">
            <text:p>6.833187</text:p>
          </table:table-cell>
          <table:table-cell office:value-type="float" office:value="6.72177867" calcext:value-type="float">
            <text:p>6.72177867</text:p>
          </table:table-cell>
          <table:table-cell table:formula="of:=POWER([.C189]-6.75;2)" office:value-type="float" office:value="0.000796443466968903" calcext:value-type="float">
            <text:p>0.000796443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26205" calcext:value-type="float">
            <text:p>6.826205</text:p>
          </table:table-cell>
          <table:table-cell office:value-type="float" office:value="6.72199372" calcext:value-type="float">
            <text:p>6.72199372</text:p>
          </table:table-cell>
          <table:table-cell table:formula="of:=POWER([.C190]-6.75;2)" office:value-type="float" office:value="0.000784351719438378" calcext:value-type="float">
            <text:p>0.000784351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24471" calcext:value-type="float">
            <text:p>6.824471</text:p>
          </table:table-cell>
          <table:table-cell office:value-type="float" office:value="6.72232515" calcext:value-type="float">
            <text:p>6.72232515</text:p>
          </table:table-cell>
          <table:table-cell table:formula="of:=POWER([.C191]-6.75;2)" office:value-type="float" office:value="0.00076589732252252" calcext:value-type="float">
            <text:p>0.000765897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26939" calcext:value-type="float">
            <text:p>6.826939</text:p>
          </table:table-cell>
          <table:table-cell office:value-type="float" office:value="6.72266667" calcext:value-type="float">
            <text:p>6.72266667</text:p>
          </table:table-cell>
          <table:table-cell table:formula="of:=POWER([.C192]-6.75;2)" office:value-type="float" office:value="0.000747110928888915" calcext:value-type="float">
            <text:p>0.00074711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31439" calcext:value-type="float">
            <text:p>6.831439</text:p>
          </table:table-cell>
          <table:table-cell office:value-type="float" office:value="6.72290521" calcext:value-type="float">
            <text:p>6.72290521</text:p>
          </table:table-cell>
          <table:table-cell table:formula="of:=POWER([.C193]-6.75;2)" office:value-type="float" office:value="0.000734127645144078" calcext:value-type="float">
            <text:p>0.000734127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35467" calcext:value-type="float">
            <text:p>6.835467</text:p>
          </table:table-cell>
          <table:table-cell office:value-type="float" office:value="6.72294047" calcext:value-type="float">
            <text:p>6.72294047</text:p>
          </table:table-cell>
          <table:table-cell table:formula="of:=POWER([.C194]-6.75;2)" office:value-type="float" office:value="0.000732218163820891" calcext:value-type="float">
            <text:p>0.000732218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37098" calcext:value-type="float">
            <text:p>6.837098</text:p>
          </table:table-cell>
          <table:table-cell office:value-type="float" office:value="6.72270315" calcext:value-type="float">
            <text:p>6.72270315</text:p>
          </table:table-cell>
          <table:table-cell table:formula="of:=POWER([.C195]-6.75;2)" office:value-type="float" office:value="0.000745118019922496" calcext:value-type="float">
            <text:p>0.00074511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35652" calcext:value-type="float">
            <text:p>6.835652</text:p>
          </table:table-cell>
          <table:table-cell office:value-type="float" office:value="6.72216729" calcext:value-type="float">
            <text:p>6.72216729</text:p>
          </table:table-cell>
          <table:table-cell table:formula="of:=POWER([.C196]-6.75;2)" office:value-type="float" office:value="0.000774659745944111" calcext:value-type="float">
            <text:p>0.000774659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31796" calcext:value-type="float">
            <text:p>6.831796</text:p>
          </table:table-cell>
          <table:table-cell office:value-type="float" office:value="6.72135243" calcext:value-type="float">
            <text:p>6.72135243</text:p>
          </table:table-cell>
          <table:table-cell table:formula="of:=POWER([.C197]-6.75;2)" office:value-type="float" office:value="0.000820683266904923" calcext:value-type="float">
            <text:p>0.000820683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27038" calcext:value-type="float">
            <text:p>6.827038</text:p>
          </table:table-cell>
          <table:table-cell office:value-type="float" office:value="6.72031428" calcext:value-type="float">
            <text:p>6.72031428</text:p>
          </table:table-cell>
          <table:table-cell table:formula="of:=POWER([.C198]-6.75;2)" office:value-type="float" office:value="0.000881241971918388" calcext:value-type="float">
            <text:p>0.00088124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22856" calcext:value-type="float">
            <text:p>6.822856</text:p>
          </table:table-cell>
          <table:table-cell office:value-type="float" office:value="6.71912656" calcext:value-type="float">
            <text:p>6.71912656</text:p>
          </table:table-cell>
          <table:table-cell table:formula="of:=POWER([.C199]-6.75;2)" office:value-type="float" office:value="0.000953169297433581" calcext:value-type="float">
            <text:p>0.000953169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19856" calcext:value-type="float">
            <text:p>6.819856</text:p>
          </table:table-cell>
          <table:table-cell office:value-type="float" office:value="6.71786003" calcext:value-type="float">
            <text:p>6.71786003</text:p>
          </table:table-cell>
          <table:table-cell table:formula="of:=POWER([.C200]-6.75;2)" office:value-type="float" office:value="0.00103297767160092" calcext:value-type="float">
            <text:p>0.00103297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17305" calcext:value-type="float">
            <text:p>6.817305</text:p>
          </table:table-cell>
          <table:table-cell office:value-type="float" office:value="6.7165662" calcext:value-type="float">
            <text:p>6.7165662</text:p>
          </table:table-cell>
          <table:table-cell table:formula="of:=POWER([.C201]-6.75;2)" office:value-type="float" office:value="0.00111781898244" calcext:value-type="float">
            <text:p>0.0011178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13228" calcext:value-type="float">
            <text:p>6.813228</text:p>
          </table:table-cell>
          <table:table-cell office:value-type="float" office:value="6.71527178" calcext:value-type="float">
            <text:p>6.71527178</text:p>
          </table:table-cell>
          <table:table-cell table:formula="of:=POWER([.C202]-6.75;2)" office:value-type="float" office:value="0.00120604926436839" calcext:value-type="float">
            <text:p>0.00120604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05072" calcext:value-type="float">
            <text:p>6.805072</text:p>
          </table:table-cell>
          <table:table-cell office:value-type="float" office:value="6.71398611" calcext:value-type="float">
            <text:p>6.71398611</text:p>
          </table:table-cell>
          <table:table-cell table:formula="of:=POWER([.C203]-6.75;2)" office:value-type="float" office:value="0.00129700027293207" calcext:value-type="float">
            <text:p>0.001297000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90756" calcext:value-type="float">
            <text:p>6.790756</text:p>
          </table:table-cell>
          <table:table-cell office:value-type="float" office:value="6.71271842" calcext:value-type="float">
            <text:p>6.71271842</text:p>
          </table:table-cell>
          <table:table-cell table:formula="of:=POWER([.C204]-6.75;2)" office:value-type="float" office:value="0.00138991620729641" calcext:value-type="float">
            <text:p>0.001389916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69777" calcext:value-type="float">
            <text:p>6.769777</text:p>
          </table:table-cell>
          <table:table-cell office:value-type="float" office:value="6.71149702" calcext:value-type="float">
            <text:p>6.71149702</text:p>
          </table:table-cell>
          <table:table-cell table:formula="of:=POWER([.C205]-6.75;2)" office:value-type="float" office:value="0.00148247946888037" calcext:value-type="float">
            <text:p>0.001482479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43941" calcext:value-type="float">
            <text:p>6.743941</text:p>
          </table:table-cell>
          <table:table-cell office:value-type="float" office:value="6.71038044" calcext:value-type="float">
            <text:p>6.71038044</text:p>
          </table:table-cell>
          <table:table-cell table:formula="of:=POWER([.C206]-6.75;2)" office:value-type="float" office:value="0.00156970953459362" calcext:value-type="float">
            <text:p>0.001569709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17297" calcext:value-type="float">
            <text:p>6.717297</text:p>
          </table:table-cell>
          <table:table-cell office:value-type="float" office:value="6.70945183" calcext:value-type="float">
            <text:p>6.70945183</text:p>
          </table:table-cell>
          <table:table-cell table:formula="of:=POWER([.C207]-6.75;2)" office:value-type="float" office:value="0.00164415409034891" calcext:value-type="float">
            <text:p>0.001644154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95119" calcext:value-type="float">
            <text:p>6.695119</text:p>
          </table:table-cell>
          <table:table-cell office:value-type="float" office:value="6.70879333" calcext:value-type="float">
            <text:p>6.70879333</text:p>
          </table:table-cell>
          <table:table-cell table:formula="of:=POWER([.C208]-6.75;2)" office:value-type="float" office:value="0.00169798965248892" calcext:value-type="float">
            <text:p>0.001697989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82135" calcext:value-type="float">
            <text:p>6.682135</text:p>
          </table:table-cell>
          <table:table-cell office:value-type="float" office:value="6.70844467" calcext:value-type="float">
            <text:p>6.70844467</text:p>
          </table:table-cell>
          <table:table-cell table:formula="of:=POWER([.C209]-6.75;2)" office:value-type="float" office:value="0.00172684545140886" calcext:value-type="float">
            <text:p>0.001726845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80652" calcext:value-type="float">
            <text:p>6.680652</text:p>
          </table:table-cell>
          <table:table-cell office:value-type="float" office:value="6.70835983" calcext:value-type="float">
            <text:p>6.70835983</text:p>
          </table:table-cell>
          <table:table-cell table:formula="of:=POWER([.C210]-6.75;2)" office:value-type="float" office:value="0.0017339037576289" calcext:value-type="float">
            <text:p>0.001733903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89365" calcext:value-type="float">
            <text:p>6.689365</text:p>
          </table:table-cell>
          <table:table-cell office:value-type="float" office:value="6.70838127" calcext:value-type="float">
            <text:p>6.70838127</text:p>
          </table:table-cell>
          <table:table-cell table:formula="of:=POWER([.C211]-6.75;2)" office:value-type="float" office:value="0.00173211868681288" calcext:value-type="float">
            <text:p>0.00173211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03391" calcext:value-type="float">
            <text:p>6.703391</text:p>
          </table:table-cell>
          <table:table-cell office:value-type="float" office:value="6.7082499" calcext:value-type="float">
            <text:p>6.7082499</text:p>
          </table:table-cell>
          <table:table-cell table:formula="of:=POWER([.C212]-6.75;2)" office:value-type="float" office:value="0.00174307085000998" calcext:value-type="float">
            <text:p>0.001743070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15538" calcext:value-type="float">
            <text:p>6.715538</text:p>
          </table:table-cell>
          <table:table-cell office:value-type="float" office:value="6.70765845" calcext:value-type="float">
            <text:p>6.70765845</text:p>
          </table:table-cell>
          <table:table-cell table:formula="of:=POWER([.C213]-6.75;2)" office:value-type="float" office:value="0.00179280685640248" calcext:value-type="float">
            <text:p>0.001792806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18276" calcext:value-type="float">
            <text:p>6.718276</text:p>
          </table:table-cell>
          <table:table-cell office:value-type="float" office:value="6.70634" calcext:value-type="float">
            <text:p>6.70634</text:p>
          </table:table-cell>
          <table:table-cell table:formula="of:=POWER([.C214]-6.75;2)" office:value-type="float" office:value="0.0019061956" calcext:value-type="float">
            <text:p>0.001906195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05684" calcext:value-type="float">
            <text:p>6.705684</text:p>
          </table:table-cell>
          <table:table-cell office:value-type="float" office:value="6.70416758" calcext:value-type="float">
            <text:p>6.70416758</text:p>
          </table:table-cell>
          <table:table-cell table:formula="of:=POWER([.C215]-6.75;2)" office:value-type="float" office:value="0.0021006107230564" calcext:value-type="float">
            <text:p>0.002100610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74817" calcext:value-type="float">
            <text:p>6.674817</text:p>
          </table:table-cell>
          <table:table-cell office:value-type="float" office:value="6.70122981" calcext:value-type="float">
            <text:p>6.70122981</text:p>
          </table:table-cell>
          <table:table-cell table:formula="of:=POWER([.C216]-6.75;2)" office:value-type="float" office:value="0.00237853143263609" calcext:value-type="float">
            <text:p>0.002378531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26292" calcext:value-type="float">
            <text:p>6.626292</text:p>
          </table:table-cell>
          <table:table-cell office:value-type="float" office:value="6.69784526" calcext:value-type="float">
            <text:p>6.69784526</text:p>
          </table:table-cell>
          <table:table-cell table:formula="of:=POWER([.C217]-6.75;2)" office:value-type="float" office:value="0.00272011690446757" calcext:value-type="float">
            <text:p>0.002720116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564223" calcext:value-type="float">
            <text:p>6.564223</text:p>
          </table:table-cell>
          <table:table-cell office:value-type="float" office:value="6.69449313" calcext:value-type="float">
            <text:p>6.69449313</text:p>
          </table:table-cell>
          <table:table-cell table:formula="of:=POWER([.C218]-6.75;2)" office:value-type="float" office:value="0.00308101261719694" calcext:value-type="float">
            <text:p>0.003081012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495776" calcext:value-type="float">
            <text:p>6.495776</text:p>
          </table:table-cell>
          <table:table-cell office:value-type="float" office:value="6.69167144" calcext:value-type="float">
            <text:p>6.69167144</text:p>
          </table:table-cell>
          <table:table-cell table:formula="of:=POWER([.C219]-6.75;2)" office:value-type="float" office:value="0.00340222091167356" calcext:value-type="float">
            <text:p>0.003402220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43043" calcext:value-type="float">
            <text:p>6.43043</text:p>
          </table:table-cell>
          <table:table-cell office:value-type="float" office:value="6.68973264" calcext:value-type="float">
            <text:p>6.68973264</text:p>
          </table:table-cell>
          <table:table-cell table:formula="of:=POWER([.C220]-6.75;2)" office:value-type="float" office:value="0.00363215468136961" calcext:value-type="float">
            <text:p>0.003632154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378758" calcext:value-type="float">
            <text:p>6.378758</text:p>
          </table:table-cell>
          <table:table-cell office:value-type="float" office:value="6.68876178" calcext:value-type="float">
            <text:p>6.68876178</text:p>
          </table:table-cell>
          <table:table-cell table:formula="of:=POWER([.C221]-6.75;2)" office:value-type="float" office:value="0.00375011958876839" calcext:value-type="float">
            <text:p>0.003750119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350336" calcext:value-type="float">
            <text:p>6.350336</text:p>
          </table:table-cell>
          <table:table-cell office:value-type="float" office:value="6.68854152" calcext:value-type="float">
            <text:p>6.68854152</text:p>
          </table:table-cell>
          <table:table-cell table:formula="of:=POWER([.C222]-6.75;2)" office:value-type="float" office:value="0.00377714476391037" calcext:value-type="float">
            <text:p>0.003777144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350852" calcext:value-type="float">
            <text:p>6.350852</text:p>
          </table:table-cell>
          <table:table-cell office:value-type="float" office:value="6.68861149" calcext:value-type="float">
            <text:p>6.68861149</text:p>
          </table:table-cell>
          <table:table-cell table:formula="of:=POWER([.C223]-6.75;2)" office:value-type="float" office:value="0.00376854916002016" calcext:value-type="float">
            <text:p>0.00376854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379332" calcext:value-type="float">
            <text:p>6.379332</text:p>
          </table:table-cell>
          <table:table-cell office:value-type="float" office:value="6.68840141" calcext:value-type="float">
            <text:p>6.68840141</text:p>
          </table:table-cell>
          <table:table-cell table:formula="of:=POWER([.C224]-6.75;2)" office:value-type="float" office:value="0.0037943862899881" calcext:value-type="float">
            <text:p>0.003794386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427153" calcext:value-type="float">
            <text:p>6.427153</text:p>
          </table:table-cell>
          <table:table-cell office:value-type="float" office:value="6.68740349" calcext:value-type="float">
            <text:p>6.68740349</text:p>
          </table:table-cell>
          <table:table-cell table:formula="of:=POWER([.C225]-6.75;2)" office:value-type="float" office:value="0.00391832306418006" calcext:value-type="float">
            <text:p>0.003918323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479994" calcext:value-type="float">
            <text:p>6.479994</text:p>
          </table:table-cell>
          <table:table-cell office:value-type="float" office:value="6.68534316" calcext:value-type="float">
            <text:p>6.68534316</text:p>
          </table:table-cell>
          <table:table-cell table:formula="of:=POWER([.C226]-6.75;2)" office:value-type="float" office:value="0.00418050695878555" calcext:value-type="float">
            <text:p>0.00418050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22371" calcext:value-type="float">
            <text:p>6.522371</text:p>
          </table:table-cell>
          <table:table-cell office:value-type="float" office:value="6.68230906" calcext:value-type="float">
            <text:p>6.68230906</text:p>
          </table:table-cell>
          <table:table-cell table:formula="of:=POWER([.C227]-6.75;2)" office:value-type="float" office:value="0.00458206335808364" calcext:value-type="float">
            <text:p>0.004582063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42914" calcext:value-type="float">
            <text:p>6.542914</text:p>
          </table:table-cell>
          <table:table-cell office:value-type="float" office:value="6.67882352" calcext:value-type="float">
            <text:p>6.67882352</text:p>
          </table:table-cell>
          <table:table-cell table:formula="of:=POWER([.C228]-6.75;2)" office:value-type="float" office:value="0.00506609130519041" calcext:value-type="float">
            <text:p>0.005066091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53819" calcext:value-type="float">
            <text:p>6.53819</text:p>
          </table:table-cell>
          <table:table-cell office:value-type="float" office:value="6.67590416" calcext:value-type="float">
            <text:p>6.67590416</text:p>
          </table:table-cell>
          <table:table-cell table:formula="of:=POWER([.C229]-6.75;2)" office:value-type="float" office:value="0.0054901935053056" calcext:value-type="float">
            <text:p>0.005490193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13682" calcext:value-type="float">
            <text:p>6.513682</text:p>
          </table:table-cell>
          <table:table-cell office:value-type="float" office:value="6.67552272" calcext:value-type="float">
            <text:p>6.67552272</text:p>
          </table:table-cell>
          <table:table-cell table:formula="of:=POWER([.C230]-6.75;2)" office:value-type="float" office:value="0.0055468652361984" calcext:value-type="float">
            <text:p>0.00554686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81877" calcext:value-type="float">
            <text:p>6.481877</text:p>
          </table:table-cell>
          <table:table-cell office:value-type="float" office:value="6.68882233" calcext:value-type="float">
            <text:p>6.68882233</text:p>
          </table:table-cell>
          <table:table-cell table:formula="of:=POWER([.C231]-6.75;2)" office:value-type="float" office:value="0.00374270730662892" calcext:value-type="float">
            <text:p>0.00374270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458833" calcext:value-type="float">
            <text:p>6.458833</text:p>
          </table:table-cell>
          <table:table-cell office:value-type="float" office:value="6.67396901" calcext:value-type="float">
            <text:p>6.67396901</text:p>
          </table:table-cell>
          <table:table-cell table:formula="of:=POWER([.C232]-6.75;2)" office:value-type="float" office:value="0.00578071144038004" calcext:value-type="float">
            <text:p>0.00578071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461838" calcext:value-type="float">
            <text:p>6.461838</text:p>
          </table:table-cell>
          <table:table-cell office:value-type="float" office:value="6.66827682" calcext:value-type="float">
            <text:p>6.66827682</text:p>
          </table:table-cell>
          <table:table-cell table:formula="of:=POWER([.C233]-6.75;2)" office:value-type="float" office:value="0.0066786781493124" calcext:value-type="float">
            <text:p>0.006678678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12194" calcext:value-type="float">
            <text:p>6.512194</text:p>
          </table:table-cell>
          <table:table-cell office:value-type="float" office:value="6.66546307" calcext:value-type="float">
            <text:p>6.66546307</text:p>
          </table:table-cell>
          <table:table-cell table:formula="of:=POWER([.C234]-6.75;2)" office:value-type="float" office:value="0.00714649253382484" calcext:value-type="float">
            <text:p>0.007146492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54429" calcext:value-type="float">
            <text:p>6.654429</text:p>
          </table:table-cell>
          <table:table-cell office:value-type="float" office:value="6.66381284" calcext:value-type="float">
            <text:p>6.66381284</text:p>
          </table:table-cell>
          <table:table-cell table:formula="of:=POWER([.C235]-6.75;2)" office:value-type="float" office:value="0.00742822654886555" calcext:value-type="float">
            <text:p>0.007428226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076903" calcext:value-type="float">
            <text:p>7.076903</text:p>
          </table:table-cell>
          <table:table-cell office:value-type="float" office:value="6.66171414" calcext:value-type="float">
            <text:p>6.66171414</text:p>
          </table:table-cell>
          <table:table-cell table:formula="of:=POWER([.C236]-6.75;2)" office:value-type="float" office:value="0.00779439307593961" calcext:value-type="float">
            <text:p>0.007794393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.643762" calcext:value-type="float">
            <text:p>14.643762</text:p>
          </table:table-cell>
          <table:table-cell office:value-type="float" office:value="6.65587423" calcext:value-type="float">
            <text:p>6.65587423</text:p>
          </table:table-cell>
          <table:table-cell table:formula="of:=POWER([.C237]-6.75;2)" office:value-type="float" office:value="0.00885966057809286" calcext:value-type="float">
            <text:p>0.008859660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116359" calcext:value-type="float">
            <text:p>5.116359</text:p>
          </table:table-cell>
          <table:table-cell office:value-type="float" office:value="6.57453216" calcext:value-type="float">
            <text:p>6.57453216</text:p>
          </table:table-cell>
          <table:table-cell table:formula="of:=POWER([.C238]-6.75;2)" office:value-type="float" office:value="0.0307889628742655" calcext:value-type="float">
            <text:p>0.030788962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840472" calcext:value-type="float">
            <text:p>5.840472</text:p>
          </table:table-cell>
          <table:table-cell office:value-type="float" office:value="6.58847851" calcext:value-type="float">
            <text:p>6.58847851</text:p>
          </table:table-cell>
          <table:table-cell table:formula="of:=POWER([.C239]-6.75;2)" office:value-type="float" office:value="0.0260891917318202" calcext:value-type="float">
            <text:p>0.026089191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122663" calcext:value-type="float">
            <text:p>6.122663</text:p>
          </table:table-cell>
          <table:table-cell office:value-type="float" office:value="6.59517086" calcext:value-type="float">
            <text:p>6.59517086</text:p>
          </table:table-cell>
          <table:table-cell table:formula="of:=POWER([.C240]-6.75;2)" office:value-type="float" office:value="0.0239720625931397" calcext:value-type="float">
            <text:p>0.023972062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311119" calcext:value-type="float">
            <text:p>6.311119</text:p>
          </table:table-cell>
          <table:table-cell office:value-type="float" office:value="6.59906135" calcext:value-type="float">
            <text:p>6.59906135</text:p>
          </table:table-cell>
          <table:table-cell table:formula="of:=POWER([.C241]-6.75;2)" office:value-type="float" office:value="0.0227824760638224" calcext:value-type="float">
            <text:p>0.02278247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456159" calcext:value-type="float">
            <text:p>6.456159</text:p>
          </table:table-cell>
          <table:table-cell office:value-type="float" office:value="6.60112187" calcext:value-type="float">
            <text:p>6.60112187</text:p>
          </table:table-cell>
          <table:table-cell table:formula="of:=POWER([.C242]-6.75;2)" office:value-type="float" office:value="0.0221646975922969" calcext:value-type="float">
            <text:p>0.022164697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65609" calcext:value-type="float">
            <text:p>6.565609</text:p>
          </table:table-cell>
          <table:table-cell office:value-type="float" office:value="6.60179598" calcext:value-type="float">
            <text:p>6.60179598</text:p>
          </table:table-cell>
          <table:table-cell table:formula="of:=POWER([.C243]-6.75;2)" office:value-type="float" office:value="0.0219644315441603" calcext:value-type="float">
            <text:p>0.021964431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37823" calcext:value-type="float">
            <text:p>6.637823</text:p>
          </table:table-cell>
          <table:table-cell office:value-type="float" office:value="6.60143173" calcext:value-type="float">
            <text:p>6.60143173</text:p>
          </table:table-cell>
          <table:table-cell table:formula="of:=POWER([.C244]-6.75;2)" office:value-type="float" office:value="0.0220725308507929" calcext:value-type="float">
            <text:p>0.022072530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70975" calcext:value-type="float">
            <text:p>6.670975</text:p>
          </table:table-cell>
          <table:table-cell office:value-type="float" office:value="6.60040033" calcext:value-type="float">
            <text:p>6.60040033</text:p>
          </table:table-cell>
          <table:table-cell table:formula="of:=POWER([.C245]-6.75;2)" office:value-type="float" office:value="0.0223800612641088" calcext:value-type="float">
            <text:p>0.022380061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66882" calcext:value-type="float">
            <text:p>6.666882</text:p>
          </table:table-cell>
          <table:table-cell office:value-type="float" office:value="6.59911377" calcext:value-type="float">
            <text:p>6.59911377</text:p>
          </table:table-cell>
          <table:table-cell table:formula="of:=POWER([.C246]-6.75;2)" office:value-type="float" office:value="0.022766654403613" calcext:value-type="float">
            <text:p>0.02276665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32405" calcext:value-type="float">
            <text:p>6.632405</text:p>
          </table:table-cell>
          <table:table-cell office:value-type="float" office:value="6.5979832" calcext:value-type="float">
            <text:p>6.5979832</text:p>
          </table:table-cell>
          <table:table-cell table:formula="of:=POWER([.C247]-6.75;2)" office:value-type="float" office:value="0.0231091074822401" calcext:value-type="float">
            <text:p>0.023109107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578978" calcext:value-type="float">
            <text:p>6.578978</text:p>
          </table:table-cell>
          <table:table-cell office:value-type="float" office:value="6.59734729" calcext:value-type="float">
            <text:p>6.59734729</text:p>
          </table:table-cell>
          <table:table-cell table:formula="of:=POWER([.C248]-6.75;2)" office:value-type="float" office:value="0.0233028498703441" calcext:value-type="float">
            <text:p>0.023302849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20494" calcext:value-type="float">
            <text:p>6.520494</text:p>
          </table:table-cell>
          <table:table-cell office:value-type="float" office:value="6.59740545" calcext:value-type="float">
            <text:p>6.59740545</text:p>
          </table:table-cell>
          <table:table-cell table:formula="of:=POWER([.C249]-6.75;2)" office:value-type="float" office:value="0.0232850966897025" calcext:value-type="float">
            <text:p>0.023285096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4702" calcext:value-type="float">
            <text:p>6.4702</text:p>
          </table:table-cell>
          <table:table-cell office:value-type="float" office:value="6.59818664" calcext:value-type="float">
            <text:p>6.59818664</text:p>
          </table:table-cell>
          <table:table-cell table:formula="of:=POWER([.C250]-6.75;2)" office:value-type="float" office:value="0.0230472962744897" calcext:value-type="float">
            <text:p>0.02304729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37719" calcext:value-type="float">
            <text:p>6.437719</text:p>
          </table:table-cell>
          <table:table-cell office:value-type="float" office:value="6.59956644" calcext:value-type="float">
            <text:p>6.59956644</text:p>
          </table:table-cell>
          <table:table-cell table:formula="of:=POWER([.C251]-6.75;2)" office:value-type="float" office:value="0.0226302559742735" calcext:value-type="float">
            <text:p>0.02263025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27329" calcext:value-type="float">
            <text:p>6.427329</text:p>
          </table:table-cell>
          <table:table-cell office:value-type="float" office:value="6.60132286" calcext:value-type="float">
            <text:p>6.60132286</text:p>
          </table:table-cell>
          <table:table-cell table:formula="of:=POWER([.C252]-6.75;2)" office:value-type="float" office:value="0.0221048919585797" calcext:value-type="float">
            <text:p>0.02210489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37986" calcext:value-type="float">
            <text:p>6.437986</text:p>
          </table:table-cell>
          <table:table-cell office:value-type="float" office:value="6.60320651" calcext:value-type="float">
            <text:p>6.60320651</text:p>
          </table:table-cell>
          <table:table-cell table:formula="of:=POWER([.C253]-6.75;2)" office:value-type="float" office:value="0.0215483287063802" calcext:value-type="float">
            <text:p>0.021548328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464758" calcext:value-type="float">
            <text:p>6.464758</text:p>
          </table:table-cell>
          <table:table-cell office:value-type="float" office:value="6.60500032" calcext:value-type="float">
            <text:p>6.60500032</text:p>
          </table:table-cell>
          <table:table-cell table:formula="of:=POWER([.C254]-6.75;2)" office:value-type="float" office:value="0.0210249072001023" calcext:value-type="float">
            <text:p>0.021024907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00893" calcext:value-type="float">
            <text:p>6.500893</text:p>
          </table:table-cell>
          <table:table-cell office:value-type="float" office:value="6.6065549" calcext:value-type="float">
            <text:p>6.6065549</text:p>
          </table:table-cell>
          <table:table-cell table:formula="of:=POWER([.C255]-6.75;2)" office:value-type="float" office:value="0.02057649671401" calcext:value-type="float">
            <text:p>0.020576496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39791" calcext:value-type="float">
            <text:p>6.539791</text:p>
          </table:table-cell>
          <table:table-cell office:value-type="float" office:value="6.60779908" calcext:value-type="float">
            <text:p>6.60779908</text:p>
          </table:table-cell>
          <table:table-cell table:formula="of:=POWER([.C256]-6.75;2)" office:value-type="float" office:value="0.0202211016488463" calcext:value-type="float">
            <text:p>0.02022110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7647" calcext:value-type="float">
            <text:p>6.57647</text:p>
          </table:table-cell>
          <table:table-cell office:value-type="float" office:value="6.60873258" calcext:value-type="float">
            <text:p>6.60873258</text:p>
          </table:table-cell>
          <table:table-cell table:formula="of:=POWER([.C257]-6.75;2)" office:value-type="float" office:value="0.0199564839534564" calcext:value-type="float">
            <text:p>0.01995648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08226" calcext:value-type="float">
            <text:p>6.608226</text:p>
          </table:table-cell>
          <table:table-cell office:value-type="float" office:value="6.60940843" calcext:value-type="float">
            <text:p>6.60940843</text:p>
          </table:table-cell>
          <table:table-cell table:formula="of:=POWER([.C258]-6.75;2)" office:value-type="float" office:value="0.0197659895550648" calcext:value-type="float">
            <text:p>0.019765989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34385" calcext:value-type="float">
            <text:p>6.634385</text:p>
          </table:table-cell>
          <table:table-cell office:value-type="float" office:value="6.60991181" calcext:value-type="float">
            <text:p>6.60991181</text:p>
          </table:table-cell>
          <table:table-cell table:formula="of:=POWER([.C259]-6.75;2)" office:value-type="float" office:value="0.0196247009774761" calcext:value-type="float">
            <text:p>0.01962470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55299" calcext:value-type="float">
            <text:p>6.655299</text:p>
          </table:table-cell>
          <table:table-cell office:value-type="float" office:value="6.61034091" calcext:value-type="float">
            <text:p>6.61034091</text:p>
          </table:table-cell>
          <table:table-cell table:formula="of:=POWER([.C260]-6.75;2)" office:value-type="float" office:value="0.0195046614196282" calcext:value-type="float">
            <text:p>0.019504661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71188" calcext:value-type="float">
            <text:p>6.671188</text:p>
          </table:table-cell>
          <table:table-cell office:value-type="float" office:value="6.6107942" calcext:value-type="float">
            <text:p>6.6107942</text:p>
          </table:table-cell>
          <table:table-cell table:formula="of:=POWER([.C261]-6.75;2)" office:value-type="float" office:value="0.01937825475364" calcext:value-type="float">
            <text:p>0.019378254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81612" calcext:value-type="float">
            <text:p>6.681612</text:p>
          </table:table-cell>
          <table:table-cell office:value-type="float" office:value="6.61136459" calcext:value-type="float">
            <text:p>6.61136459</text:p>
          </table:table-cell>
          <table:table-cell table:formula="of:=POWER([.C262]-6.75;2)" office:value-type="float" office:value="0.0192197769058681" calcext:value-type="float">
            <text:p>0.01921977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85963" calcext:value-type="float">
            <text:p>6.685963</text:p>
          </table:table-cell>
          <table:table-cell office:value-type="float" office:value="6.61213519" calcext:value-type="float">
            <text:p>6.61213519</text:p>
          </table:table-cell>
          <table:table-cell table:formula="of:=POWER([.C263]-6.75;2)" office:value-type="float" office:value="0.0190067058363361" calcext:value-type="float">
            <text:p>0.01900670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8465" calcext:value-type="float">
            <text:p>6.68465</text:p>
          </table:table-cell>
          <table:table-cell office:value-type="float" office:value="6.61317004" calcext:value-type="float">
            <text:p>6.61317004</text:p>
          </table:table-cell>
          <table:table-cell table:formula="of:=POWER([.C264]-6.75;2)" office:value-type="float" office:value="0.0187224379536016" calcext:value-type="float">
            <text:p>0.01872243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80038" calcext:value-type="float">
            <text:p>6.680038</text:p>
          </table:table-cell>
          <table:table-cell office:value-type="float" office:value="6.61449738" calcext:value-type="float">
            <text:p>6.61449738</text:p>
          </table:table-cell>
          <table:table-cell table:formula="of:=POWER([.C265]-6.75;2)" office:value-type="float" office:value="0.0183609600268645" calcext:value-type="float">
            <text:p>0.0183609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76256" calcext:value-type="float">
            <text:p>6.676256</text:p>
          </table:table-cell>
          <table:table-cell office:value-type="float" office:value="6.6160917" calcext:value-type="float">
            <text:p>6.6160917</text:p>
          </table:table-cell>
          <table:table-cell table:formula="of:=POWER([.C266]-6.75;2)" office:value-type="float" office:value="0.01793143280889" calcext:value-type="float">
            <text:p>0.01793143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77787" calcext:value-type="float">
            <text:p>6.677787</text:p>
          </table:table-cell>
          <table:table-cell office:value-type="float" office:value="6.6178667" calcext:value-type="float">
            <text:p>6.6178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87562" calcext:value-type="float">
            <text:p>6.687562</text:p>
          </table:table-cell>
          <table:table-cell office:value-type="float" office:value="6.61968839" calcext:value-type="float">
            <text:p>6.6196883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05736" calcext:value-type="float">
            <text:p>6.705736</text:p>
          </table:table-cell>
          <table:table-cell office:value-type="float" office:value="6.62140757" calcext:value-type="float">
            <text:p>6.6214075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29822" calcext:value-type="float">
            <text:p>6.729822</text:p>
          </table:table-cell>
          <table:table-cell office:value-type="float" office:value="6.62289901" calcext:value-type="float">
            <text:p>6.6228990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56001" calcext:value-type="float">
            <text:p>6.756001</text:p>
          </table:table-cell>
          <table:table-cell office:value-type="float" office:value="6.6240907" calcext:value-type="float">
            <text:p>6.624090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80751" calcext:value-type="float">
            <text:p>6.780751</text:p>
          </table:table-cell>
          <table:table-cell office:value-type="float" office:value="6.62497197" calcext:value-type="float">
            <text:p>6.6249719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01906" calcext:value-type="float">
            <text:p>6.801906</text:p>
          </table:table-cell>
          <table:table-cell office:value-type="float" office:value="6.62558113" calcext:value-type="float">
            <text:p>6.6255811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18819" calcext:value-type="float">
            <text:p>6.818819</text:p>
          </table:table-cell>
          <table:table-cell office:value-type="float" office:value="6.6259824" calcext:value-type="float">
            <text:p>6.625982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31787" calcext:value-type="float">
            <text:p>6.831787</text:p>
          </table:table-cell>
          <table:table-cell office:value-type="float" office:value="6.6262433" calcext:value-type="float">
            <text:p>6.62624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41278" calcext:value-type="float">
            <text:p>6.841278</text:p>
          </table:table-cell>
          <table:table-cell office:value-type="float" office:value="6.62641953" calcext:value-type="float">
            <text:p>6.6264195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47404" calcext:value-type="float">
            <text:p>6.847404</text:p>
          </table:table-cell>
          <table:table-cell office:value-type="float" office:value="6.62654851" calcext:value-type="float">
            <text:p>6.6265485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49889" calcext:value-type="float">
            <text:p>6.849889</text:p>
          </table:table-cell>
          <table:table-cell office:value-type="float" office:value="6.62664936" calcext:value-type="float">
            <text:p>6.6266493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4846" calcext:value-type="float">
            <text:p>6.84846</text:p>
          </table:table-cell>
          <table:table-cell office:value-type="float" office:value="6.62672653" calcext:value-type="float">
            <text:p>6.6267265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43401" calcext:value-type="float">
            <text:p>6.843401</text:p>
          </table:table-cell>
          <table:table-cell office:value-type="float" office:value="6.62677499" calcext:value-type="float">
            <text:p>6.6267749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35906" calcext:value-type="float">
            <text:p>6.835906</text:p>
          </table:table-cell>
          <table:table-cell office:value-type="float" office:value="6.62678565" calcext:value-type="float">
            <text:p>6.6267856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28007" calcext:value-type="float">
            <text:p>6.828007</text:p>
          </table:table-cell>
          <table:table-cell office:value-type="float" office:value="6.62675007" calcext:value-type="float">
            <text:p>6.6267500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22026" calcext:value-type="float">
            <text:p>6.822026</text:p>
          </table:table-cell>
          <table:table-cell office:value-type="float" office:value="6.62666373" calcext:value-type="float">
            <text:p>6.6266637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19807" calcext:value-type="float">
            <text:p>6.819807</text:p>
          </table:table-cell>
          <table:table-cell office:value-type="float" office:value="6.62652762" calcext:value-type="float">
            <text:p>6.6265276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22097" calcext:value-type="float">
            <text:p>6.822097</text:p>
          </table:table-cell>
          <table:table-cell office:value-type="float" office:value="6.62634764" calcext:value-type="float">
            <text:p>6.6263476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28383" calcext:value-type="float">
            <text:p>6.828383</text:p>
          </table:table-cell>
          <table:table-cell office:value-type="float" office:value="6.62613127" calcext:value-type="float">
            <text:p>6.6261312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37201" calcext:value-type="float">
            <text:p>6.837201</text:p>
          </table:table-cell>
          <table:table-cell office:value-type="float" office:value="6.62588149" calcext:value-type="float">
            <text:p>6.6258814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84664" calcext:value-type="float">
            <text:p>6.84664</text:p>
          </table:table-cell>
          <table:table-cell office:value-type="float" office:value="6.62559025" calcext:value-type="float">
            <text:p>6.625590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54692" calcext:value-type="float">
            <text:p>6.854692</text:p>
          </table:table-cell>
          <table:table-cell office:value-type="float" office:value="6.62523568" calcext:value-type="float">
            <text:p>6.6252356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59348" calcext:value-type="float">
            <text:p>6.859348</text:p>
          </table:table-cell>
          <table:table-cell office:value-type="float" office:value="6.62478759" calcext:value-type="float">
            <text:p>6.6247875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58623" calcext:value-type="float">
            <text:p>6.858623</text:p>
          </table:table-cell>
          <table:table-cell office:value-type="float" office:value="6.62422175" calcext:value-type="float">
            <text:p>6.6242217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50793" calcext:value-type="float">
            <text:p>6.850793</text:p>
          </table:table-cell>
          <table:table-cell office:value-type="float" office:value="6.62353735" calcext:value-type="float">
            <text:p>6.6235373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34965" calcext:value-type="float">
            <text:p>6.834965</text:p>
          </table:table-cell>
          <table:table-cell office:value-type="float" office:value="6.6227685" calcext:value-type="float">
            <text:p>6.622768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11735" calcext:value-type="float">
            <text:p>6.811735</text:p>
          </table:table-cell>
          <table:table-cell office:value-type="float" office:value="6.62198157" calcext:value-type="float">
            <text:p>6.6219815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83512" calcext:value-type="float">
            <text:p>6.783512</text:p>
          </table:table-cell>
          <table:table-cell office:value-type="float" office:value="6.62125728" calcext:value-type="float">
            <text:p>6.6212572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54166" calcext:value-type="float">
            <text:p>6.754166</text:p>
          </table:table-cell>
          <table:table-cell office:value-type="float" office:value="6.62066399" calcext:value-type="float">
            <text:p>6.6206639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27981" calcext:value-type="float">
            <text:p>6.727981</text:p>
          </table:table-cell>
          <table:table-cell office:value-type="float" office:value="6.62023262" calcext:value-type="float">
            <text:p>6.62023262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08266" calcext:value-type="float">
            <text:p>6.708266</text:p>
          </table:table-cell>
          <table:table-cell office:value-type="float" office:value="6.61994269" calcext:value-type="float">
            <text:p>6.6199426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96203" calcext:value-type="float">
            <text:p>6.696203</text:p>
          </table:table-cell>
          <table:table-cell office:value-type="float" office:value="6.61972433" calcext:value-type="float">
            <text:p>6.6197243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90473" calcext:value-type="float">
            <text:p>6.690473</text:p>
          </table:table-cell>
          <table:table-cell office:value-type="float" office:value="6.61947595" calcext:value-type="float">
            <text:p>6.6194759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87863" calcext:value-type="float">
            <text:p>6.687863</text:p>
          </table:table-cell>
          <table:table-cell office:value-type="float" office:value="6.61909249" calcext:value-type="float">
            <text:p>6.6190924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84661" calcext:value-type="float">
            <text:p>6.684661</text:p>
          </table:table-cell>
          <table:table-cell office:value-type="float" office:value="6.61849584" calcext:value-type="float">
            <text:p>6.6184958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78303" calcext:value-type="float">
            <text:p>6.678303</text:p>
          </table:table-cell>
          <table:table-cell office:value-type="float" office:value="6.61765697" calcext:value-type="float">
            <text:p>6.6176569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68616" calcext:value-type="float">
            <text:p>6.668616</text:p>
          </table:table-cell>
          <table:table-cell office:value-type="float" office:value="6.61660054" calcext:value-type="float">
            <text:p>6.6166005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58119" calcext:value-type="float">
            <text:p>6.658119</text:p>
          </table:table-cell>
          <table:table-cell office:value-type="float" office:value="6.61538843" calcext:value-type="float">
            <text:p>6.6153884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5108" calcext:value-type="float">
            <text:p>6.65108</text:p>
          </table:table-cell>
          <table:table-cell office:value-type="float" office:value="6.61408758" calcext:value-type="float">
            <text:p>6.6140875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51447" calcext:value-type="float">
            <text:p>6.651447</text:p>
          </table:table-cell>
          <table:table-cell office:value-type="float" office:value="6.61273627" calcext:value-type="float">
            <text:p>6.6127362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60253" calcext:value-type="float">
            <text:p>6.660253</text:p>
          </table:table-cell>
          <table:table-cell office:value-type="float" office:value="6.61132554" calcext:value-type="float">
            <text:p>6.6113255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73651" calcext:value-type="float">
            <text:p>6.673651</text:p>
          </table:table-cell>
          <table:table-cell office:value-type="float" office:value="6.60980763" calcext:value-type="float">
            <text:p>6.6098076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82796" calcext:value-type="float">
            <text:p>6.682796</text:p>
          </table:table-cell>
          <table:table-cell office:value-type="float" office:value="6.60813031" calcext:value-type="float">
            <text:p>6.6081303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76228" calcext:value-type="float">
            <text:p>6.676228</text:p>
          </table:table-cell>
          <table:table-cell office:value-type="float" office:value="6.60628327" calcext:value-type="float">
            <text:p>6.6062832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44246" calcext:value-type="float">
            <text:p>6.644246</text:p>
          </table:table-cell>
          <table:table-cell office:value-type="float" office:value="6.60433527" calcext:value-type="float">
            <text:p>6.6043352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83693" calcext:value-type="float">
            <text:p>6.583693</text:p>
          </table:table-cell>
          <table:table-cell office:value-type="float" office:value="6.60244356" calcext:value-type="float">
            <text:p>6.6024435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01034" calcext:value-type="float">
            <text:p>6.501034</text:p>
          </table:table-cell>
          <table:table-cell office:value-type="float" office:value="6.60082778" calcext:value-type="float">
            <text:p>6.6008277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411907" calcext:value-type="float">
            <text:p>6.411907</text:p>
          </table:table-cell>
          <table:table-cell office:value-type="float" office:value="6.59971543" calcext:value-type="float">
            <text:p>6.5997154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36362" calcext:value-type="float">
            <text:p>6.336362</text:p>
          </table:table-cell>
          <table:table-cell office:value-type="float" office:value="6.59927895" calcext:value-type="float">
            <text:p>6.599278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291079" calcext:value-type="float">
            <text:p>6.291079</text:p>
          </table:table-cell>
          <table:table-cell office:value-type="float" office:value="6.5995917" calcext:value-type="float">
            <text:p>6.599591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282054" calcext:value-type="float">
            <text:p>6.282054</text:p>
          </table:table-cell>
          <table:table-cell office:value-type="float" office:value="6.60062286" calcext:value-type="float">
            <text:p>6.6006228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301896" calcext:value-type="float">
            <text:p>6.301896</text:p>
          </table:table-cell>
          <table:table-cell office:value-type="float" office:value="6.60226931" calcext:value-type="float">
            <text:p>6.6022693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333344" calcext:value-type="float">
            <text:p>6.333344</text:p>
          </table:table-cell>
          <table:table-cell office:value-type="float" office:value="6.60439702" calcext:value-type="float">
            <text:p>6.6043970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356732" calcext:value-type="float">
            <text:p>6.356732</text:p>
          </table:table-cell>
          <table:table-cell office:value-type="float" office:value="6.60685726" calcext:value-type="float">
            <text:p>6.6068572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357333" calcext:value-type="float">
            <text:p>6.357333</text:p>
          </table:table-cell>
          <table:table-cell office:value-type="float" office:value="6.60945393" calcext:value-type="float">
            <text:p>6.6094539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329844" calcext:value-type="float">
            <text:p>6.329844</text:p>
          </table:table-cell>
          <table:table-cell office:value-type="float" office:value="6.61179849" calcext:value-type="float">
            <text:p>6.6117984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27954" calcext:value-type="float">
            <text:p>6.27954</text:p>
          </table:table-cell>
          <table:table-cell office:value-type="float" office:value="6.61165118" calcext:value-type="float">
            <text:p>6.6116511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22112" calcext:value-type="float">
            <text:p>6.22112</text:p>
          </table:table-cell>
          <table:table-cell office:value-type="float" office:value="6.61736945" calcext:value-type="float">
            <text:p>6.6173694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176584" calcext:value-type="float">
            <text:p>6.176584</text:p>
          </table:table-cell>
          <table:table-cell office:value-type="float" office:value="6.62115181" calcext:value-type="float">
            <text:p>6.62115181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173817" calcext:value-type="float">
            <text:p>6.173817</text:p>
          </table:table-cell>
          <table:table-cell office:value-type="float" office:value="6.62405196" calcext:value-type="float">
            <text:p>6.6240519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250978" calcext:value-type="float">
            <text:p>6.250978</text:p>
          </table:table-cell>
          <table:table-cell office:value-type="float" office:value="6.62605849" calcext:value-type="float">
            <text:p>6.6260584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00046" calcext:value-type="float">
            <text:p>6.500046</text:p>
          </table:table-cell>
          <table:table-cell office:value-type="float" office:value="6.62680807" calcext:value-type="float">
            <text:p>6.6268080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843643" calcext:value-type="float">
            <text:p>7.843643</text:p>
          </table:table-cell>
          <table:table-cell office:value-type="float" office:value="6.62500933" calcext:value-type="float">
            <text:p>6.625009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996545" calcext:value-type="float">
            <text:p>4.996545</text:p>
          </table:table-cell>
          <table:table-cell office:value-type="float" office:value="6.61003033" calcext:value-type="float">
            <text:p>6.610030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889614" calcext:value-type="float">
            <text:p>5.889614</text:p>
          </table:table-cell>
          <table:table-cell office:value-type="float" office:value="6.62391413" calcext:value-type="float">
            <text:p>6.6239141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180463" calcext:value-type="float">
            <text:p>6.180463</text:p>
          </table:table-cell>
          <table:table-cell office:value-type="float" office:value="6.62922983" calcext:value-type="float">
            <text:p>6.6292298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347171" calcext:value-type="float">
            <text:p>6.347171</text:p>
          </table:table-cell>
          <table:table-cell office:value-type="float" office:value="6.63187565" calcext:value-type="float">
            <text:p>6.6318756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44559" calcext:value-type="float">
            <text:p>6.444559</text:p>
          </table:table-cell>
          <table:table-cell office:value-type="float" office:value="6.63296385" calcext:value-type="float">
            <text:p>6.6329638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92912" calcext:value-type="float">
            <text:p>6.492912</text:p>
          </table:table-cell>
          <table:table-cell office:value-type="float" office:value="6.63312193" calcext:value-type="float">
            <text:p>6.6331219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09555" calcext:value-type="float">
            <text:p>6.509555</text:p>
          </table:table-cell>
          <table:table-cell office:value-type="float" office:value="6.63286168" calcext:value-type="float">
            <text:p>6.6328616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10994" calcext:value-type="float">
            <text:p>6.510994</text:p>
          </table:table-cell>
          <table:table-cell office:value-type="float" office:value="6.63258647" calcext:value-type="float">
            <text:p>6.6325864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09707" calcext:value-type="float">
            <text:p>6.509707</text:p>
          </table:table-cell>
          <table:table-cell office:value-type="float" office:value="6.63255018" calcext:value-type="float">
            <text:p>6.6325501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511712" calcext:value-type="float">
            <text:p>6.511712</text:p>
          </table:table-cell>
          <table:table-cell office:value-type="float" office:value="6.63284916" calcext:value-type="float">
            <text:p>6.6328491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17171" calcext:value-type="float">
            <text:p>6.517171</text:p>
          </table:table-cell>
          <table:table-cell office:value-type="float" office:value="6.63346055" calcext:value-type="float">
            <text:p>6.6334605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2357" calcext:value-type="float">
            <text:p>6.52357</text:p>
          </table:table-cell>
          <table:table-cell office:value-type="float" office:value="6.63430251" calcext:value-type="float">
            <text:p>6.6343025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29184" calcext:value-type="float">
            <text:p>6.529184</text:p>
          </table:table-cell>
          <table:table-cell office:value-type="float" office:value="6.63528242" calcext:value-type="float">
            <text:p>6.635282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34683" calcext:value-type="float">
            <text:p>6.534683</text:p>
          </table:table-cell>
          <table:table-cell office:value-type="float" office:value="6.63631627" calcext:value-type="float">
            <text:p>6.6363162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42319" calcext:value-type="float">
            <text:p>6.542319</text:p>
          </table:table-cell>
          <table:table-cell office:value-type="float" office:value="6.63732605" calcext:value-type="float">
            <text:p>6.6373260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53825" calcext:value-type="float">
            <text:p>6.553825</text:p>
          </table:table-cell>
          <table:table-cell office:value-type="float" office:value="6.63823428" calcext:value-type="float">
            <text:p>6.6382342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68814" calcext:value-type="float">
            <text:p>6.568814</text:p>
          </table:table-cell>
          <table:table-cell office:value-type="float" office:value="6.63897058" calcext:value-type="float">
            <text:p>6.6389705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584794" calcext:value-type="float">
            <text:p>6.584794</text:p>
          </table:table-cell>
          <table:table-cell office:value-type="float" office:value="6.6394909" calcext:value-type="float">
            <text:p>6.639490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98613" calcext:value-type="float">
            <text:p>6.598613</text:p>
          </table:table-cell>
          <table:table-cell office:value-type="float" office:value="6.63979857" calcext:value-type="float">
            <text:p>6.6397985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0818" calcext:value-type="float">
            <text:p>6.60818</text:p>
          </table:table-cell>
          <table:table-cell office:value-type="float" office:value="6.63995387" calcext:value-type="float">
            <text:p>6.6399538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13361" calcext:value-type="float">
            <text:p>6.613361</text:p>
          </table:table-cell>
          <table:table-cell office:value-type="float" office:value="6.64006539" calcext:value-type="float">
            <text:p>6.6400653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15694" calcext:value-type="float">
            <text:p>6.615694</text:p>
          </table:table-cell>
          <table:table-cell office:value-type="float" office:value="6.64026516" calcext:value-type="float">
            <text:p>6.6402651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17367" calcext:value-type="float">
            <text:p>6.617367</text:p>
          </table:table-cell>
          <table:table-cell office:value-type="float" office:value="6.64067549" calcext:value-type="float">
            <text:p>6.6406754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20216" calcext:value-type="float">
            <text:p>6.620216</text:p>
          </table:table-cell>
          <table:table-cell office:value-type="float" office:value="6.6413777" calcext:value-type="float">
            <text:p>6.641377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25311" calcext:value-type="float">
            <text:p>6.625311</text:p>
          </table:table-cell>
          <table:table-cell office:value-type="float" office:value="6.64239184" calcext:value-type="float">
            <text:p>6.6423918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33141" calcext:value-type="float">
            <text:p>6.633141</text:p>
          </table:table-cell>
          <table:table-cell office:value-type="float" office:value="6.64367279" calcext:value-type="float">
            <text:p>6.6436727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44055" calcext:value-type="float">
            <text:p>6.644055</text:p>
          </table:table-cell>
          <table:table-cell office:value-type="float" office:value="6.64512375" calcext:value-type="float">
            <text:p>6.645123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58564" calcext:value-type="float">
            <text:p>6.658564</text:p>
          </table:table-cell>
          <table:table-cell office:value-type="float" office:value="6.64662286" calcext:value-type="float">
            <text:p>6.6466228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77295" calcext:value-type="float">
            <text:p>6.677295</text:p>
          </table:table-cell>
          <table:table-cell office:value-type="float" office:value="6.64805411" calcext:value-type="float">
            <text:p>6.6480541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00628" calcext:value-type="float">
            <text:p>6.700628</text:p>
          </table:table-cell>
          <table:table-cell office:value-type="float" office:value="6.64933185" calcext:value-type="float">
            <text:p>6.6493318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28227" calcext:value-type="float">
            <text:p>6.728227</text:p>
          </table:table-cell>
          <table:table-cell office:value-type="float" office:value="6.65041047" calcext:value-type="float">
            <text:p>6.6504104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58672" calcext:value-type="float">
            <text:p>6.758672</text:p>
          </table:table-cell>
          <table:table-cell office:value-type="float" office:value="6.65127788" calcext:value-type="float">
            <text:p>6.6512778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89448" calcext:value-type="float">
            <text:p>6.789448</text:p>
          </table:table-cell>
          <table:table-cell office:value-type="float" office:value="6.6519398" calcext:value-type="float">
            <text:p>6.651939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17384" calcext:value-type="float">
            <text:p>6.817384</text:p>
          </table:table-cell>
          <table:table-cell office:value-type="float" office:value="6.65240543" calcext:value-type="float">
            <text:p>6.6524054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3947" calcext:value-type="float">
            <text:p>6.83947</text:p>
          </table:table-cell>
          <table:table-cell office:value-type="float" office:value="6.65268192" calcext:value-type="float">
            <text:p>6.6526819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53756" calcext:value-type="float">
            <text:p>6.853756</text:p>
          </table:table-cell>
          <table:table-cell office:value-type="float" office:value="6.65277748" calcext:value-type="float">
            <text:p>6.6527774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59956" calcext:value-type="float">
            <text:p>6.859956</text:p>
          </table:table-cell>
          <table:table-cell office:value-type="float" office:value="6.65270745" calcext:value-type="float">
            <text:p>6.6527074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5948" calcext:value-type="float">
            <text:p>6.85948</text:p>
          </table:table-cell>
          <table:table-cell office:value-type="float" office:value="6.65249775" calcext:value-type="float">
            <text:p>6.652497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5488" calcext:value-type="float">
            <text:p>6.85488</text:p>
          </table:table-cell>
          <table:table-cell office:value-type="float" office:value="6.65218417" calcext:value-type="float">
            <text:p>6.6521841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48991" calcext:value-type="float">
            <text:p>6.848991</text:p>
          </table:table-cell>
          <table:table-cell office:value-type="float" office:value="6.6518096" calcext:value-type="float">
            <text:p>6.651809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44128" calcext:value-type="float">
            <text:p>6.844128</text:p>
          </table:table-cell>
          <table:table-cell office:value-type="float" office:value="6.65142133" calcext:value-type="float">
            <text:p>6.651421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41667" calcext:value-type="float">
            <text:p>6.841667</text:p>
          </table:table-cell>
          <table:table-cell office:value-type="float" office:value="6.6510683" calcext:value-type="float">
            <text:p>6.651068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42033" calcext:value-type="float">
            <text:p>6.842033</text:p>
          </table:table-cell>
          <table:table-cell office:value-type="float" office:value="6.65079609" calcext:value-type="float">
            <text:p>6.6507960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44909" calcext:value-type="float">
            <text:p>6.844909</text:p>
          </table:table-cell>
          <table:table-cell office:value-type="float" office:value="6.65063879" calcext:value-type="float">
            <text:p>6.6506387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4941" calcext:value-type="float">
            <text:p>6.84941</text:p>
          </table:table-cell>
          <table:table-cell office:value-type="float" office:value="6.65060975" calcext:value-type="float">
            <text:p>6.650609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54176" calcext:value-type="float">
            <text:p>6.854176</text:p>
          </table:table-cell>
          <table:table-cell office:value-type="float" office:value="6.65069547" calcext:value-type="float">
            <text:p>6.6506954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57489" calcext:value-type="float">
            <text:p>6.857489</text:p>
          </table:table-cell>
          <table:table-cell office:value-type="float" office:value="6.65085558" calcext:value-type="float">
            <text:p>6.6508555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57606" calcext:value-type="float">
            <text:p>6.857606</text:p>
          </table:table-cell>
          <table:table-cell office:value-type="float" office:value="6.65102928" calcext:value-type="float">
            <text:p>6.6510292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53306" calcext:value-type="float">
            <text:p>6.853306</text:p>
          </table:table-cell>
          <table:table-cell office:value-type="float" office:value="6.65114567" calcext:value-type="float">
            <text:p>6.6511456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44467" calcext:value-type="float">
            <text:p>6.844467</text:p>
          </table:table-cell>
          <table:table-cell office:value-type="float" office:value="6.65113497" calcext:value-type="float">
            <text:p>6.6511349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32348" calcext:value-type="float">
            <text:p>6.832348</text:p>
          </table:table-cell>
          <table:table-cell office:value-type="float" office:value="6.65093834" calcext:value-type="float">
            <text:p>6.6509383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19373" calcext:value-type="float">
            <text:p>6.819373</text:p>
          </table:table-cell>
          <table:table-cell office:value-type="float" office:value="6.6505156" calcext:value-type="float">
            <text:p>6.650515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08415" calcext:value-type="float">
            <text:p>6.808415</text:p>
          </table:table-cell>
          <table:table-cell office:value-type="float" office:value="6.64985094" calcext:value-type="float">
            <text:p>6.6498509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01809" calcext:value-type="float">
            <text:p>6.801809</text:p>
          </table:table-cell>
          <table:table-cell office:value-type="float" office:value="6.64895671" calcext:value-type="float">
            <text:p>6.6489567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0046" calcext:value-type="float">
            <text:p>6.80046</text:p>
          </table:table-cell>
          <table:table-cell office:value-type="float" office:value="6.64787472" calcext:value-type="float">
            <text:p>6.6478747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03405" calcext:value-type="float">
            <text:p>6.803405</text:p>
          </table:table-cell>
          <table:table-cell office:value-type="float" office:value="6.64667304" calcext:value-type="float">
            <text:p>6.6466730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08077" calcext:value-type="float">
            <text:p>6.808077</text:p>
          </table:table-cell>
          <table:table-cell office:value-type="float" office:value="6.6454362" calcext:value-type="float">
            <text:p>6.6454362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811183" calcext:value-type="float">
            <text:p>6.811183</text:p>
          </table:table-cell>
          <table:table-cell office:value-type="float" office:value="6.64424793" calcext:value-type="float">
            <text:p>6.6442479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809883" calcext:value-type="float">
            <text:p>6.809883</text:p>
          </table:table-cell>
          <table:table-cell office:value-type="float" office:value="6.64316974" calcext:value-type="float">
            <text:p>6.6431697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802764" calcext:value-type="float">
            <text:p>6.802764</text:p>
          </table:table-cell>
          <table:table-cell office:value-type="float" office:value="6.64222204" calcext:value-type="float">
            <text:p>6.6422220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90183" calcext:value-type="float">
            <text:p>6.790183</text:p>
          </table:table-cell>
          <table:table-cell office:value-type="float" office:value="6.64137529" calcext:value-type="float">
            <text:p>6.6413752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73908" calcext:value-type="float">
            <text:p>6.773908</text:p>
          </table:table-cell>
          <table:table-cell office:value-type="float" office:value="6.64055555" calcext:value-type="float">
            <text:p>6.6405555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56272" calcext:value-type="float">
            <text:p>6.756272</text:p>
          </table:table-cell>
          <table:table-cell office:value-type="float" office:value="6.63966213" calcext:value-type="float">
            <text:p>6.6396621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39306" calcext:value-type="float">
            <text:p>6.739306</text:p>
          </table:table-cell>
          <table:table-cell office:value-type="float" office:value="6.63859048" calcext:value-type="float">
            <text:p>6.6385904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24183" calcext:value-type="float">
            <text:p>6.724183</text:p>
          </table:table-cell>
          <table:table-cell office:value-type="float" office:value="6.6372525" calcext:value-type="float">
            <text:p>6.637252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11029" calcext:value-type="float">
            <text:p>6.711029</text:p>
          </table:table-cell>
          <table:table-cell office:value-type="float" office:value="6.6355922" calcext:value-type="float">
            <text:p>6.635592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98988" calcext:value-type="float">
            <text:p>6.698988</text:p>
          </table:table-cell>
          <table:table-cell office:value-type="float" office:value="6.63360181" calcext:value-type="float">
            <text:p>6.6336018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8643" calcext:value-type="float">
            <text:p>6.68643</text:p>
          </table:table-cell>
          <table:table-cell office:value-type="float" office:value="6.63134415" calcext:value-type="float">
            <text:p>6.6313441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71365" calcext:value-type="float">
            <text:p>6.671365</text:p>
          </table:table-cell>
          <table:table-cell office:value-type="float" office:value="6.62897651" calcext:value-type="float">
            <text:p>6.6289765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52127" calcext:value-type="float">
            <text:p>6.652127</text:p>
          </table:table-cell>
          <table:table-cell office:value-type="float" office:value="6.62675545" calcext:value-type="float">
            <text:p>6.6267554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28198" calcext:value-type="float">
            <text:p>6.628198</text:p>
          </table:table-cell>
          <table:table-cell office:value-type="float" office:value="6.62499671" calcext:value-type="float">
            <text:p>6.6249967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00774" calcext:value-type="float">
            <text:p>6.600774</text:p>
          </table:table-cell>
          <table:table-cell office:value-type="float" office:value="6.62398329" calcext:value-type="float">
            <text:p>6.6239832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7266" calcext:value-type="float">
            <text:p>6.57266</text:p>
          </table:table-cell>
          <table:table-cell office:value-type="float" office:value="6.62385085" calcext:value-type="float">
            <text:p>6.6238508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47405" calcext:value-type="float">
            <text:p>6.547405</text:p>
          </table:table-cell>
          <table:table-cell office:value-type="float" office:value="6.62450522" calcext:value-type="float">
            <text:p>6.6245052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28034" calcext:value-type="float">
            <text:p>6.528034</text:p>
          </table:table-cell>
          <table:table-cell office:value-type="float" office:value="6.62561861" calcext:value-type="float">
            <text:p>6.6256186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15949" calcext:value-type="float">
            <text:p>6.515949</text:p>
          </table:table-cell>
          <table:table-cell office:value-type="float" office:value="6.62671432" calcext:value-type="float">
            <text:p>6.6267143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10374" calcext:value-type="float">
            <text:p>6.510374</text:p>
          </table:table-cell>
          <table:table-cell office:value-type="float" office:value="6.62731007" calcext:value-type="float">
            <text:p>6.6273100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08462" calcext:value-type="float">
            <text:p>6.508462</text:p>
          </table:table-cell>
          <table:table-cell office:value-type="float" office:value="6.62706769" calcext:value-type="float">
            <text:p>6.6270676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05919" calcext:value-type="float">
            <text:p>6.505919</text:p>
          </table:table-cell>
          <table:table-cell office:value-type="float" office:value="6.62589587" calcext:value-type="float">
            <text:p>6.6258958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498092" calcext:value-type="float">
            <text:p>6.498092</text:p>
          </table:table-cell>
          <table:table-cell office:value-type="float" office:value="6.62397019" calcext:value-type="float">
            <text:p>6.6239701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481428" calcext:value-type="float">
            <text:p>6.481428</text:p>
          </table:table-cell>
          <table:table-cell office:value-type="float" office:value="6.6216634" calcext:value-type="float">
            <text:p>6.621663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455075" calcext:value-type="float">
            <text:p>6.455075</text:p>
          </table:table-cell>
          <table:table-cell office:value-type="float" office:value="6.61941042" calcext:value-type="float">
            <text:p>6.6194104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22115" calcext:value-type="float">
            <text:p>6.422115</text:p>
          </table:table-cell>
          <table:table-cell office:value-type="float" office:value="6.61755017" calcext:value-type="float">
            <text:p>6.6175501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389799" calcext:value-type="float">
            <text:p>6.389799</text:p>
          </table:table-cell>
          <table:table-cell office:value-type="float" office:value="6.61617655" calcext:value-type="float">
            <text:p>6.6161765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368259" calcext:value-type="float">
            <text:p>6.368259</text:p>
          </table:table-cell>
          <table:table-cell office:value-type="float" office:value="6.61498007" calcext:value-type="float">
            <text:p>6.6149800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367637" calcext:value-type="float">
            <text:p>6.367637</text:p>
          </table:table-cell>
          <table:table-cell office:value-type="float" office:value="6.61285458" calcext:value-type="float">
            <text:p>6.6128545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394195" calcext:value-type="float">
            <text:p>6.394195</text:p>
          </table:table-cell>
          <table:table-cell office:value-type="float" office:value="6.60445732" calcext:value-type="float">
            <text:p>6.6044573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446699" calcext:value-type="float">
            <text:p>6.446699</text:p>
          </table:table-cell>
          <table:table-cell office:value-type="float" office:value="6.625649" calcext:value-type="float">
            <text:p>6.62564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14667" calcext:value-type="float">
            <text:p>6.514667</text:p>
          </table:table-cell>
          <table:table-cell office:value-type="float" office:value="6.63176485" calcext:value-type="float">
            <text:p>6.6317648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79368" calcext:value-type="float">
            <text:p>6.579368</text:p>
          </table:table-cell>
          <table:table-cell office:value-type="float" office:value="6.6347372" calcext:value-type="float">
            <text:p>6.634737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16399" calcext:value-type="float">
            <text:p>6.616399</text:p>
          </table:table-cell>
          <table:table-cell office:value-type="float" office:value="6.63584914" calcext:value-type="float">
            <text:p>6.6358491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91789" calcext:value-type="float">
            <text:p>6.591789</text:p>
          </table:table-cell>
          <table:table-cell office:value-type="float" office:value="6.6358278" calcext:value-type="float">
            <text:p>6.635827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315113" calcext:value-type="float">
            <text:p>6.315113</text:p>
          </table:table-cell>
          <table:table-cell office:value-type="float" office:value="6.63555168" calcext:value-type="float">
            <text:p>6.6355516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51367" calcext:value-type="float">
            <text:p>6.851367</text:p>
          </table:table-cell>
          <table:table-cell office:value-type="float" office:value="6.63771366" calcext:value-type="float">
            <text:p>6.6377136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99356" calcext:value-type="float">
            <text:p>6.599356</text:p>
          </table:table-cell>
          <table:table-cell office:value-type="float" office:value="6.63428751" calcext:value-type="float">
            <text:p>6.6342875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66599" calcext:value-type="float">
            <text:p>6.466599</text:p>
          </table:table-cell>
          <table:table-cell office:value-type="float" office:value="6.63320804" calcext:value-type="float">
            <text:p>6.6332080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37447" calcext:value-type="float">
            <text:p>6.37447</text:p>
          </table:table-cell>
          <table:table-cell office:value-type="float" office:value="6.63331206" calcext:value-type="float">
            <text:p>6.6333120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325936" calcext:value-type="float">
            <text:p>6.325936</text:p>
          </table:table-cell>
          <table:table-cell office:value-type="float" office:value="6.63423008" calcext:value-type="float">
            <text:p>6.6342300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320172" calcext:value-type="float">
            <text:p>6.320172</text:p>
          </table:table-cell>
          <table:table-cell office:value-type="float" office:value="6.63558978" calcext:value-type="float">
            <text:p>6.6355897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45743" calcext:value-type="float">
            <text:p>6.345743</text:p>
          </table:table-cell>
          <table:table-cell office:value-type="float" office:value="6.63705379" calcext:value-type="float">
            <text:p>6.6370537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384925" calcext:value-type="float">
            <text:p>6.384925</text:p>
          </table:table-cell>
          <table:table-cell office:value-type="float" office:value="6.63840653" calcext:value-type="float">
            <text:p>6.6384065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421184" calcext:value-type="float">
            <text:p>6.421184</text:p>
          </table:table-cell>
          <table:table-cell office:value-type="float" office:value="6.63958894" calcext:value-type="float">
            <text:p>6.63958894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445045" calcext:value-type="float">
            <text:p>6.445045</text:p>
          </table:table-cell>
          <table:table-cell office:value-type="float" office:value="6.64066393" calcext:value-type="float">
            <text:p>6.6406639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455991" calcext:value-type="float">
            <text:p>6.455991</text:p>
          </table:table-cell>
          <table:table-cell office:value-type="float" office:value="6.64173998" calcext:value-type="float">
            <text:p>6.6417399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60367" calcext:value-type="float">
            <text:p>6.460367</text:p>
          </table:table-cell>
          <table:table-cell office:value-type="float" office:value="6.64289516" calcext:value-type="float">
            <text:p>6.6428951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66887" calcext:value-type="float">
            <text:p>6.466887</text:p>
          </table:table-cell>
          <table:table-cell office:value-type="float" office:value="6.64413474" calcext:value-type="float">
            <text:p>6.6441347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82034" calcext:value-type="float">
            <text:p>6.482034</text:p>
          </table:table-cell>
          <table:table-cell office:value-type="float" office:value="6.64539434" calcext:value-type="float">
            <text:p>6.6453943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507365" calcext:value-type="float">
            <text:p>6.507365</text:p>
          </table:table-cell>
          <table:table-cell office:value-type="float" office:value="6.64657781" calcext:value-type="float">
            <text:p>6.6465778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39605" calcext:value-type="float">
            <text:p>6.539605</text:p>
          </table:table-cell>
          <table:table-cell office:value-type="float" office:value="6.64760525" calcext:value-type="float">
            <text:p>6.647605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572851" calcext:value-type="float">
            <text:p>6.572851</text:p>
          </table:table-cell>
          <table:table-cell office:value-type="float" office:value="6.64844594" calcext:value-type="float">
            <text:p>6.6484459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01367" calcext:value-type="float">
            <text:p>6.601367</text:p>
          </table:table-cell>
          <table:table-cell office:value-type="float" office:value="6.649125" calcext:value-type="float">
            <text:p>6.6491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21561" calcext:value-type="float">
            <text:p>6.621561</text:p>
          </table:table-cell>
          <table:table-cell office:value-type="float" office:value="6.64970877" calcext:value-type="float">
            <text:p>6.6497087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32569" calcext:value-type="float">
            <text:p>6.632569</text:p>
          </table:table-cell>
          <table:table-cell office:value-type="float" office:value="6.65028306" calcext:value-type="float">
            <text:p>6.6502830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35661" calcext:value-type="float">
            <text:p>6.635661</text:p>
          </table:table-cell>
          <table:table-cell office:value-type="float" office:value="6.65093589" calcext:value-type="float">
            <text:p>6.6509358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33142" calcext:value-type="float">
            <text:p>6.633142</text:p>
          </table:table-cell>
          <table:table-cell office:value-type="float" office:value="6.65174792" calcext:value-type="float">
            <text:p>6.6517479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27455" calcext:value-type="float">
            <text:p>6.627455</text:p>
          </table:table-cell>
          <table:table-cell office:value-type="float" office:value="6.65278632" calcext:value-type="float">
            <text:p>6.6527863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20846" calcext:value-type="float">
            <text:p>6.620846</text:p>
          </table:table-cell>
          <table:table-cell office:value-type="float" office:value="6.65409574" calcext:value-type="float">
            <text:p>6.6540957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15561" calcext:value-type="float">
            <text:p>6.615561</text:p>
          </table:table-cell>
          <table:table-cell office:value-type="float" office:value="6.6556837" calcext:value-type="float">
            <text:p>6.655683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14143" calcext:value-type="float">
            <text:p>6.614143</text:p>
          </table:table-cell>
          <table:table-cell office:value-type="float" office:value="6.65750442" calcext:value-type="float">
            <text:p>6.6575044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19332" calcext:value-type="float">
            <text:p>6.619332</text:p>
          </table:table-cell>
          <table:table-cell office:value-type="float" office:value="6.65945033" calcext:value-type="float">
            <text:p>6.6594503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33338" calcext:value-type="float">
            <text:p>6.633338</text:p>
          </table:table-cell>
          <table:table-cell office:value-type="float" office:value="6.66136159" calcext:value-type="float">
            <text:p>6.6613615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56727" calcext:value-type="float">
            <text:p>6.656727</text:p>
          </table:table-cell>
          <table:table-cell office:value-type="float" office:value="6.66305781" calcext:value-type="float">
            <text:p>6.6630578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87588" calcext:value-type="float">
            <text:p>6.687588</text:p>
          </table:table-cell>
          <table:table-cell office:value-type="float" office:value="6.664386" calcext:value-type="float">
            <text:p>6.66438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2163" calcext:value-type="float">
            <text:p>6.72163</text:p>
          </table:table-cell>
          <table:table-cell office:value-type="float" office:value="6.66526803" calcext:value-type="float">
            <text:p>6.6652680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53406" calcext:value-type="float">
            <text:p>6.753406</text:p>
          </table:table-cell>
          <table:table-cell office:value-type="float" office:value="6.66572733" calcext:value-type="float">
            <text:p>6.665727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78237" calcext:value-type="float">
            <text:p>6.778237</text:p>
          </table:table-cell>
          <table:table-cell office:value-type="float" office:value="6.66588159" calcext:value-type="float">
            <text:p>6.6658815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93966" calcext:value-type="float">
            <text:p>6.793966</text:p>
          </table:table-cell>
          <table:table-cell office:value-type="float" office:value="6.66590304" calcext:value-type="float">
            <text:p>6.6659030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01689" calcext:value-type="float">
            <text:p>6.801689</text:p>
          </table:table-cell>
          <table:table-cell office:value-type="float" office:value="6.66596235" calcext:value-type="float">
            <text:p>6.6659623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05069" calcext:value-type="float">
            <text:p>6.805069</text:p>
          </table:table-cell>
          <table:table-cell office:value-type="float" office:value="6.66617811" calcext:value-type="float">
            <text:p>6.6661781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0849" calcext:value-type="float">
            <text:p>6.80849</text:p>
          </table:table-cell>
          <table:table-cell office:value-type="float" office:value="6.66658944" calcext:value-type="float">
            <text:p>6.6665894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14968" calcext:value-type="float">
            <text:p>6.814968</text:p>
          </table:table-cell>
          <table:table-cell office:value-type="float" office:value="6.66715874" calcext:value-type="float">
            <text:p>6.6671587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24864" calcext:value-type="float">
            <text:p>6.824864</text:p>
          </table:table-cell>
          <table:table-cell office:value-type="float" office:value="6.6677994" calcext:value-type="float">
            <text:p>6.667799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36011" calcext:value-type="float">
            <text:p>6.836011</text:p>
          </table:table-cell>
          <table:table-cell office:value-type="float" office:value="6.66841498" calcext:value-type="float">
            <text:p>6.6684149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45033" calcext:value-type="float">
            <text:p>6.845033</text:p>
          </table:table-cell>
          <table:table-cell office:value-type="float" office:value="6.66893371" calcext:value-type="float">
            <text:p>6.6689337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49026" calcext:value-type="float">
            <text:p>6.849026</text:p>
          </table:table-cell>
          <table:table-cell office:value-type="float" office:value="6.66932666" calcext:value-type="float">
            <text:p>6.6693266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46753" calcext:value-type="float">
            <text:p>6.846753</text:p>
          </table:table-cell>
          <table:table-cell office:value-type="float" office:value="6.66960603" calcext:value-type="float">
            <text:p>6.6696060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38986" calcext:value-type="float">
            <text:p>6.838986</text:p>
          </table:table-cell>
          <table:table-cell office:value-type="float" office:value="6.66980816" calcext:value-type="float">
            <text:p>6.6698081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28122" calcext:value-type="float">
            <text:p>6.828122</text:p>
          </table:table-cell>
          <table:table-cell office:value-type="float" office:value="6.66997029" calcext:value-type="float">
            <text:p>6.6699702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17423" calcext:value-type="float">
            <text:p>6.817423</text:p>
          </table:table-cell>
          <table:table-cell office:value-type="float" office:value="6.67011073" calcext:value-type="float">
            <text:p>6.6701107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10164" calcext:value-type="float">
            <text:p>6.810164</text:p>
          </table:table-cell>
          <table:table-cell office:value-type="float" office:value="6.67021951" calcext:value-type="float">
            <text:p>6.6702195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08825" calcext:value-type="float">
            <text:p>6.808825</text:p>
          </table:table-cell>
          <table:table-cell office:value-type="float" office:value="6.67026217" calcext:value-type="float">
            <text:p>6.6702621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14446" calcext:value-type="float">
            <text:p>6.814446</text:p>
          </table:table-cell>
          <table:table-cell office:value-type="float" office:value="6.67019451" calcext:value-type="float">
            <text:p>6.6701945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26303" calcext:value-type="float">
            <text:p>6.826303</text:p>
          </table:table-cell>
          <table:table-cell office:value-type="float" office:value="6.66998165" calcext:value-type="float">
            <text:p>6.6699816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42005" calcext:value-type="float">
            <text:p>6.842005</text:p>
          </table:table-cell>
          <table:table-cell office:value-type="float" office:value="6.6696128" calcext:value-type="float">
            <text:p>6.669612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57982" calcext:value-type="float">
            <text:p>6.857982</text:p>
          </table:table-cell>
          <table:table-cell office:value-type="float" office:value="6.66910527" calcext:value-type="float">
            <text:p>6.6691052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70187" calcext:value-type="float">
            <text:p>6.870187</text:p>
          </table:table-cell>
          <table:table-cell office:value-type="float" office:value="6.66849684" calcext:value-type="float">
            <text:p>6.6684968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74859" calcext:value-type="float">
            <text:p>6.874859</text:p>
          </table:table-cell>
          <table:table-cell office:value-type="float" office:value="6.66783153" calcext:value-type="float">
            <text:p>6.6678315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69245" calcext:value-type="float">
            <text:p>6.869245</text:p>
          </table:table-cell>
          <table:table-cell office:value-type="float" office:value="6.66714655" calcext:value-type="float">
            <text:p>6.6671465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52236" calcext:value-type="float">
            <text:p>6.852236</text:p>
          </table:table-cell>
          <table:table-cell office:value-type="float" office:value="6.66646636" calcext:value-type="float">
            <text:p>6.6664663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24804" calcext:value-type="float">
            <text:p>6.824804</text:p>
          </table:table-cell>
          <table:table-cell office:value-type="float" office:value="6.66580489" calcext:value-type="float">
            <text:p>6.6658048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90074" calcext:value-type="float">
            <text:p>6.790074</text:p>
          </table:table-cell>
          <table:table-cell office:value-type="float" office:value="6.66517231" calcext:value-type="float">
            <text:p>6.6651723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52907" calcext:value-type="float">
            <text:p>6.752907</text:p>
          </table:table-cell>
          <table:table-cell office:value-type="float" office:value="6.66458048" calcext:value-type="float">
            <text:p>6.6645804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8992" calcext:value-type="float">
            <text:p>6.718992</text:p>
          </table:table-cell>
          <table:table-cell office:value-type="float" office:value="6.66404184" calcext:value-type="float">
            <text:p>6.66404184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9361" calcext:value-type="float">
            <text:p>6.69361</text:p>
          </table:table-cell>
          <table:table-cell office:value-type="float" office:value="6.66355996" calcext:value-type="float">
            <text:p>6.6635599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80292" calcext:value-type="float">
            <text:p>6.680292</text:p>
          </table:table-cell>
          <table:table-cell office:value-type="float" office:value="6.66311558" calcext:value-type="float">
            <text:p>6.6631155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79721" calcext:value-type="float">
            <text:p>6.679721</text:p>
          </table:table-cell>
          <table:table-cell office:value-type="float" office:value="6.6626569" calcext:value-type="float">
            <text:p>6.662656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8925" calcext:value-type="float">
            <text:p>6.68925</text:p>
          </table:table-cell>
          <table:table-cell office:value-type="float" office:value="6.66210346" calcext:value-type="float">
            <text:p>6.6621034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03364" calcext:value-type="float">
            <text:p>6.703364</text:p>
          </table:table-cell>
          <table:table-cell office:value-type="float" office:value="6.66136745" calcext:value-type="float">
            <text:p>6.6613674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15113" calcext:value-type="float">
            <text:p>6.715113</text:p>
          </table:table-cell>
          <table:table-cell office:value-type="float" office:value="6.66038651" calcext:value-type="float">
            <text:p>6.6603865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18089" calcext:value-type="float">
            <text:p>6.718089</text:p>
          </table:table-cell>
          <table:table-cell office:value-type="float" office:value="6.65915439" calcext:value-type="float">
            <text:p>6.6591543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08209" calcext:value-type="float">
            <text:p>6.708209</text:p>
          </table:table-cell>
          <table:table-cell office:value-type="float" office:value="6.65773499" calcext:value-type="float">
            <text:p>6.6577349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84566" calcext:value-type="float">
            <text:p>6.684566</text:p>
          </table:table-cell>
          <table:table-cell office:value-type="float" office:value="6.6562527" calcext:value-type="float">
            <text:p>6.656252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49107" calcext:value-type="float">
            <text:p>6.649107</text:p>
          </table:table-cell>
          <table:table-cell office:value-type="float" office:value="6.65486325" calcext:value-type="float">
            <text:p>6.654863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05508" calcext:value-type="float">
            <text:p>6.605508</text:p>
          </table:table-cell>
          <table:table-cell office:value-type="float" office:value="6.65371809" calcext:value-type="float">
            <text:p>6.6537180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58153" calcext:value-type="float">
            <text:p>6.558153</text:p>
          </table:table-cell>
          <table:table-cell office:value-type="float" office:value="6.65293582" calcext:value-type="float">
            <text:p>6.6529358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1199" calcext:value-type="float">
            <text:p>6.51199</text:p>
          </table:table-cell>
          <table:table-cell office:value-type="float" office:value="6.65258538" calcext:value-type="float">
            <text:p>6.6525853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473222" calcext:value-type="float">
            <text:p>6.473222</text:p>
          </table:table-cell>
          <table:table-cell office:value-type="float" office:value="6.65267349" calcext:value-type="float">
            <text:p>6.65267349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449666" calcext:value-type="float">
            <text:p>6.449666</text:p>
          </table:table-cell>
          <table:table-cell office:value-type="float" office:value="6.65312506" calcext:value-type="float">
            <text:p>6.6531250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449259" calcext:value-type="float">
            <text:p>6.449259</text:p>
          </table:table-cell>
          <table:table-cell office:value-type="float" office:value="6.65375707" calcext:value-type="float">
            <text:p>6.6537570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476253" calcext:value-type="float">
            <text:p>6.476253</text:p>
          </table:table-cell>
          <table:table-cell office:value-type="float" office:value="6.65426686" calcext:value-type="float">
            <text:p>6.6542668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26856" calcext:value-type="float">
            <text:p>6.526856</text:p>
          </table:table-cell>
          <table:table-cell office:value-type="float" office:value="6.65426753" calcext:value-type="float">
            <text:p>6.654267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8753" calcext:value-type="float">
            <text:p>6.58753</text:p>
          </table:table-cell>
          <table:table-cell office:value-type="float" office:value="6.65338786" calcext:value-type="float">
            <text:p>6.6533878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38097" calcext:value-type="float">
            <text:p>6.638097</text:p>
          </table:table-cell>
          <table:table-cell office:value-type="float" office:value="6.65141651" calcext:value-type="float">
            <text:p>6.6514165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58744" calcext:value-type="float">
            <text:p>6.658744</text:p>
          </table:table-cell>
          <table:table-cell office:value-type="float" office:value="6.64843607" calcext:value-type="float">
            <text:p>6.6484360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37605" calcext:value-type="float">
            <text:p>6.637605</text:p>
          </table:table-cell>
          <table:table-cell office:value-type="float" office:value="6.64488794" calcext:value-type="float">
            <text:p>6.6448879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75524" calcext:value-type="float">
            <text:p>6.575524</text:p>
          </table:table-cell>
          <table:table-cell office:value-type="float" office:value="6.64153659" calcext:value-type="float">
            <text:p>6.6415365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486136" calcext:value-type="float">
            <text:p>6.486136</text:p>
          </table:table-cell>
          <table:table-cell office:value-type="float" office:value="6.63935039" calcext:value-type="float">
            <text:p>6.6393503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39128" calcext:value-type="float">
            <text:p>6.39128</text:p>
          </table:table-cell>
          <table:table-cell office:value-type="float" office:value="6.63939429" calcext:value-type="float">
            <text:p>6.6393942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313351" calcext:value-type="float">
            <text:p>6.313351</text:p>
          </table:table-cell>
          <table:table-cell office:value-type="float" office:value="6.64304819" calcext:value-type="float">
            <text:p>6.6430481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267413" calcext:value-type="float">
            <text:p>6.267413</text:p>
          </table:table-cell>
          <table:table-cell office:value-type="float" office:value="6.65488222" calcext:value-type="float">
            <text:p>6.6548822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25613" calcext:value-type="float">
            <text:p>6.25613</text:p>
          </table:table-cell>
          <table:table-cell office:value-type="float" office:value="6.66717563" calcext:value-type="float">
            <text:p>6.6671756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26905" calcext:value-type="float">
            <text:p>6.26905</text:p>
          </table:table-cell>
          <table:table-cell office:value-type="float" office:value="6.66158354" calcext:value-type="float">
            <text:p>6.6615835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284753" calcext:value-type="float">
            <text:p>6.284753</text:p>
          </table:table-cell>
          <table:table-cell office:value-type="float" office:value="6.66028373" calcext:value-type="float">
            <text:p>6.6602837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270151" calcext:value-type="float">
            <text:p>6.270151</text:p>
          </table:table-cell>
          <table:table-cell office:value-type="float" office:value="6.6606509" calcext:value-type="float">
            <text:p>6.660650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15571" calcext:value-type="float">
            <text:p>6.15571</text:p>
          </table:table-cell>
          <table:table-cell office:value-type="float" office:value="6.66217973" calcext:value-type="float">
            <text:p>6.6621797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527911" calcext:value-type="float">
            <text:p>5.527911</text:p>
          </table:table-cell>
          <table:table-cell office:value-type="float" office:value="6.66551674" calcext:value-type="float">
            <text:p>6.6655167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513363" calcext:value-type="float">
            <text:p>8.513363</text:p>
          </table:table-cell>
          <table:table-cell office:value-type="float" office:value="6.67561752" calcext:value-type="float">
            <text:p>6.6756175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058284" calcext:value-type="float">
            <text:p>7.058284</text:p>
          </table:table-cell>
          <table:table-cell office:value-type="float" office:value="6.65622566" calcext:value-type="float">
            <text:p>6.6562256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11902" calcext:value-type="float">
            <text:p>6.811902</text:p>
          </table:table-cell>
          <table:table-cell office:value-type="float" office:value="6.65161512" calcext:value-type="float">
            <text:p>6.6516151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90562" calcext:value-type="float">
            <text:p>6.690562</text:p>
          </table:table-cell>
          <table:table-cell office:value-type="float" office:value="6.64954081" calcext:value-type="float">
            <text:p>6.6495408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14265" calcext:value-type="float">
            <text:p>6.614265</text:p>
          </table:table-cell>
          <table:table-cell office:value-type="float" office:value="6.64858082" calcext:value-type="float">
            <text:p>6.6485808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64177" calcext:value-type="float">
            <text:p>6.564177</text:p>
          </table:table-cell>
          <table:table-cell office:value-type="float" office:value="6.64813216" calcext:value-type="float">
            <text:p>6.6481321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31311" calcext:value-type="float">
            <text:p>6.531311</text:p>
          </table:table-cell>
          <table:table-cell office:value-type="float" office:value="6.64783373" calcext:value-type="float">
            <text:p>6.6478337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08752" calcext:value-type="float">
            <text:p>6.508752</text:p>
          </table:table-cell>
          <table:table-cell office:value-type="float" office:value="6.64749002" calcext:value-type="float">
            <text:p>6.6474900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491409" calcext:value-type="float">
            <text:p>6.491409</text:p>
          </table:table-cell>
          <table:table-cell office:value-type="float" office:value="6.64705193" calcext:value-type="float">
            <text:p>6.6470519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477001" calcext:value-type="float">
            <text:p>6.477001</text:p>
          </table:table-cell>
          <table:table-cell office:value-type="float" office:value="6.64658064" calcext:value-type="float">
            <text:p>6.6465806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466272" calcext:value-type="float">
            <text:p>6.466272</text:p>
          </table:table-cell>
          <table:table-cell office:value-type="float" office:value="6.64619174" calcext:value-type="float">
            <text:p>6.6461917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461906" calcext:value-type="float">
            <text:p>6.461906</text:p>
          </table:table-cell>
          <table:table-cell office:value-type="float" office:value="6.64599848" calcext:value-type="float">
            <text:p>6.6459984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466573" calcext:value-type="float">
            <text:p>6.466573</text:p>
          </table:table-cell>
          <table:table-cell office:value-type="float" office:value="6.64607254" calcext:value-type="float">
            <text:p>6.6460725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481017" calcext:value-type="float">
            <text:p>6.481017</text:p>
          </table:table-cell>
          <table:table-cell office:value-type="float" office:value="6.64642924" calcext:value-type="float">
            <text:p>6.6464292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503166" calcext:value-type="float">
            <text:p>6.503166</text:p>
          </table:table-cell>
          <table:table-cell office:value-type="float" office:value="6.64703339" calcext:value-type="float">
            <text:p>6.6470333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28683" calcext:value-type="float">
            <text:p>6.528683</text:p>
          </table:table-cell>
          <table:table-cell office:value-type="float" office:value="6.64781747" calcext:value-type="float">
            <text:p>6.6478174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5265" calcext:value-type="float">
            <text:p>6.55265</text:p>
          </table:table-cell>
          <table:table-cell office:value-type="float" office:value="6.6487047" calcext:value-type="float">
            <text:p>6.648704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71509" calcext:value-type="float">
            <text:p>6.571509</text:p>
          </table:table-cell>
          <table:table-cell office:value-type="float" office:value="6.6496313" calcext:value-type="float">
            <text:p>6.649631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584325" calcext:value-type="float">
            <text:p>6.584325</text:p>
          </table:table-cell>
          <table:table-cell office:value-type="float" office:value="6.65056234" calcext:value-type="float">
            <text:p>6.6505623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92847" calcext:value-type="float">
            <text:p>6.592847</text:p>
          </table:table-cell>
          <table:table-cell office:value-type="float" office:value="6.65149557" calcext:value-type="float">
            <text:p>6.6514955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00381" calcext:value-type="float">
            <text:p>6.600381</text:p>
          </table:table-cell>
          <table:table-cell office:value-type="float" office:value="6.65245075" calcext:value-type="float">
            <text:p>6.6524507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10109" calcext:value-type="float">
            <text:p>6.610109</text:p>
          </table:table-cell>
          <table:table-cell office:value-type="float" office:value="6.6534488" calcext:value-type="float">
            <text:p>6.653448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23674" calcext:value-type="float">
            <text:p>6.623674</text:p>
          </table:table-cell>
          <table:table-cell office:value-type="float" office:value="6.65449123" calcext:value-type="float">
            <text:p>6.6544912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40757" calcext:value-type="float">
            <text:p>6.640757</text:p>
          </table:table-cell>
          <table:table-cell office:value-type="float" office:value="6.65555093" calcext:value-type="float">
            <text:p>6.6555509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59744" calcext:value-type="float">
            <text:p>6.659744</text:p>
          </table:table-cell>
          <table:table-cell office:value-type="float" office:value="6.65657837" calcext:value-type="float">
            <text:p>6.6565783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7899" calcext:value-type="float">
            <text:p>6.67899</text:p>
          </table:table-cell>
          <table:table-cell office:value-type="float" office:value="6.65751819" calcext:value-type="float">
            <text:p>6.6575181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97852" calcext:value-type="float">
            <text:p>6.697852</text:p>
          </table:table-cell>
          <table:table-cell office:value-type="float" office:value="6.65832632" calcext:value-type="float">
            <text:p>6.6583263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16864" calcext:value-type="float">
            <text:p>6.716864</text:p>
          </table:table-cell>
          <table:table-cell office:value-type="float" office:value="6.65897983" calcext:value-type="float">
            <text:p>6.6589798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36982" calcext:value-type="float">
            <text:p>6.736982</text:p>
          </table:table-cell>
          <table:table-cell office:value-type="float" office:value="6.65947796" calcext:value-type="float">
            <text:p>6.6594779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58397" calcext:value-type="float">
            <text:p>6.758397</text:p>
          </table:table-cell>
          <table:table-cell office:value-type="float" office:value="6.65983784" calcext:value-type="float">
            <text:p>6.6598378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79642" calcext:value-type="float">
            <text:p>6.779642</text:p>
          </table:table-cell>
          <table:table-cell office:value-type="float" office:value="6.66008974" calcext:value-type="float">
            <text:p>6.6600897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97633" calcext:value-type="float">
            <text:p>6.797633</text:p>
          </table:table-cell>
          <table:table-cell office:value-type="float" office:value="6.66027499" calcext:value-type="float">
            <text:p>6.6602749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08734" calcext:value-type="float">
            <text:p>6.808734</text:p>
          </table:table-cell>
          <table:table-cell office:value-type="float" office:value="6.66044569" calcext:value-type="float">
            <text:p>6.66044569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10458" calcext:value-type="float">
            <text:p>6.810458</text:p>
          </table:table-cell>
          <table:table-cell office:value-type="float" office:value="6.66066272" calcext:value-type="float">
            <text:p>6.6606627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0296" calcext:value-type="float">
            <text:p>6.80296</text:p>
          </table:table-cell>
          <table:table-cell office:value-type="float" office:value="6.66098771" calcext:value-type="float">
            <text:p>6.6609877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89546" calcext:value-type="float">
            <text:p>6.789546</text:p>
          </table:table-cell>
          <table:table-cell office:value-type="float" office:value="6.661468" calcext:value-type="float">
            <text:p>6.66146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75791" calcext:value-type="float">
            <text:p>6.775791</text:p>
          </table:table-cell>
          <table:table-cell office:value-type="float" office:value="6.66211846" calcext:value-type="float">
            <text:p>6.66211846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6756" calcext:value-type="float">
            <text:p>6.76756</text:p>
          </table:table-cell>
          <table:table-cell office:value-type="float" office:value="6.66290854" calcext:value-type="float">
            <text:p>6.6629085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68832" calcext:value-type="float">
            <text:p>6.768832</text:p>
          </table:table-cell>
          <table:table-cell office:value-type="float" office:value="6.6637628" calcext:value-type="float">
            <text:p>6.663762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80382" calcext:value-type="float">
            <text:p>6.780382</text:p>
          </table:table-cell>
          <table:table-cell office:value-type="float" office:value="6.66457734" calcext:value-type="float">
            <text:p>6.66457734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99897" calcext:value-type="float">
            <text:p>6.799897</text:p>
          </table:table-cell>
          <table:table-cell office:value-type="float" office:value="6.66524606" calcext:value-type="float">
            <text:p>6.6652460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23265" calcext:value-type="float">
            <text:p>6.823265</text:p>
          </table:table-cell>
          <table:table-cell office:value-type="float" office:value="6.66568549" calcext:value-type="float">
            <text:p>6.6656854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46202" calcext:value-type="float">
            <text:p>6.846202</text:p>
          </table:table-cell>
          <table:table-cell office:value-type="float" office:value="6.66584948" calcext:value-type="float">
            <text:p>6.6658494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6542" calcext:value-type="float">
            <text:p>6.86542</text:p>
          </table:table-cell>
          <table:table-cell office:value-type="float" office:value="6.66573221" calcext:value-type="float">
            <text:p>6.6657322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79034" calcext:value-type="float">
            <text:p>6.879034</text:p>
          </table:table-cell>
          <table:table-cell office:value-type="float" office:value="6.66536397" calcext:value-type="float">
            <text:p>6.6653639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86422" calcext:value-type="float">
            <text:p>6.886422</text:p>
          </table:table-cell>
          <table:table-cell office:value-type="float" office:value="6.66480431" calcext:value-type="float">
            <text:p>6.6648043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87884" calcext:value-type="float">
            <text:p>6.887884</text:p>
          </table:table-cell>
          <table:table-cell office:value-type="float" office:value="6.66413267" calcext:value-type="float">
            <text:p>6.6641326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84328" calcext:value-type="float">
            <text:p>6.884328</text:p>
          </table:table-cell>
          <table:table-cell office:value-type="float" office:value="6.66343389" calcext:value-type="float">
            <text:p>6.66343389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76963" calcext:value-type="float">
            <text:p>6.876963</text:p>
          </table:table-cell>
          <table:table-cell office:value-type="float" office:value="6.66277856" calcext:value-type="float">
            <text:p>6.6627785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66966" calcext:value-type="float">
            <text:p>6.866966</text:p>
          </table:table-cell>
          <table:table-cell office:value-type="float" office:value="6.66220436" calcext:value-type="float">
            <text:p>6.6622043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55199" calcext:value-type="float">
            <text:p>6.855199</text:p>
          </table:table-cell>
          <table:table-cell office:value-type="float" office:value="6.66170776" calcext:value-type="float">
            <text:p>6.66170776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42166" calcext:value-type="float">
            <text:p>6.842166</text:p>
          </table:table-cell>
          <table:table-cell office:value-type="float" office:value="6.66125179" calcext:value-type="float">
            <text:p>6.6612517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28301" calcext:value-type="float">
            <text:p>6.828301</text:p>
          </table:table-cell>
          <table:table-cell office:value-type="float" office:value="6.66078584" calcext:value-type="float">
            <text:p>6.6607858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1443" calcext:value-type="float">
            <text:p>6.81443</text:p>
          </table:table-cell>
          <table:table-cell office:value-type="float" office:value="6.660266" calcext:value-type="float">
            <text:p>6.660266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02059" calcext:value-type="float">
            <text:p>6.802059</text:p>
          </table:table-cell>
          <table:table-cell office:value-type="float" office:value="6.65966428" calcext:value-type="float">
            <text:p>6.6596642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9316" calcext:value-type="float">
            <text:p>6.79316</text:p>
          </table:table-cell>
          <table:table-cell office:value-type="float" office:value="6.65896349" calcext:value-type="float">
            <text:p>6.65896349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89418" calcext:value-type="float">
            <text:p>6.789418</text:p>
          </table:table-cell>
          <table:table-cell office:value-type="float" office:value="6.65814524" calcext:value-type="float">
            <text:p>6.6581452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91252" calcext:value-type="float">
            <text:p>6.791252</text:p>
          </table:table-cell>
          <table:table-cell office:value-type="float" office:value="6.65718406" calcext:value-type="float">
            <text:p>6.6571840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97139" calcext:value-type="float">
            <text:p>6.797139</text:p>
          </table:table-cell>
          <table:table-cell office:value-type="float" office:value="6.65605625" calcext:value-type="float">
            <text:p>6.6560562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03656" calcext:value-type="float">
            <text:p>6.803656</text:p>
          </table:table-cell>
          <table:table-cell office:value-type="float" office:value="6.65476095" calcext:value-type="float">
            <text:p>6.6547609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06361" calcext:value-type="float">
            <text:p>6.806361</text:p>
          </table:table-cell>
          <table:table-cell office:value-type="float" office:value="6.65334055" calcext:value-type="float">
            <text:p>6.6533405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01226" calcext:value-type="float">
            <text:p>6.801226</text:p>
          </table:table-cell>
          <table:table-cell office:value-type="float" office:value="6.65188489" calcext:value-type="float">
            <text:p>6.6518848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86089" calcext:value-type="float">
            <text:p>6.786089</text:p>
          </table:table-cell>
          <table:table-cell office:value-type="float" office:value="6.65051067" calcext:value-type="float">
            <text:p>6.6505106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61546" calcext:value-type="float">
            <text:p>6.761546</text:p>
          </table:table-cell>
          <table:table-cell office:value-type="float" office:value="6.64932041" calcext:value-type="float">
            <text:p>6.6493204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30891" calcext:value-type="float">
            <text:p>6.730891</text:p>
          </table:table-cell>
          <table:table-cell office:value-type="float" office:value="6.64835702" calcext:value-type="float">
            <text:p>6.64835702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99043" calcext:value-type="float">
            <text:p>6.699043</text:p>
          </table:table-cell>
          <table:table-cell office:value-type="float" office:value="6.64757499" calcext:value-type="float">
            <text:p>6.64757499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70804" calcext:value-type="float">
            <text:p>6.670804</text:p>
          </table:table-cell>
          <table:table-cell office:value-type="float" office:value="6.64684511" calcext:value-type="float">
            <text:p>6.6468451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49172" calcext:value-type="float">
            <text:p>6.649172</text:p>
          </table:table-cell>
          <table:table-cell office:value-type="float" office:value="6.64599695" calcext:value-type="float">
            <text:p>6.6459969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34424" calcext:value-type="float">
            <text:p>6.634424</text:p>
          </table:table-cell>
          <table:table-cell office:value-type="float" office:value="6.64488598" calcext:value-type="float">
            <text:p>6.6448859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24377" calcext:value-type="float">
            <text:p>6.624377</text:p>
          </table:table-cell>
          <table:table-cell office:value-type="float" office:value="6.64345841" calcext:value-type="float">
            <text:p>6.6434584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15649" calcext:value-type="float">
            <text:p>6.615649</text:p>
          </table:table-cell>
          <table:table-cell office:value-type="float" office:value="6.64178398" calcext:value-type="float">
            <text:p>6.6417839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0527" calcext:value-type="float">
            <text:p>6.60527</text:p>
          </table:table-cell>
          <table:table-cell office:value-type="float" office:value="6.64004062" calcext:value-type="float">
            <text:p>6.6400406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91901" calcext:value-type="float">
            <text:p>6.591901</text:p>
          </table:table-cell>
          <table:table-cell office:value-type="float" office:value="6.63845857" calcext:value-type="float">
            <text:p>6.6384585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76149" calcext:value-type="float">
            <text:p>6.576149</text:p>
          </table:table-cell>
          <table:table-cell office:value-type="float" office:value="6.63725051" calcext:value-type="float">
            <text:p>6.6372505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5998" calcext:value-type="float">
            <text:p>6.55998</text:p>
          </table:table-cell>
          <table:table-cell office:value-type="float" office:value="6.63655577" calcext:value-type="float">
            <text:p>6.6365557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45621" calcext:value-type="float">
            <text:p>6.545621</text:p>
          </table:table-cell>
          <table:table-cell office:value-type="float" office:value="6.63641124" calcext:value-type="float">
            <text:p>6.63641124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34591" calcext:value-type="float">
            <text:p>6.534591</text:p>
          </table:table-cell>
          <table:table-cell office:value-type="float" office:value="6.63674517" calcext:value-type="float">
            <text:p>6.6367451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527281" calcext:value-type="float">
            <text:p>6.527281</text:p>
          </table:table-cell>
          <table:table-cell office:value-type="float" office:value="6.63738445" calcext:value-type="float">
            <text:p>6.6373844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23109" calcext:value-type="float">
            <text:p>6.523109</text:p>
          </table:table-cell>
          <table:table-cell office:value-type="float" office:value="6.63807589" calcext:value-type="float">
            <text:p>6.63807589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520801" calcext:value-type="float">
            <text:p>6.520801</text:p>
          </table:table-cell>
          <table:table-cell office:value-type="float" office:value="6.63853898" calcext:value-type="float">
            <text:p>6.63853898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18379" calcext:value-type="float">
            <text:p>6.518379</text:p>
          </table:table-cell>
          <table:table-cell office:value-type="float" office:value="6.63858264" calcext:value-type="float">
            <text:p>6.6385826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12867" calcext:value-type="float">
            <text:p>6.512867</text:p>
          </table:table-cell>
          <table:table-cell office:value-type="float" office:value="6.63832395" calcext:value-type="float">
            <text:p>6.6383239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00238" calcext:value-type="float">
            <text:p>6.500238</text:p>
          </table:table-cell>
          <table:table-cell office:value-type="float" office:value="6.63853952" calcext:value-type="float">
            <text:p>6.6385395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47632" calcext:value-type="float">
            <text:p>6.47632</text:p>
          </table:table-cell>
          <table:table-cell office:value-type="float" office:value="6.64116449" calcext:value-type="float">
            <text:p>6.6411644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38889" calcext:value-type="float">
            <text:p>6.438889</text:p>
          </table:table-cell>
          <table:table-cell office:value-type="float" office:value="6.65000124" calcext:value-type="float">
            <text:p>6.6500012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390395" calcext:value-type="float">
            <text:p>6.390395</text:p>
          </table:table-cell>
          <table:table-cell office:value-type="float" office:value="6.6723188" calcext:value-type="float">
            <text:p>6.672318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340053" calcext:value-type="float">
            <text:p>6.340053</text:p>
          </table:table-cell>
          <table:table-cell office:value-type="float" office:value="6.72739581" calcext:value-type="float">
            <text:p>6.72739581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303931" calcext:value-type="float">
            <text:p>6.303931</text:p>
          </table:table-cell>
          <table:table-cell office:value-type="float" office:value="6.78297624" calcext:value-type="float">
            <text:p>6.7829762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30247" calcext:value-type="float">
            <text:p>6.30247</text:p>
          </table:table-cell>
          <table:table-cell office:value-type="float" office:value="6.83891789" calcext:value-type="float">
            <text:p>6.83891789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356904" calcext:value-type="float">
            <text:p>6.356904</text:p>
          </table:table-cell>
          <table:table-cell office:value-type="float" office:value="6.89487415" calcext:value-type="float">
            <text:p>6.8948741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90526" calcext:value-type="float">
            <text:p>6.490526</text:p>
          </table:table-cell>
          <table:table-cell office:value-type="float" office:value="6.86981527" calcext:value-type="float">
            <text:p>6.8698152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5667" calcext:value-type="float">
            <text:p>6.75667</text:p>
          </table:table-cell>
          <table:table-cell office:value-type="float" office:value="6.86448057" calcext:value-type="float">
            <text:p>6.8644805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496754" calcext:value-type="float">
            <text:p>7.496754</text:p>
          </table:table-cell>
          <table:table-cell office:value-type="float" office:value="6.86724177" calcext:value-type="float">
            <text:p>6.8672417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496754" calcext:value-type="float">
            <text:p>7.496754</text:p>
          </table:table-cell>
          <table:table-cell office:value-type="float" office:value="6.86832706" calcext:value-type="float">
            <text:p>6.8683270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696921" calcext:value-type="float">
            <text:p>5.696921</text:p>
          </table:table-cell>
          <table:table-cell office:value-type="float" office:value="6.87170948" calcext:value-type="float">
            <text:p>6.87170948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139069" calcext:value-type="float">
            <text:p>6.139069</text:p>
          </table:table-cell>
          <table:table-cell office:value-type="float" office:value="6.89295434" calcext:value-type="float">
            <text:p>6.8929543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32147" calcext:value-type="float">
            <text:p>6.32147</text:p>
          </table:table-cell>
          <table:table-cell office:value-type="float" office:value="6.90807617" calcext:value-type="float">
            <text:p>6.9080761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423034" calcext:value-type="float">
            <text:p>6.423034</text:p>
          </table:table-cell>
          <table:table-cell office:value-type="float" office:value="6.91889964" calcext:value-type="float">
            <text:p>6.9188996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489411" calcext:value-type="float">
            <text:p>6.489411</text:p>
          </table:table-cell>
          <table:table-cell office:value-type="float" office:value="6.92611555" calcext:value-type="float">
            <text:p>6.9261155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37989" calcext:value-type="float">
            <text:p>6.537989</text:p>
          </table:table-cell>
          <table:table-cell office:value-type="float" office:value="6.93040243" calcext:value-type="float">
            <text:p>6.9304024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74177" calcext:value-type="float">
            <text:p>6.574177</text:p>
          </table:table-cell>
          <table:table-cell office:value-type="float" office:value="6.9324729" calcext:value-type="float">
            <text:p>6.9324729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9723" calcext:value-type="float">
            <text:p>6.59723</text:p>
          </table:table-cell>
          <table:table-cell office:value-type="float" office:value="6.93300032" calcext:value-type="float">
            <text:p>6.9330003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04471" calcext:value-type="float">
            <text:p>6.604471</text:p>
          </table:table-cell>
          <table:table-cell office:value-type="float" office:value="6.93257396" calcext:value-type="float">
            <text:p>6.9325739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94563" calcext:value-type="float">
            <text:p>6.594563</text:p>
          </table:table-cell>
          <table:table-cell office:value-type="float" office:value="6.93169472" calcext:value-type="float">
            <text:p>6.9316947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69399" calcext:value-type="float">
            <text:p>6.569399</text:p>
          </table:table-cell>
          <table:table-cell office:value-type="float" office:value="6.93078375" calcext:value-type="float">
            <text:p>6.930783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34334" calcext:value-type="float">
            <text:p>6.534334</text:p>
          </table:table-cell>
          <table:table-cell office:value-type="float" office:value="6.93017874" calcext:value-type="float">
            <text:p>6.93017874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49694" calcext:value-type="float">
            <text:p>6.49694</text:p>
          </table:table-cell>
          <table:table-cell office:value-type="float" office:value="6.9301139" calcext:value-type="float">
            <text:p>6.9301139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464943" calcext:value-type="float">
            <text:p>6.464943</text:p>
          </table:table-cell>
          <table:table-cell office:value-type="float" office:value="6.93069833" calcext:value-type="float">
            <text:p>6.930698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44428" calcext:value-type="float">
            <text:p>6.44428</text:p>
          </table:table-cell>
          <table:table-cell office:value-type="float" office:value="6.93191189" calcext:value-type="float">
            <text:p>6.9319118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438111" calcext:value-type="float">
            <text:p>6.438111</text:p>
          </table:table-cell>
          <table:table-cell office:value-type="float" office:value="6.9336283" calcext:value-type="float">
            <text:p>6.933628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46946" calcext:value-type="float">
            <text:p>6.446946</text:p>
          </table:table-cell>
          <table:table-cell office:value-type="float" office:value="6.93565993" calcext:value-type="float">
            <text:p>6.9356599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69312" calcext:value-type="float">
            <text:p>6.469312</text:p>
          </table:table-cell>
          <table:table-cell office:value-type="float" office:value="6.93780899" calcext:value-type="float">
            <text:p>6.93780899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02243" calcext:value-type="float">
            <text:p>6.502243</text:p>
          </table:table-cell>
          <table:table-cell office:value-type="float" office:value="6.93990992" calcext:value-type="float">
            <text:p>6.93990992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41432" calcext:value-type="float">
            <text:p>6.541432</text:p>
          </table:table-cell>
          <table:table-cell office:value-type="float" office:value="6.94185452" calcext:value-type="float">
            <text:p>6.94185452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81574" calcext:value-type="float">
            <text:p>6.581574</text:p>
          </table:table-cell>
          <table:table-cell office:value-type="float" office:value="6.94359834" calcext:value-type="float">
            <text:p>6.94359834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17406" calcext:value-type="float">
            <text:p>6.617406</text:p>
          </table:table-cell>
          <table:table-cell office:value-type="float" office:value="6.94515046" calcext:value-type="float">
            <text:p>6.94515046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4531" calcext:value-type="float">
            <text:p>6.64531</text:p>
          </table:table-cell>
          <table:table-cell office:value-type="float" office:value="6.94655157" calcext:value-type="float">
            <text:p>6.9465515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64613" calcext:value-type="float">
            <text:p>6.664613</text:p>
          </table:table-cell>
          <table:table-cell office:value-type="float" office:value="6.94784764" calcext:value-type="float">
            <text:p>6.9478476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77648" calcext:value-type="float">
            <text:p>6.677648</text:p>
          </table:table-cell>
          <table:table-cell office:value-type="float" office:value="6.94906845" calcext:value-type="float">
            <text:p>6.9490684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88365" calcext:value-type="float">
            <text:p>6.688365</text:p>
          </table:table-cell>
          <table:table-cell office:value-type="float" office:value="6.95021923" calcext:value-type="float">
            <text:p>6.9502192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00186" calcext:value-type="float">
            <text:p>6.700186</text:p>
          </table:table-cell>
          <table:table-cell office:value-type="float" office:value="6.95128794" calcext:value-type="float">
            <text:p>6.9512879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14352" calcext:value-type="float">
            <text:p>6.714352</text:p>
          </table:table-cell>
          <table:table-cell office:value-type="float" office:value="6.95226334" calcext:value-type="float">
            <text:p>6.9522633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29644" calcext:value-type="float">
            <text:p>6.729644</text:p>
          </table:table-cell>
          <table:table-cell office:value-type="float" office:value="6.95315253" calcext:value-type="float">
            <text:p>6.9531525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43501" calcext:value-type="float">
            <text:p>6.743501</text:p>
          </table:table-cell>
          <table:table-cell office:value-type="float" office:value="6.95398713" calcext:value-type="float">
            <text:p>6.9539871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53726" calcext:value-type="float">
            <text:p>6.753726</text:p>
          </table:table-cell>
          <table:table-cell office:value-type="float" office:value="6.95481387" calcext:value-type="float">
            <text:p>6.9548138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59803" calcext:value-type="float">
            <text:p>6.759803</text:p>
          </table:table-cell>
          <table:table-cell office:value-type="float" office:value="6.95567468" calcext:value-type="float">
            <text:p>6.9556746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63203" calcext:value-type="float">
            <text:p>6.763203</text:p>
          </table:table-cell>
          <table:table-cell office:value-type="float" office:value="6.95658671" calcext:value-type="float">
            <text:p>6.95658671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66677" calcext:value-type="float">
            <text:p>6.766677</text:p>
          </table:table-cell>
          <table:table-cell office:value-type="float" office:value="6.95753201" calcext:value-type="float">
            <text:p>6.9575320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7297" calcext:value-type="float">
            <text:p>6.77297</text:p>
          </table:table-cell>
          <table:table-cell office:value-type="float" office:value="6.95846102" calcext:value-type="float">
            <text:p>6.9584610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83587" calcext:value-type="float">
            <text:p>6.783587</text:p>
          </table:table-cell>
          <table:table-cell office:value-type="float" office:value="6.95930761" calcext:value-type="float">
            <text:p>6.9593076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98167" calcext:value-type="float">
            <text:p>6.798167</text:p>
          </table:table-cell>
          <table:table-cell office:value-type="float" office:value="6.96000896" calcext:value-type="float">
            <text:p>6.96000896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4703" calcext:value-type="float">
            <text:p>6.814703</text:p>
          </table:table-cell>
          <table:table-cell office:value-type="float" office:value="6.96052258" calcext:value-type="float">
            <text:p>6.96052258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30437" calcext:value-type="float">
            <text:p>6.830437</text:p>
          </table:table-cell>
          <table:table-cell office:value-type="float" office:value="6.96083529" calcext:value-type="float">
            <text:p>6.96083529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42957" calcext:value-type="float">
            <text:p>6.842957</text:p>
          </table:table-cell>
          <table:table-cell office:value-type="float" office:value="6.96096354" calcext:value-type="float">
            <text:p>6.9609635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50989" calcext:value-type="float">
            <text:p>6.850989</text:p>
          </table:table-cell>
          <table:table-cell office:value-type="float" office:value="6.96094762" calcext:value-type="float">
            <text:p>6.9609476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54592" calcext:value-type="float">
            <text:p>6.854592</text:p>
          </table:table-cell>
          <table:table-cell office:value-type="float" office:value="6.9608428" calcext:value-type="float">
            <text:p>6.960842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54799" calcext:value-type="float">
            <text:p>6.854799</text:p>
          </table:table-cell>
          <table:table-cell office:value-type="float" office:value="6.96070839" calcext:value-type="float">
            <text:p>6.96070839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52986" calcext:value-type="float">
            <text:p>6.852986</text:p>
          </table:table-cell>
          <table:table-cell office:value-type="float" office:value="6.96059429" calcext:value-type="float">
            <text:p>6.96059429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50286" calcext:value-type="float">
            <text:p>6.850286</text:p>
          </table:table-cell>
          <table:table-cell office:value-type="float" office:value="6.96052599" calcext:value-type="float">
            <text:p>6.9605259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47254" calcext:value-type="float">
            <text:p>6.847254</text:p>
          </table:table-cell>
          <table:table-cell office:value-type="float" office:value="6.96049286" calcext:value-type="float">
            <text:p>6.96049286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4384" calcext:value-type="float">
            <text:p>6.84384</text:p>
          </table:table-cell>
          <table:table-cell office:value-type="float" office:value="6.96044743" calcext:value-type="float">
            <text:p>6.9604474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39664" calcext:value-type="float">
            <text:p>6.839664</text:p>
          </table:table-cell>
          <table:table-cell office:value-type="float" office:value="6.96032088" calcext:value-type="float">
            <text:p>6.9603208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34475" calcext:value-type="float">
            <text:p>6.834475</text:p>
          </table:table-cell>
          <table:table-cell office:value-type="float" office:value="6.96005195" calcext:value-type="float">
            <text:p>6.9600519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28596" calcext:value-type="float">
            <text:p>6.828596</text:p>
          </table:table-cell>
          <table:table-cell office:value-type="float" office:value="6.95961761" calcext:value-type="float">
            <text:p>6.9596176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23068" calcext:value-type="float">
            <text:p>6.823068</text:p>
          </table:table-cell>
          <table:table-cell office:value-type="float" office:value="6.95904966" calcext:value-type="float">
            <text:p>6.9590496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19258" calcext:value-type="float">
            <text:p>6.819258</text:p>
          </table:table-cell>
          <table:table-cell office:value-type="float" office:value="6.95842606" calcext:value-type="float">
            <text:p>6.95842606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18006" calcext:value-type="float">
            <text:p>6.818006</text:p>
          </table:table-cell>
          <table:table-cell office:value-type="float" office:value="6.9578388" calcext:value-type="float">
            <text:p>6.9578388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18795" calcext:value-type="float">
            <text:p>6.818795</text:p>
          </table:table-cell>
          <table:table-cell office:value-type="float" office:value="6.95735361" calcext:value-type="float">
            <text:p>6.9573536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819543" calcext:value-type="float">
            <text:p>6.819543</text:p>
          </table:table-cell>
          <table:table-cell office:value-type="float" office:value="6.9569817" calcext:value-type="float">
            <text:p>6.956981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17306" calcext:value-type="float">
            <text:p>6.817306</text:p>
          </table:table-cell>
          <table:table-cell office:value-type="float" office:value="6.95667638" calcext:value-type="float">
            <text:p>6.95667638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09602" calcext:value-type="float">
            <text:p>6.809602</text:p>
          </table:table-cell>
          <table:table-cell office:value-type="float" office:value="6.95635299" calcext:value-type="float">
            <text:p>6.95635299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95571" calcext:value-type="float">
            <text:p>6.795571</text:p>
          </table:table-cell>
          <table:table-cell office:value-type="float" office:value="6.9559196" calcext:value-type="float">
            <text:p>6.9559196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76317" calcext:value-type="float">
            <text:p>6.776317</text:p>
          </table:table-cell>
          <table:table-cell office:value-type="float" office:value="6.95530489" calcext:value-type="float">
            <text:p>6.95530489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54258" calcext:value-type="float">
            <text:p>6.754258</text:p>
          </table:table-cell>
          <table:table-cell office:value-type="float" office:value="6.95447529" calcext:value-type="float">
            <text:p>6.95447529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3198" calcext:value-type="float">
            <text:p>6.73198</text:p>
          </table:table-cell>
          <table:table-cell office:value-type="float" office:value="6.95344058" calcext:value-type="float">
            <text:p>6.95344058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11335" calcext:value-type="float">
            <text:p>6.711335</text:p>
          </table:table-cell>
          <table:table-cell office:value-type="float" office:value="6.95224989" calcext:value-type="float">
            <text:p>6.95224989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933" calcext:value-type="float">
            <text:p>6.6933</text:p>
          </table:table-cell>
          <table:table-cell office:value-type="float" office:value="6.95098007" calcext:value-type="float">
            <text:p>6.9509800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78471" calcext:value-type="float">
            <text:p>6.678471</text:p>
          </table:table-cell>
          <table:table-cell office:value-type="float" office:value="6.94971835" calcext:value-type="float">
            <text:p>6.9497183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67609" calcext:value-type="float">
            <text:p>6.667609</text:p>
          </table:table-cell>
          <table:table-cell office:value-type="float" office:value="6.94854353" calcext:value-type="float">
            <text:p>6.9485435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61616" calcext:value-type="float">
            <text:p>6.661616</text:p>
          </table:table-cell>
          <table:table-cell office:value-type="float" office:value="6.94751152" calcext:value-type="float">
            <text:p>6.94751152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60795" calcext:value-type="float">
            <text:p>6.660795</text:p>
          </table:table-cell>
          <table:table-cell office:value-type="float" office:value="6.94664975" calcext:value-type="float">
            <text:p>6.9466497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63804" calcext:value-type="float">
            <text:p>6.663804</text:p>
          </table:table-cell>
          <table:table-cell office:value-type="float" office:value="6.94595921" calcext:value-type="float">
            <text:p>6.9459592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67063" calcext:value-type="float">
            <text:p>6.667063</text:p>
          </table:table-cell>
          <table:table-cell office:value-type="float" office:value="6.94541924" calcext:value-type="float">
            <text:p>6.94541924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65207" calcext:value-type="float">
            <text:p>6.665207</text:p>
          </table:table-cell>
          <table:table-cell office:value-type="float" office:value="6.9449913" calcext:value-type="float">
            <text:p>6.944991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52688" calcext:value-type="float">
            <text:p>6.652688</text:p>
          </table:table-cell>
          <table:table-cell office:value-type="float" office:value="6.9446237" calcext:value-type="float">
            <text:p>6.944623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26055" calcext:value-type="float">
            <text:p>6.626055</text:p>
          </table:table-cell>
          <table:table-cell office:value-type="float" office:value="6.94426282" calcext:value-type="float">
            <text:p>6.94426282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85988" calcext:value-type="float">
            <text:p>6.585988</text:p>
          </table:table-cell>
          <table:table-cell office:value-type="float" office:value="6.94387208" calcext:value-type="float">
            <text:p>6.9438720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38075" calcext:value-type="float">
            <text:p>6.538075</text:p>
          </table:table-cell>
          <table:table-cell office:value-type="float" office:value="6.9434513" calcext:value-type="float">
            <text:p>6.943451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91667" calcext:value-type="float">
            <text:p>6.491667</text:p>
          </table:table-cell>
          <table:table-cell office:value-type="float" office:value="6.94304243" calcext:value-type="float">
            <text:p>6.9430424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56934" calcext:value-type="float">
            <text:p>6.456934</text:p>
          </table:table-cell>
          <table:table-cell office:value-type="float" office:value="6.94271028" calcext:value-type="float">
            <text:p>6.9427102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41313" calcext:value-type="float">
            <text:p>6.441313</text:p>
          </table:table-cell>
          <table:table-cell office:value-type="float" office:value="6.94249874" calcext:value-type="float">
            <text:p>6.94249874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47065" calcext:value-type="float">
            <text:p>6.447065</text:p>
          </table:table-cell>
          <table:table-cell office:value-type="float" office:value="6.94237812" calcext:value-type="float">
            <text:p>6.9423781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71095" calcext:value-type="float">
            <text:p>6.471095</text:p>
          </table:table-cell>
          <table:table-cell office:value-type="float" office:value="6.94220679" calcext:value-type="float">
            <text:p>6.9422067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506675" calcext:value-type="float">
            <text:p>6.506675</text:p>
          </table:table-cell>
          <table:table-cell office:value-type="float" office:value="6.94172543" calcext:value-type="float">
            <text:p>6.9417254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45527" calcext:value-type="float">
            <text:p>6.545527</text:p>
          </table:table-cell>
          <table:table-cell office:value-type="float" office:value="6.94059033" calcext:value-type="float">
            <text:p>6.9405903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79014" calcext:value-type="float">
            <text:p>6.579014</text:p>
          </table:table-cell>
          <table:table-cell office:value-type="float" office:value="6.93844161" calcext:value-type="float">
            <text:p>6.9384416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98519" calcext:value-type="float">
            <text:p>6.598519</text:p>
          </table:table-cell>
          <table:table-cell office:value-type="float" office:value="6.93499156" calcext:value-type="float">
            <text:p>6.9349915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96425" calcext:value-type="float">
            <text:p>6.596425</text:p>
          </table:table-cell>
          <table:table-cell office:value-type="float" office:value="6.93009667" calcext:value-type="float">
            <text:p>6.9300966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69418" calcext:value-type="float">
            <text:p>6.569418</text:p>
          </table:table-cell>
          <table:table-cell office:value-type="float" office:value="6.9237107" calcext:value-type="float">
            <text:p>6.923710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25167" calcext:value-type="float">
            <text:p>6.525167</text:p>
          </table:table-cell>
          <table:table-cell office:value-type="float" office:value="6.91508094" calcext:value-type="float">
            <text:p>6.9150809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9251" calcext:value-type="float">
            <text:p>6.49251</text:p>
          </table:table-cell>
          <table:table-cell office:value-type="float" office:value="6.92390108" calcext:value-type="float">
            <text:p>6.92390108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34424" calcext:value-type="float">
            <text:p>6.534424</text:p>
          </table:table-cell>
          <table:table-cell office:value-type="float" office:value="6.92062511" calcext:value-type="float">
            <text:p>6.9206251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62735" calcext:value-type="float">
            <text:p>6.762735</text:p>
          </table:table-cell>
          <table:table-cell office:value-type="float" office:value="6.91614536" calcext:value-type="float">
            <text:p>6.91614536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359995" calcext:value-type="float">
            <text:p>7.359995</text:p>
          </table:table-cell>
          <table:table-cell office:value-type="float" office:value="6.90942546" calcext:value-type="float">
            <text:p>6.9094254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670645" calcext:value-type="float">
            <text:p>8.670645</text:p>
          </table:table-cell>
          <table:table-cell office:value-type="float" office:value="6.89704554" calcext:value-type="float">
            <text:p>6.8970455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.898096" calcext:value-type="float">
            <text:p>11.898096</text:p>
          </table:table-cell>
          <table:table-cell office:value-type="float" office:value="6.87197395" calcext:value-type="float">
            <text:p>6.8719739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.898096" calcext:value-type="float">
            <text:p>11.898096</text:p>
          </table:table-cell>
          <table:table-cell office:value-type="float" office:value="6.81510159" calcext:value-type="float">
            <text:p>6.81510159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.898096" calcext:value-type="float">
            <text:p>11.898096</text:p>
          </table:table-cell>
          <table:table-cell office:value-type="float" office:value="6.75877712" calcext:value-type="float">
            <text:p>6.7587771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1.898096" calcext:value-type="float">
            <text:p>11.898096</text:p>
          </table:table-cell>
          <table:table-cell office:value-type="float" office:value="6.70309915" calcext:value-type="float">
            <text:p>6.7030991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851016" calcext:value-type="float">
            <text:p>3.851016</text:p>
          </table:table-cell>
          <table:table-cell office:value-type="float" office:value="6.64816112" calcext:value-type="float">
            <text:p>6.64816112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957056" calcext:value-type="float">
            <text:p>5.957056</text:p>
          </table:table-cell>
          <table:table-cell office:value-type="float" office:value="6.67447553" calcext:value-type="float">
            <text:p>6.6744755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03279" calcext:value-type="float">
            <text:p>7.03279</text:p>
          </table:table-cell>
          <table:table-cell office:value-type="float" office:value="6.68046468" calcext:value-type="float">
            <text:p>6.68046468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05283" calcext:value-type="float">
            <text:p>7.605283</text:p>
          </table:table-cell>
          <table:table-cell office:value-type="float" office:value="6.67629047" calcext:value-type="float">
            <text:p>6.6762904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834996" calcext:value-type="float">
            <text:p>7.834996</text:p>
          </table:table-cell>
          <table:table-cell office:value-type="float" office:value="6.66677707" calcext:value-type="float">
            <text:p>6.6667770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821407" calcext:value-type="float">
            <text:p>7.821407</text:p>
          </table:table-cell>
          <table:table-cell office:value-type="float" office:value="6.65512652" calcext:value-type="float">
            <text:p>6.6551265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651252" calcext:value-type="float">
            <text:p>7.651252</text:p>
          </table:table-cell>
          <table:table-cell office:value-type="float" office:value="6.64357914" calcext:value-type="float">
            <text:p>6.6435791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403817" calcext:value-type="float">
            <text:p>7.403817</text:p>
          </table:table-cell>
          <table:table-cell office:value-type="float" office:value="6.63357337" calcext:value-type="float">
            <text:p>6.6335733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144625" calcext:value-type="float">
            <text:p>7.144625</text:p>
          </table:table-cell>
          <table:table-cell office:value-type="float" office:value="6.62582593" calcext:value-type="float">
            <text:p>6.6258259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918099" calcext:value-type="float">
            <text:p>6.918099</text:p>
          </table:table-cell>
          <table:table-cell office:value-type="float" office:value="6.62045385" calcext:value-type="float">
            <text:p>6.6204538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45036" calcext:value-type="float">
            <text:p>6.745036</text:p>
          </table:table-cell>
          <table:table-cell office:value-type="float" office:value="6.61716279" calcext:value-type="float">
            <text:p>6.61716279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26919" calcext:value-type="float">
            <text:p>6.626919</text:p>
          </table:table-cell>
          <table:table-cell office:value-type="float" office:value="6.61546641" calcext:value-type="float">
            <text:p>6.61546641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54594" calcext:value-type="float">
            <text:p>6.554594</text:p>
          </table:table-cell>
          <table:table-cell office:value-type="float" office:value="6.61487193" calcext:value-type="float">
            <text:p>6.6148719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16547" calcext:value-type="float">
            <text:p>6.516547</text:p>
          </table:table-cell>
          <table:table-cell office:value-type="float" office:value="6.61498337" calcext:value-type="float">
            <text:p>6.61498337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03466" calcext:value-type="float">
            <text:p>6.503466</text:p>
          </table:table-cell>
          <table:table-cell office:value-type="float" office:value="6.61552025" calcext:value-type="float">
            <text:p>6.6155202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08898" calcext:value-type="float">
            <text:p>6.508898</text:p>
          </table:table-cell>
          <table:table-cell office:value-type="float" office:value="6.61628798" calcext:value-type="float">
            <text:p>6.61628798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2785" calcext:value-type="float">
            <text:p>6.52785</text:p>
          </table:table-cell>
          <table:table-cell office:value-type="float" office:value="6.61714388" calcext:value-type="float">
            <text:p>6.61714388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55383" calcext:value-type="float">
            <text:p>6.555383</text:p>
          </table:table-cell>
          <table:table-cell office:value-type="float" office:value="6.61798427" calcext:value-type="float">
            <text:p>6.6179842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86299" calcext:value-type="float">
            <text:p>6.586299</text:p>
          </table:table-cell>
          <table:table-cell office:value-type="float" office:value="6.61875186" calcext:value-type="float">
            <text:p>6.61875186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15921" calcext:value-type="float">
            <text:p>6.615921</text:p>
          </table:table-cell>
          <table:table-cell office:value-type="float" office:value="6.61944549" calcext:value-type="float">
            <text:p>6.6194454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41274" calcext:value-type="float">
            <text:p>6.641274</text:p>
          </table:table-cell>
          <table:table-cell office:value-type="float" office:value="6.62011384" calcext:value-type="float">
            <text:p>6.62011384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61852" calcext:value-type="float">
            <text:p>6.661852</text:p>
          </table:table-cell>
          <table:table-cell office:value-type="float" office:value="6.62082761" calcext:value-type="float">
            <text:p>6.62082761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79405" calcext:value-type="float">
            <text:p>6.679405</text:p>
          </table:table-cell>
          <table:table-cell office:value-type="float" office:value="6.62164052" calcext:value-type="float">
            <text:p>6.6216405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96703" calcext:value-type="float">
            <text:p>6.696703</text:p>
          </table:table-cell>
          <table:table-cell office:value-type="float" office:value="6.62255857" calcext:value-type="float">
            <text:p>6.6225585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15814" calcext:value-type="float">
            <text:p>6.715814</text:p>
          </table:table-cell>
          <table:table-cell office:value-type="float" office:value="6.62353322" calcext:value-type="float">
            <text:p>6.6235332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36786" calcext:value-type="float">
            <text:p>6.736786</text:p>
          </table:table-cell>
          <table:table-cell office:value-type="float" office:value="6.62448113" calcext:value-type="float">
            <text:p>6.6244811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57517" calcext:value-type="float">
            <text:p>6.757517</text:p>
          </table:table-cell>
          <table:table-cell office:value-type="float" office:value="6.62531872" calcext:value-type="float">
            <text:p>6.6253187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74917" calcext:value-type="float">
            <text:p>6.774917</text:p>
          </table:table-cell>
          <table:table-cell office:value-type="float" office:value="6.62599278" calcext:value-type="float">
            <text:p>6.62599278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86694" calcext:value-type="float">
            <text:p>6.786694</text:p>
          </table:table-cell>
          <table:table-cell office:value-type="float" office:value="6.62649274" calcext:value-type="float">
            <text:p>6.6264927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92726" calcext:value-type="float">
            <text:p>6.792726</text:p>
          </table:table-cell>
          <table:table-cell office:value-type="float" office:value="6.62684258" calcext:value-type="float">
            <text:p>6.6268425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95236" calcext:value-type="float">
            <text:p>6.795236</text:p>
          </table:table-cell>
          <table:table-cell office:value-type="float" office:value="6.62708159" calcext:value-type="float">
            <text:p>6.62708159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97726" calcext:value-type="float">
            <text:p>6.797726</text:p>
          </table:table-cell>
          <table:table-cell office:value-type="float" office:value="6.62724705" calcext:value-type="float">
            <text:p>6.6272470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03271" calcext:value-type="float">
            <text:p>6.803271</text:p>
          </table:table-cell>
          <table:table-cell office:value-type="float" office:value="6.62736675" calcext:value-type="float">
            <text:p>6.6273667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13104" calcext:value-type="float">
            <text:p>6.813104</text:p>
          </table:table-cell>
          <table:table-cell office:value-type="float" office:value="6.62746135" calcext:value-type="float">
            <text:p>6.6274613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26175" calcext:value-type="float">
            <text:p>6.826175</text:p>
          </table:table-cell>
          <table:table-cell office:value-type="float" office:value="6.62755025" calcext:value-type="float">
            <text:p>6.627550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39807" calcext:value-type="float">
            <text:p>6.839807</text:p>
          </table:table-cell>
          <table:table-cell office:value-type="float" office:value="6.62765375" calcext:value-type="float">
            <text:p>6.6276537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51006" calcext:value-type="float">
            <text:p>6.851006</text:p>
          </table:table-cell>
          <table:table-cell office:value-type="float" office:value="6.62778839" calcext:value-type="float">
            <text:p>6.62778839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57733" calcext:value-type="float">
            <text:p>6.857733</text:p>
          </table:table-cell>
          <table:table-cell office:value-type="float" office:value="6.62795738" calcext:value-type="float">
            <text:p>6.6279573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59578" calcext:value-type="float">
            <text:p>6.859578</text:p>
          </table:table-cell>
          <table:table-cell office:value-type="float" office:value="6.62814223" calcext:value-type="float">
            <text:p>6.6281422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57629" calcext:value-type="float">
            <text:p>6.857629</text:p>
          </table:table-cell>
          <table:table-cell office:value-type="float" office:value="6.62830192" calcext:value-type="float">
            <text:p>6.62830192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53722" calcext:value-type="float">
            <text:p>6.853722</text:p>
          </table:table-cell>
          <table:table-cell office:value-type="float" office:value="6.62838304" calcext:value-type="float">
            <text:p>6.62838304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49529" calcext:value-type="float">
            <text:p>6.849529</text:p>
          </table:table-cell>
          <table:table-cell office:value-type="float" office:value="6.62833859" calcext:value-type="float">
            <text:p>6.62833859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45974" calcext:value-type="float">
            <text:p>6.845974</text:p>
          </table:table-cell>
          <table:table-cell office:value-type="float" office:value="6.62814763" calcext:value-type="float">
            <text:p>6.6281476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43262" calcext:value-type="float">
            <text:p>6.843262</text:p>
          </table:table-cell>
          <table:table-cell office:value-type="float" office:value="6.62782566" calcext:value-type="float">
            <text:p>6.62782566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41365" calcext:value-type="float">
            <text:p>6.841365</text:p>
          </table:table-cell>
          <table:table-cell office:value-type="float" office:value="6.62741888" calcext:value-type="float">
            <text:p>6.6274188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40507" calcext:value-type="float">
            <text:p>6.840507</text:p>
          </table:table-cell>
          <table:table-cell office:value-type="float" office:value="6.6269837" calcext:value-type="float">
            <text:p>6.626983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41151" calcext:value-type="float">
            <text:p>6.841151</text:p>
          </table:table-cell>
          <table:table-cell office:value-type="float" office:value="6.62656141" calcext:value-type="float">
            <text:p>6.62656141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43389" calcext:value-type="float">
            <text:p>6.843389</text:p>
          </table:table-cell>
          <table:table-cell office:value-type="float" office:value="6.62616116" calcext:value-type="float">
            <text:p>6.62616116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46156" calcext:value-type="float">
            <text:p>6.846156</text:p>
          </table:table-cell>
          <table:table-cell office:value-type="float" office:value="6.62576032" calcext:value-type="float">
            <text:p>6.6257603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46973" calcext:value-type="float">
            <text:p>6.846973</text:p>
          </table:table-cell>
          <table:table-cell office:value-type="float" office:value="6.6253214" calcext:value-type="float">
            <text:p>6.625321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42711" calcext:value-type="float">
            <text:p>6.842711</text:p>
          </table:table-cell>
          <table:table-cell office:value-type="float" office:value="6.62481524" calcext:value-type="float">
            <text:p>6.62481524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31185" calcext:value-type="float">
            <text:p>6.831185</text:p>
          </table:table-cell>
          <table:table-cell office:value-type="float" office:value="6.62423623" calcext:value-type="float">
            <text:p>6.6242362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12771" calcext:value-type="float">
            <text:p>6.812771</text:p>
          </table:table-cell>
          <table:table-cell office:value-type="float" office:value="6.62360029" calcext:value-type="float">
            <text:p>6.6236002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91041" calcext:value-type="float">
            <text:p>6.791041</text:p>
          </table:table-cell>
          <table:table-cell office:value-type="float" office:value="6.62292665" calcext:value-type="float">
            <text:p>6.6229266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71801" calcext:value-type="float">
            <text:p>6.771801</text:p>
          </table:table-cell>
          <table:table-cell office:value-type="float" office:value="6.62221439" calcext:value-type="float">
            <text:p>6.6222143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60708" calcext:value-type="float">
            <text:p>6.760708</text:p>
          </table:table-cell>
          <table:table-cell office:value-type="float" office:value="6.62142831" calcext:value-type="float">
            <text:p>6.62142831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60532" calcext:value-type="float">
            <text:p>6.760532</text:p>
          </table:table-cell>
          <table:table-cell office:value-type="float" office:value="6.62050423" calcext:value-type="float">
            <text:p>6.6205042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69487" calcext:value-type="float">
            <text:p>6.769487</text:p>
          </table:table-cell>
          <table:table-cell office:value-type="float" office:value="6.61937278" calcext:value-type="float">
            <text:p>6.6193727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81604" calcext:value-type="float">
            <text:p>6.781604</text:p>
          </table:table-cell>
          <table:table-cell office:value-type="float" office:value="6.61798999" calcext:value-type="float">
            <text:p>6.61798999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89011" calcext:value-type="float">
            <text:p>6.789011</text:p>
          </table:table-cell>
          <table:table-cell office:value-type="float" office:value="6.61635922" calcext:value-type="float">
            <text:p>6.61635922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84967" calcext:value-type="float">
            <text:p>6.784967</text:p>
          </table:table-cell>
          <table:table-cell office:value-type="float" office:value="6.61453475" calcext:value-type="float">
            <text:p>6.6145347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66263" calcext:value-type="float">
            <text:p>6.766263</text:p>
          </table:table-cell>
          <table:table-cell office:value-type="float" office:value="6.61260907" calcext:value-type="float">
            <text:p>6.6126090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341" calcext:value-type="float">
            <text:p>6.7341</text:p>
          </table:table-cell>
          <table:table-cell office:value-type="float" office:value="6.61069434" calcext:value-type="float">
            <text:p>6.6106943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93357" calcext:value-type="float">
            <text:p>6.693357</text:p>
          </table:table-cell>
          <table:table-cell office:value-type="float" office:value="6.60890846" calcext:value-type="float">
            <text:p>6.60890846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50787" calcext:value-type="float">
            <text:p>6.650787</text:p>
          </table:table-cell>
          <table:table-cell office:value-type="float" office:value="6.60736841" calcext:value-type="float">
            <text:p>6.6073684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12911" calcext:value-type="float">
            <text:p>6.612911</text:p>
          </table:table-cell>
          <table:table-cell office:value-type="float" office:value="6.60618403" calcext:value-type="float">
            <text:p>6.6061840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84353" calcext:value-type="float">
            <text:p>6.584353</text:p>
          </table:table-cell>
          <table:table-cell office:value-type="float" office:value="6.6054421" calcext:value-type="float">
            <text:p>6.6054421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67128" calcext:value-type="float">
            <text:p>6.567128</text:p>
          </table:table-cell>
          <table:table-cell office:value-type="float" office:value="6.60517789" calcext:value-type="float">
            <text:p>6.6051778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60989" calcext:value-type="float">
            <text:p>6.560989</text:p>
          </table:table-cell>
          <table:table-cell office:value-type="float" office:value="6.60534361" calcext:value-type="float">
            <text:p>6.60534361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564408" calcext:value-type="float">
            <text:p>6.564408</text:p>
          </table:table-cell>
          <table:table-cell office:value-type="float" office:value="6.60579209" calcext:value-type="float">
            <text:p>6.6057920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575439" calcext:value-type="float">
            <text:p>6.575439</text:p>
          </table:table-cell>
          <table:table-cell office:value-type="float" office:value="6.60629103" calcext:value-type="float">
            <text:p>6.6062910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591741" calcext:value-type="float">
            <text:p>6.591741</text:p>
          </table:table-cell>
          <table:table-cell office:value-type="float" office:value="6.60657075" calcext:value-type="float">
            <text:p>6.6065707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09807" calcext:value-type="float">
            <text:p>6.609807</text:p>
          </table:table-cell>
          <table:table-cell office:value-type="float" office:value="6.60639378" calcext:value-type="float">
            <text:p>6.60639378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24269" calcext:value-type="float">
            <text:p>6.624269</text:p>
          </table:table-cell>
          <table:table-cell office:value-type="float" office:value="6.60562235" calcext:value-type="float">
            <text:p>6.6056223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28447" calcext:value-type="float">
            <text:p>6.628447</text:p>
          </table:table-cell>
          <table:table-cell office:value-type="float" office:value="6.60425505" calcext:value-type="float">
            <text:p>6.6042550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166" calcext:value-type="float">
            <text:p>6.6166</text:p>
          </table:table-cell>
          <table:table-cell office:value-type="float" office:value="6.60241187" calcext:value-type="float">
            <text:p>6.6024118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86981" calcext:value-type="float">
            <text:p>6.586981</text:p>
          </table:table-cell>
          <table:table-cell office:value-type="float" office:value="6.60026871" calcext:value-type="float">
            <text:p>6.6002687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4391" calcext:value-type="float">
            <text:p>6.54391</text:p>
          </table:table-cell>
          <table:table-cell office:value-type="float" office:value="6.59796945" calcext:value-type="float">
            <text:p>6.5979694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97188" calcext:value-type="float">
            <text:p>6.497188</text:p>
          </table:table-cell>
          <table:table-cell office:value-type="float" office:value="6.59555724" calcext:value-type="float">
            <text:p>6.5955572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458452" calcext:value-type="float">
            <text:p>6.458452</text:p>
          </table:table-cell>
          <table:table-cell office:value-type="float" office:value="6.59295689" calcext:value-type="float">
            <text:p>6.5929568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43578" calcext:value-type="float">
            <text:p>6.43578</text:p>
          </table:table-cell>
          <table:table-cell office:value-type="float" office:value="6.59000832" calcext:value-type="float">
            <text:p>6.59000832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429251" calcext:value-type="float">
            <text:p>6.429251</text:p>
          </table:table-cell>
          <table:table-cell office:value-type="float" office:value="6.58649982" calcext:value-type="float">
            <text:p>6.58649982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429932" calcext:value-type="float">
            <text:p>6.429932</text:p>
          </table:table-cell>
          <table:table-cell office:value-type="float" office:value="6.58204245" calcext:value-type="float">
            <text:p>6.5820424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422959" calcext:value-type="float">
            <text:p>6.422959</text:p>
          </table:table-cell>
          <table:table-cell office:value-type="float" office:value="6.57490288" calcext:value-type="float">
            <text:p>6.5749028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393165" calcext:value-type="float">
            <text:p>6.393165</text:p>
          </table:table-cell>
          <table:table-cell office:value-type="float" office:value="6.56783304" calcext:value-type="float">
            <text:p>6.56783304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330655" calcext:value-type="float">
            <text:p>6.330655</text:p>
          </table:table-cell>
          <table:table-cell office:value-type="float" office:value="6.57498534" calcext:value-type="float">
            <text:p>6.5749853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234009" calcext:value-type="float">
            <text:p>6.234009</text:p>
          </table:table-cell>
          <table:table-cell office:value-type="float" office:value="6.57996638" calcext:value-type="float">
            <text:p>6.5799663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10903" calcext:value-type="float">
            <text:p>6.10903</text:p>
          </table:table-cell>
          <table:table-cell office:value-type="float" office:value="6.58506335" calcext:value-type="float">
            <text:p>6.5850633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957828" calcext:value-type="float">
            <text:p>5.957828</text:p>
          </table:table-cell>
          <table:table-cell office:value-type="float" office:value="6.59074025" calcext:value-type="float">
            <text:p>6.5907402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706442" calcext:value-type="float">
            <text:p>5.706442</text:p>
          </table:table-cell>
          <table:table-cell office:value-type="float" office:value="6.597176" calcext:value-type="float">
            <text:p>6.59717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407181" calcext:value-type="float">
            <text:p>7.407181</text:p>
          </table:table-cell>
          <table:table-cell office:value-type="float" office:value="6.60534861" calcext:value-type="float">
            <text:p>6.60534861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164913" calcext:value-type="float">
            <text:p>6.164913</text:p>
          </table:table-cell>
          <table:table-cell office:value-type="float" office:value="6.59587404" calcext:value-type="float">
            <text:p>6.59587404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086449" calcext:value-type="float">
            <text:p>6.086449</text:p>
          </table:table-cell>
          <table:table-cell office:value-type="float" office:value="6.59846364" calcext:value-type="float">
            <text:p>6.5984636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090745" calcext:value-type="float">
            <text:p>6.090745</text:p>
          </table:table-cell>
          <table:table-cell office:value-type="float" office:value="6.60181159" calcext:value-type="float">
            <text:p>6.60181159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122003" calcext:value-type="float">
            <text:p>6.122003</text:p>
          </table:table-cell>
          <table:table-cell office:value-type="float" office:value="6.60535895" calcext:value-type="float">
            <text:p>6.6053589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163486" calcext:value-type="float">
            <text:p>6.163486</text:p>
          </table:table-cell>
          <table:table-cell office:value-type="float" office:value="6.6089619" calcext:value-type="float">
            <text:p>6.608961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21086" calcext:value-type="float">
            <text:p>6.21086</text:p>
          </table:table-cell>
          <table:table-cell office:value-type="float" office:value="6.61248845" calcext:value-type="float">
            <text:p>6.6124884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265649" calcext:value-type="float">
            <text:p>6.265649</text:p>
          </table:table-cell>
          <table:table-cell office:value-type="float" office:value="6.6157437" calcext:value-type="float">
            <text:p>6.615743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330299" calcext:value-type="float">
            <text:p>6.330299</text:p>
          </table:table-cell>
          <table:table-cell office:value-type="float" office:value="6.61849189" calcext:value-type="float">
            <text:p>6.6184918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04293" calcext:value-type="float">
            <text:p>6.404293</text:p>
          </table:table-cell>
          <table:table-cell office:value-type="float" office:value="6.62052231" calcext:value-type="float">
            <text:p>6.6205223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82457" calcext:value-type="float">
            <text:p>6.482457</text:p>
          </table:table-cell>
          <table:table-cell office:value-type="float" office:value="6.62172067" calcext:value-type="float">
            <text:p>6.621720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55971" calcext:value-type="float">
            <text:p>6.555971</text:p>
          </table:table-cell>
          <table:table-cell office:value-type="float" office:value="6.62211405" calcext:value-type="float">
            <text:p>6.6221140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15369" calcext:value-type="float">
            <text:p>6.615369</text:p>
          </table:table-cell>
          <table:table-cell office:value-type="float" office:value="6.62187119" calcext:value-type="float">
            <text:p>6.62187119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53943" calcext:value-type="float">
            <text:p>6.653943</text:p>
          </table:table-cell>
          <table:table-cell office:value-type="float" office:value="6.62125918" calcext:value-type="float">
            <text:p>6.6212591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69941" calcext:value-type="float">
            <text:p>6.669941</text:p>
          </table:table-cell>
          <table:table-cell office:value-type="float" office:value="6.62057436" calcext:value-type="float">
            <text:p>6.62057436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66669" calcext:value-type="float">
            <text:p>6.666669</text:p>
          </table:table-cell>
          <table:table-cell office:value-type="float" office:value="6.62007245" calcext:value-type="float">
            <text:p>6.6200724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50675" calcext:value-type="float">
            <text:p>6.650675</text:p>
          </table:table-cell>
          <table:table-cell office:value-type="float" office:value="6.61992041" calcext:value-type="float">
            <text:p>6.6199204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29073" calcext:value-type="float">
            <text:p>6.629073</text:p>
          </table:table-cell>
          <table:table-cell office:value-type="float" office:value="6.62018284" calcext:value-type="float">
            <text:p>6.6201828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07417" calcext:value-type="float">
            <text:p>6.607417</text:p>
          </table:table-cell>
          <table:table-cell office:value-type="float" office:value="6.62084175" calcext:value-type="float">
            <text:p>6.6208417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588993" calcext:value-type="float">
            <text:p>6.588993</text:p>
          </table:table-cell>
          <table:table-cell office:value-type="float" office:value="6.62183476" calcext:value-type="float">
            <text:p>6.6218347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75398" calcext:value-type="float">
            <text:p>6.575398</text:p>
          </table:table-cell>
          <table:table-cell office:value-type="float" office:value="6.62309038" calcext:value-type="float">
            <text:p>6.62309038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67471" calcext:value-type="float">
            <text:p>6.567471</text:p>
          </table:table-cell>
          <table:table-cell office:value-type="float" office:value="6.62454481" calcext:value-type="float">
            <text:p>6.6245448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565738" calcext:value-type="float">
            <text:p>6.565738</text:p>
          </table:table-cell>
          <table:table-cell office:value-type="float" office:value="6.62613993" calcext:value-type="float">
            <text:p>6.6261399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570235" calcext:value-type="float">
            <text:p>6.570235</text:p>
          </table:table-cell>
          <table:table-cell office:value-type="float" office:value="6.62781511" calcext:value-type="float">
            <text:p>6.62781511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580239" calcext:value-type="float">
            <text:p>6.580239</text:p>
          </table:table-cell>
          <table:table-cell office:value-type="float" office:value="6.62950718" calcext:value-type="float">
            <text:p>6.6295071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594488" calcext:value-type="float">
            <text:p>6.594488</text:p>
          </table:table-cell>
          <table:table-cell office:value-type="float" office:value="6.63116212" calcext:value-type="float">
            <text:p>6.63116212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11889" calcext:value-type="float">
            <text:p>6.611889</text:p>
          </table:table-cell>
          <table:table-cell office:value-type="float" office:value="6.63274873" calcext:value-type="float">
            <text:p>6.6327487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32142" calcext:value-type="float">
            <text:p>6.632142</text:p>
          </table:table-cell>
          <table:table-cell office:value-type="float" office:value="6.63426051" calcext:value-type="float">
            <text:p>6.6342605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55662" calcext:value-type="float">
            <text:p>6.655662</text:p>
          </table:table-cell>
          <table:table-cell office:value-type="float" office:value="6.63570048" calcext:value-type="float">
            <text:p>6.6357004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82756" calcext:value-type="float">
            <text:p>6.682756</text:p>
          </table:table-cell>
          <table:table-cell office:value-type="float" office:value="6.63705836" calcext:value-type="float">
            <text:p>6.6370583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12651" calcext:value-type="float">
            <text:p>6.712651</text:p>
          </table:table-cell>
          <table:table-cell office:value-type="float" office:value="6.63829729" calcext:value-type="float">
            <text:p>6.63829729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43143" calcext:value-type="float">
            <text:p>6.743143</text:p>
          </table:table-cell>
          <table:table-cell office:value-type="float" office:value="6.63936186" calcext:value-type="float">
            <text:p>6.63936186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7121" calcext:value-type="float">
            <text:p>6.77121</text:p>
          </table:table-cell>
          <table:table-cell office:value-type="float" office:value="6.64020443" calcext:value-type="float">
            <text:p>6.6402044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94168" calcext:value-type="float">
            <text:p>6.794168</text:p>
          </table:table-cell>
          <table:table-cell office:value-type="float" office:value="6.64081337" calcext:value-type="float">
            <text:p>6.6408133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10605" calcext:value-type="float">
            <text:p>6.810605</text:p>
          </table:table-cell>
          <table:table-cell office:value-type="float" office:value="6.64122594" calcext:value-type="float">
            <text:p>6.64122594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20545" calcext:value-type="float">
            <text:p>6.820545</text:p>
          </table:table-cell>
          <table:table-cell office:value-type="float" office:value="6.64151903" calcext:value-type="float">
            <text:p>6.6415190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24923" calcext:value-type="float">
            <text:p>6.824923</text:p>
          </table:table-cell>
          <table:table-cell office:value-type="float" office:value="6.64178455" calcext:value-type="float">
            <text:p>6.6417845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24913" calcext:value-type="float">
            <text:p>6.824913</text:p>
          </table:table-cell>
          <table:table-cell office:value-type="float" office:value="6.64210352" calcext:value-type="float">
            <text:p>6.6421035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21678" calcext:value-type="float">
            <text:p>6.821678</text:p>
          </table:table-cell>
          <table:table-cell office:value-type="float" office:value="6.64252958" calcext:value-type="float">
            <text:p>6.6425295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16627" calcext:value-type="float">
            <text:p>6.816627</text:p>
          </table:table-cell>
          <table:table-cell office:value-type="float" office:value="6.6430831" calcext:value-type="float">
            <text:p>6.643083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11782" calcext:value-type="float">
            <text:p>6.811782</text:p>
          </table:table-cell>
          <table:table-cell office:value-type="float" office:value="6.64375067" calcext:value-type="float">
            <text:p>6.6437506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09696" calcext:value-type="float">
            <text:p>6.809696</text:p>
          </table:table-cell>
          <table:table-cell office:value-type="float" office:value="6.64448525" calcext:value-type="float">
            <text:p>6.6444852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12731" calcext:value-type="float">
            <text:p>6.812731</text:p>
          </table:table-cell>
          <table:table-cell office:value-type="float" office:value="6.64520839" calcext:value-type="float">
            <text:p>6.64520839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21994" calcext:value-type="float">
            <text:p>6.821994</text:p>
          </table:table-cell>
          <table:table-cell office:value-type="float" office:value="6.64581971" calcext:value-type="float">
            <text:p>6.6458197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36525" calcext:value-type="float">
            <text:p>6.836525</text:p>
          </table:table-cell>
          <table:table-cell office:value-type="float" office:value="6.64621702" calcext:value-type="float">
            <text:p>6.6462170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53271" calcext:value-type="float">
            <text:p>6.853271</text:p>
          </table:table-cell>
          <table:table-cell office:value-type="float" office:value="6.64632384" calcext:value-type="float">
            <text:p>6.64632384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67905" calcext:value-type="float">
            <text:p>6.867905</text:p>
          </table:table-cell>
          <table:table-cell office:value-type="float" office:value="6.64611513" calcext:value-type="float">
            <text:p>6.64611513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76218" calcext:value-type="float">
            <text:p>6.876218</text:p>
          </table:table-cell>
          <table:table-cell office:value-type="float" office:value="6.64563102" calcext:value-type="float">
            <text:p>6.6456310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75547" calcext:value-type="float">
            <text:p>6.875547</text:p>
          </table:table-cell>
          <table:table-cell office:value-type="float" office:value="6.64497188" calcext:value-type="float">
            <text:p>6.6449718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65741" calcext:value-type="float">
            <text:p>6.865741</text:p>
          </table:table-cell>
          <table:table-cell office:value-type="float" office:value="6.64427397" calcext:value-type="float">
            <text:p>6.6442739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49277" calcext:value-type="float">
            <text:p>6.849277</text:p>
          </table:table-cell>
          <table:table-cell office:value-type="float" office:value="6.64367116" calcext:value-type="float">
            <text:p>6.64367116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30433" calcext:value-type="float">
            <text:p>6.830433</text:p>
          </table:table-cell>
          <table:table-cell office:value-type="float" office:value="6.64325312" calcext:value-type="float">
            <text:p>6.64325312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13777" calcext:value-type="float">
            <text:p>6.813777</text:p>
          </table:table-cell>
          <table:table-cell office:value-type="float" office:value="6.64303365" calcext:value-type="float">
            <text:p>6.6430336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02584" calcext:value-type="float">
            <text:p>6.802584</text:p>
          </table:table-cell>
          <table:table-cell office:value-type="float" office:value="6.6429416" calcext:value-type="float">
            <text:p>6.6429416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97847" calcext:value-type="float">
            <text:p>6.797847</text:p>
          </table:table-cell>
          <table:table-cell office:value-type="float" office:value="6.64284019" calcext:value-type="float">
            <text:p>6.6428401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98278" calcext:value-type="float">
            <text:p>6.798278</text:p>
          </table:table-cell>
          <table:table-cell office:value-type="float" office:value="6.64257008" calcext:value-type="float">
            <text:p>6.6425700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801126" calcext:value-type="float">
            <text:p>6.801126</text:p>
          </table:table-cell>
          <table:table-cell office:value-type="float" office:value="6.64200156" calcext:value-type="float">
            <text:p>6.64200156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03305" calcext:value-type="float">
            <text:p>6.803305</text:p>
          </table:table-cell>
          <table:table-cell office:value-type="float" office:value="6.64107756" calcext:value-type="float">
            <text:p>6.64107756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02264" calcext:value-type="float">
            <text:p>6.802264</text:p>
          </table:table-cell>
          <table:table-cell office:value-type="float" office:value="6.63983246" calcext:value-type="float">
            <text:p>6.6398324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96357" calcext:value-type="float">
            <text:p>6.796357</text:p>
          </table:table-cell>
          <table:table-cell office:value-type="float" office:value="6.63838086" calcext:value-type="float">
            <text:p>6.6383808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8481" calcext:value-type="float">
            <text:p>6.78481</text:p>
          </table:table-cell>
          <table:table-cell office:value-type="float" office:value="6.63688139" calcext:value-type="float">
            <text:p>6.6368813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67591" calcext:value-type="float">
            <text:p>6.767591</text:p>
          </table:table-cell>
          <table:table-cell office:value-type="float" office:value="6.63548942" calcext:value-type="float">
            <text:p>6.63548942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45407" calcext:value-type="float">
            <text:p>6.745407</text:p>
          </table:table-cell>
          <table:table-cell office:value-type="float" office:value="6.63431548" calcext:value-type="float">
            <text:p>6.6343154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19815" calcext:value-type="float">
            <text:p>6.719815</text:p>
          </table:table-cell>
          <table:table-cell office:value-type="float" office:value="6.63340251" calcext:value-type="float">
            <text:p>6.6334025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93193" calcext:value-type="float">
            <text:p>6.693193</text:p>
          </table:table-cell>
          <table:table-cell office:value-type="float" office:value="6.63272666" calcext:value-type="float">
            <text:p>6.63272666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683" calcext:value-type="float">
            <text:p>6.6683</text:p>
          </table:table-cell>
          <table:table-cell office:value-type="float" office:value="6.63221851" calcext:value-type="float">
            <text:p>6.6322185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47387" calcext:value-type="float">
            <text:p>6.647387</text:p>
          </table:table-cell>
          <table:table-cell office:value-type="float" office:value="6.63179599" calcext:value-type="float">
            <text:p>6.63179599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31208" calcext:value-type="float">
            <text:p>6.631208</text:p>
          </table:table-cell>
          <table:table-cell office:value-type="float" office:value="6.63139865" calcext:value-type="float">
            <text:p>6.6313986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18527" calcext:value-type="float">
            <text:p>6.618527</text:p>
          </table:table-cell>
          <table:table-cell office:value-type="float" office:value="6.63101251" calcext:value-type="float">
            <text:p>6.6310125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06564" calcext:value-type="float">
            <text:p>6.606564</text:p>
          </table:table-cell>
          <table:table-cell office:value-type="float" office:value="6.6306762" calcext:value-type="float">
            <text:p>6.6306762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92399" calcext:value-type="float">
            <text:p>6.592399</text:p>
          </table:table-cell>
          <table:table-cell office:value-type="float" office:value="6.63046319" calcext:value-type="float">
            <text:p>6.63046319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7479" calcext:value-type="float">
            <text:p>6.57479</text:p>
          </table:table-cell>
          <table:table-cell office:value-type="float" office:value="6.63044221" calcext:value-type="float">
            <text:p>6.6304422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555512" calcext:value-type="float">
            <text:p>6.555512</text:p>
          </table:table-cell>
          <table:table-cell office:value-type="float" office:value="6.63062759" calcext:value-type="float">
            <text:p>6.6306275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39352" calcext:value-type="float">
            <text:p>6.539352</text:p>
          </table:table-cell>
          <table:table-cell office:value-type="float" office:value="6.63093994" calcext:value-type="float">
            <text:p>6.63093994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32349" calcext:value-type="float">
            <text:p>6.532349</text:p>
          </table:table-cell>
          <table:table-cell office:value-type="float" office:value="6.63119977" calcext:value-type="float">
            <text:p>6.6311997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538718" calcext:value-type="float">
            <text:p>6.538718</text:p>
          </table:table-cell>
          <table:table-cell office:value-type="float" office:value="6.63116928" calcext:value-type="float">
            <text:p>6.63116928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557932" calcext:value-type="float">
            <text:p>6.557932</text:p>
          </table:table-cell>
          <table:table-cell office:value-type="float" office:value="6.6306381" calcext:value-type="float">
            <text:p>6.6306381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837" calcext:value-type="float">
            <text:p>6.5837</text:p>
          </table:table-cell>
          <table:table-cell office:value-type="float" office:value="6.62952187" calcext:value-type="float">
            <text:p>6.6295218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05837" calcext:value-type="float">
            <text:p>6.605837</text:p>
          </table:table-cell>
          <table:table-cell office:value-type="float" office:value="6.62792321" calcext:value-type="float">
            <text:p>6.6279232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14302" calcext:value-type="float">
            <text:p>6.614302</text:p>
          </table:table-cell>
          <table:table-cell office:value-type="float" office:value="6.62611122" calcext:value-type="float">
            <text:p>6.6261112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03411" calcext:value-type="float">
            <text:p>6.603411</text:p>
          </table:table-cell>
          <table:table-cell office:value-type="float" office:value="6.624414" calcext:value-type="float">
            <text:p>6.62441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74044" calcext:value-type="float">
            <text:p>6.574044</text:p>
          </table:table-cell>
          <table:table-cell office:value-type="float" office:value="6.62306601" calcext:value-type="float">
            <text:p>6.6230660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32664" calcext:value-type="float">
            <text:p>6.532664</text:p>
          </table:table-cell>
          <table:table-cell office:value-type="float" office:value="6.62207432" calcext:value-type="float">
            <text:p>6.6220743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487539" calcext:value-type="float">
            <text:p>6.487539</text:p>
          </table:table-cell>
          <table:table-cell office:value-type="float" office:value="6.62114889" calcext:value-type="float">
            <text:p>6.62114889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444129" calcext:value-type="float">
            <text:p>6.444129</text:p>
          </table:table-cell>
          <table:table-cell office:value-type="float" office:value="6.61968444" calcext:value-type="float">
            <text:p>6.6196844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402284" calcext:value-type="float">
            <text:p>6.402284</text:p>
          </table:table-cell>
          <table:table-cell office:value-type="float" office:value="6.61663795" calcext:value-type="float">
            <text:p>6.6166379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57055" calcext:value-type="float">
            <text:p>6.357055</text:p>
          </table:table-cell>
          <table:table-cell office:value-type="float" office:value="6.60920917" calcext:value-type="float">
            <text:p>6.6092091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302689" calcext:value-type="float">
            <text:p>6.302689</text:p>
          </table:table-cell>
          <table:table-cell office:value-type="float" office:value="6.60223268" calcext:value-type="float">
            <text:p>6.60223268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237153" calcext:value-type="float">
            <text:p>6.237153</text:p>
          </table:table-cell>
          <table:table-cell office:value-type="float" office:value="6.60948995" calcext:value-type="float">
            <text:p>6.6094899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163595" calcext:value-type="float">
            <text:p>6.163595</text:p>
          </table:table-cell>
          <table:table-cell office:value-type="float" office:value="6.6121767" calcext:value-type="float">
            <text:p>6.612176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08493" calcext:value-type="float">
            <text:p>6.08493</text:p>
          </table:table-cell>
          <table:table-cell office:value-type="float" office:value="6.61355607" calcext:value-type="float">
            <text:p>6.6135560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.983514" calcext:value-type="float">
            <text:p>5.983514</text:p>
          </table:table-cell>
          <table:table-cell office:value-type="float" office:value="6.6147132" calcext:value-type="float">
            <text:p>6.614713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715975" calcext:value-type="float">
            <text:p>5.715975</text:p>
          </table:table-cell>
          <table:table-cell office:value-type="float" office:value="6.61648597" calcext:value-type="float">
            <text:p>6.6164859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715975" calcext:value-type="float">
            <text:p>5.715975</text:p>
          </table:table-cell>
          <table:table-cell office:value-type="float" office:value="6.62097901" calcext:value-type="float">
            <text:p>6.6209790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108395" calcext:value-type="float">
            <text:p>7.108395</text:p>
          </table:table-cell>
          <table:table-cell office:value-type="float" office:value="6.62586723" calcext:value-type="float">
            <text:p>6.6258672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28759" calcext:value-type="float">
            <text:p>6.828759</text:p>
          </table:table-cell>
          <table:table-cell office:value-type="float" office:value="6.61751221" calcext:value-type="float">
            <text:p>6.6175122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43706" calcext:value-type="float">
            <text:p>6.743706</text:p>
          </table:table-cell>
          <table:table-cell office:value-type="float" office:value="6.61285286" calcext:value-type="float">
            <text:p>6.61285286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7672" calcext:value-type="float">
            <text:p>6.67672</text:p>
          </table:table-cell>
          <table:table-cell office:value-type="float" office:value="6.6100627" calcext:value-type="float">
            <text:p>6.610062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01403" calcext:value-type="float">
            <text:p>6.601403</text:p>
          </table:table-cell>
          <table:table-cell office:value-type="float" office:value="6.60893914" calcext:value-type="float">
            <text:p>6.6089391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23703" calcext:value-type="float">
            <text:p>6.523703</text:p>
          </table:table-cell>
          <table:table-cell office:value-type="float" office:value="6.60937987" calcext:value-type="float">
            <text:p>6.60937987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59724" calcext:value-type="float">
            <text:p>6.459724</text:p>
          </table:table-cell>
          <table:table-cell office:value-type="float" office:value="6.6110821" calcext:value-type="float">
            <text:p>6.611082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23873" calcext:value-type="float">
            <text:p>6.423873</text:p>
          </table:table-cell>
          <table:table-cell office:value-type="float" office:value="6.61351291" calcext:value-type="float">
            <text:p>6.61351291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421244" calcext:value-type="float">
            <text:p>6.421244</text:p>
          </table:table-cell>
          <table:table-cell office:value-type="float" office:value="6.61602732" calcext:value-type="float">
            <text:p>6.6160273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445481" calcext:value-type="float">
            <text:p>6.445481</text:p>
          </table:table-cell>
          <table:table-cell office:value-type="float" office:value="6.61805678" calcext:value-type="float">
            <text:p>6.6180567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482298" calcext:value-type="float">
            <text:p>6.482298</text:p>
          </table:table-cell>
          <table:table-cell office:value-type="float" office:value="6.61927818" calcext:value-type="float">
            <text:p>6.6192781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16141" calcext:value-type="float">
            <text:p>6.516141</text:p>
          </table:table-cell>
          <table:table-cell office:value-type="float" office:value="6.6196868" calcext:value-type="float">
            <text:p>6.6196868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36385" calcext:value-type="float">
            <text:p>6.536385</text:p>
          </table:table-cell>
          <table:table-cell office:value-type="float" office:value="6.6207327172" calcext:value-type="float">
            <text:p>6.6207327172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40468" calcext:value-type="float">
            <text:p>6.540468</text:p>
          </table:table-cell>
          <table:table-cell office:value-type="float" office:value="6.6215934082" calcext:value-type="float">
            <text:p>6.621593408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33341" calcext:value-type="float">
            <text:p>6.533341</text:p>
          </table:table-cell>
          <table:table-cell office:value-type="float" office:value="6.6224297526" calcext:value-type="float">
            <text:p>6.622429752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24129" calcext:value-type="float">
            <text:p>6.524129</text:p>
          </table:table-cell>
          <table:table-cell office:value-type="float" office:value="6.6233577604" calcext:value-type="float">
            <text:p>6.6233577604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21795" calcext:value-type="float">
            <text:p>6.521795</text:p>
          </table:table-cell>
          <table:table-cell office:value-type="float" office:value="6.6244022737" calcext:value-type="float">
            <text:p>6.624402273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531685" calcext:value-type="float">
            <text:p>6.531685</text:p>
          </table:table-cell>
          <table:table-cell office:value-type="float" office:value="6.6254938404" calcext:value-type="float">
            <text:p>6.6254938404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554168" calcext:value-type="float">
            <text:p>6.554168</text:p>
          </table:table-cell>
          <table:table-cell office:value-type="float" office:value="6.6265025376" calcext:value-type="float">
            <text:p>6.6265025376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85461" calcext:value-type="float">
            <text:p>6.585461</text:p>
          </table:table-cell>
          <table:table-cell office:value-type="float" office:value="6.6272887826" calcext:value-type="float">
            <text:p>6.627288782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1975" calcext:value-type="float">
            <text:p>6.61975</text:p>
          </table:table-cell>
          <table:table-cell office:value-type="float" office:value="6.6277484286" calcext:value-type="float">
            <text:p>6.627748428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51465" calcext:value-type="float">
            <text:p>6.651465</text:p>
          </table:table-cell>
          <table:table-cell office:value-type="float" office:value="6.6278373" calcext:value-type="float">
            <text:p>6.6278373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76918" calcext:value-type="float">
            <text:p>6.676918</text:p>
          </table:table-cell>
          <table:table-cell office:value-type="float" office:value="6.6275718202" calcext:value-type="float">
            <text:p>6.627571820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94964" calcext:value-type="float">
            <text:p>6.694964</text:p>
          </table:table-cell>
          <table:table-cell office:value-type="float" office:value="6.6270110682" calcext:value-type="float">
            <text:p>6.627011068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06718" calcext:value-type="float">
            <text:p>6.706718</text:p>
          </table:table-cell>
          <table:table-cell office:value-type="float" office:value="6.62623" calcext:value-type="float">
            <text:p>6.6262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14555" calcext:value-type="float">
            <text:p>6.714555</text:p>
          </table:table-cell>
          <table:table-cell office:value-type="float" office:value="6.625294093" calcext:value-type="float">
            <text:p>6.625294093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20841" calcext:value-type="float">
            <text:p>6.720841</text:p>
          </table:table-cell>
          <table:table-cell office:value-type="float" office:value="6.6242439647" calcext:value-type="float">
            <text:p>6.624243964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26983" calcext:value-type="float">
            <text:p>6.726983</text:p>
          </table:table-cell>
          <table:table-cell office:value-type="float" office:value="6.623094" calcext:value-type="float">
            <text:p>6.623094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33256" calcext:value-type="float">
            <text:p>6.733256</text:p>
          </table:table-cell>
          <table:table-cell office:value-type="float" office:value="6.6218423253" calcext:value-type="float">
            <text:p>6.621842325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39442" calcext:value-type="float">
            <text:p>6.739442</text:p>
          </table:table-cell>
          <table:table-cell office:value-type="float" office:value="6.620483622" calcext:value-type="float">
            <text:p>6.62048362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45733" calcext:value-type="float">
            <text:p>6.745733</text:p>
          </table:table-cell>
          <table:table-cell office:value-type="float" office:value="6.619015" calcext:value-type="float">
            <text:p>6.61901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53149" calcext:value-type="float">
            <text:p>6.753149</text:p>
          </table:table-cell>
          <table:table-cell office:value-type="float" office:value="6.617431025" calcext:value-type="float">
            <text:p>6.6174310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63067" calcext:value-type="float">
            <text:p>6.763067</text:p>
          </table:table-cell>
          <table:table-cell office:value-type="float" office:value="6.6157130759" calcext:value-type="float">
            <text:p>6.6157130759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76139" calcext:value-type="float">
            <text:p>6.776139</text:p>
          </table:table-cell>
          <table:table-cell office:value-type="float" office:value="6.6138239231" calcext:value-type="float">
            <text:p>6.613823923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9145" calcext:value-type="float">
            <text:p>6.79145</text:p>
          </table:table-cell>
          <table:table-cell office:value-type="float" office:value="6.6117159351" calcext:value-type="float">
            <text:p>6.611715935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06649" calcext:value-type="float">
            <text:p>6.806649</text:p>
          </table:table-cell>
          <table:table-cell office:value-type="float" office:value="6.6093510132" calcext:value-type="float">
            <text:p>6.6093510132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19108" calcext:value-type="float">
            <text:p>6.819108</text:p>
          </table:table-cell>
          <table:table-cell office:value-type="float" office:value="6.6067203733" calcext:value-type="float">
            <text:p>6.60672037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274" calcext:value-type="float">
            <text:p>6.8274</text:p>
          </table:table-cell>
          <table:table-cell office:value-type="float" office:value="6.6038502703" calcext:value-type="float">
            <text:p>6.603850270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32104" calcext:value-type="float">
            <text:p>6.832104</text:p>
          </table:table-cell>
          <table:table-cell office:value-type="float" office:value="6.6007879452" calcext:value-type="float">
            <text:p>6.6007879452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35425" calcext:value-type="float">
            <text:p>6.835425</text:p>
          </table:table-cell>
          <table:table-cell office:value-type="float" office:value="6.5975752222" calcext:value-type="float">
            <text:p>6.597575222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39914" calcext:value-type="float">
            <text:p>6.839914</text:p>
          </table:table-cell>
          <table:table-cell office:value-type="float" office:value="6.5942252254" calcext:value-type="float">
            <text:p>6.5942252254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47097" calcext:value-type="float">
            <text:p>6.847097</text:p>
          </table:table-cell>
          <table:table-cell office:value-type="float" office:value="6.5907153857" calcext:value-type="float">
            <text:p>6.590715385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5682" calcext:value-type="float">
            <text:p>6.85682</text:p>
          </table:table-cell>
          <table:table-cell office:value-type="float" office:value="6.5869997101" calcext:value-type="float">
            <text:p>6.586999710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67519" calcext:value-type="float">
            <text:p>6.867519</text:p>
          </table:table-cell>
          <table:table-cell office:value-type="float" office:value="6.5830317647" calcext:value-type="float">
            <text:p>6.5830317647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7703" calcext:value-type="float">
            <text:p>6.87703</text:p>
          </table:table-cell>
          <table:table-cell office:value-type="float" office:value="6.5787856866" calcext:value-type="float">
            <text:p>6.5787856866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83384" calcext:value-type="float">
            <text:p>6.883384</text:p>
          </table:table-cell>
          <table:table-cell office:value-type="float" office:value="6.5742668333" calcext:value-type="float">
            <text:p>6.574266833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8524" calcext:value-type="float">
            <text:p>6.88524</text:p>
          </table:table-cell>
          <table:table-cell office:value-type="float" office:value="6.5695111846" calcext:value-type="float">
            <text:p>6.5695111846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8201" calcext:value-type="float">
            <text:p>6.88201</text:p>
          </table:table-cell>
          <table:table-cell office:value-type="float" office:value="6.5645779219" calcext:value-type="float">
            <text:p>6.564577921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73863" calcext:value-type="float">
            <text:p>6.873863</text:p>
          </table:table-cell>
          <table:table-cell office:value-type="float" office:value="6.5595393175" calcext:value-type="float">
            <text:p>6.559539317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61725" calcext:value-type="float">
            <text:p>6.861725</text:p>
          </table:table-cell>
          <table:table-cell office:value-type="float" office:value="6.5544695806" calcext:value-type="float">
            <text:p>6.554469580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47207" calcext:value-type="float">
            <text:p>6.847207</text:p>
          </table:table-cell>
          <table:table-cell office:value-type="float" office:value="6.5494326066" calcext:value-type="float">
            <text:p>6.5494326066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324" calcext:value-type="float">
            <text:p>6.8324</text:p>
          </table:table-cell>
          <table:table-cell office:value-type="float" office:value="6.5444697" calcext:value-type="float">
            <text:p>6.544469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19494" calcext:value-type="float">
            <text:p>6.819494</text:p>
          </table:table-cell>
          <table:table-cell office:value-type="float" office:value="6.5395895254" calcext:value-type="float">
            <text:p>6.539589525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10304" calcext:value-type="float">
            <text:p>6.810304</text:p>
          </table:table-cell>
          <table:table-cell office:value-type="float" office:value="6.5347635862" calcext:value-type="float">
            <text:p>6.534763586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05756" calcext:value-type="float">
            <text:p>6.805756</text:p>
          </table:table-cell>
          <table:table-cell office:value-type="float" office:value="6.5299295439" calcext:value-type="float">
            <text:p>6.529929543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0546" calcext:value-type="float">
            <text:p>6.80546</text:p>
          </table:table-cell>
          <table:table-cell office:value-type="float" office:value="6.5250040714" calcext:value-type="float">
            <text:p>6.525004071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07473" calcext:value-type="float">
            <text:p>6.807473</text:p>
          </table:table-cell>
          <table:table-cell office:value-type="float" office:value="6.5199048727" calcext:value-type="float">
            <text:p>6.519904872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08486" calcext:value-type="float">
            <text:p>6.808486</text:p>
          </table:table-cell>
          <table:table-cell office:value-type="float" office:value="6.514579537" calcext:value-type="float">
            <text:p>6.51457953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04572" calcext:value-type="float">
            <text:p>6.804572</text:p>
          </table:table-cell>
          <table:table-cell office:value-type="float" office:value="6.5090341321" calcext:value-type="float">
            <text:p>6.509034132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92443" calcext:value-type="float">
            <text:p>6.792443</text:p>
          </table:table-cell>
          <table:table-cell office:value-type="float" office:value="6.5033507115" calcext:value-type="float">
            <text:p>6.503350711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70836" calcext:value-type="float">
            <text:p>6.770836</text:p>
          </table:table-cell>
          <table:table-cell office:value-type="float" office:value="6.4976822353" calcext:value-type="float">
            <text:p>6.497682235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41426" calcext:value-type="float">
            <text:p>6.741426</text:p>
          </table:table-cell>
          <table:table-cell office:value-type="float" office:value="6.49221916" calcext:value-type="float">
            <text:p>6.4922191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08726" calcext:value-type="float">
            <text:p>6.708726</text:p>
          </table:table-cell>
          <table:table-cell office:value-type="float" office:value="6.4871333061" calcext:value-type="float">
            <text:p>6.487133306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78795" calcext:value-type="float">
            <text:p>6.678795</text:p>
          </table:table-cell>
          <table:table-cell office:value-type="float" office:value="6.4825167917" calcext:value-type="float">
            <text:p>6.482516791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57104" calcext:value-type="float">
            <text:p>6.657104</text:p>
          </table:table-cell>
          <table:table-cell office:value-type="float" office:value="6.4783406596" calcext:value-type="float">
            <text:p>6.4783406596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4641" calcext:value-type="float">
            <text:p>6.64641</text:p>
          </table:table-cell>
          <table:table-cell office:value-type="float" office:value="6.4744545" calcext:value-type="float">
            <text:p>6.474454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45613" calcext:value-type="float">
            <text:p>6.645613</text:p>
          </table:table-cell>
          <table:table-cell office:value-type="float" office:value="6.4706332667" calcext:value-type="float">
            <text:p>6.470633266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50197" calcext:value-type="float">
            <text:p>6.650197</text:p>
          </table:table-cell>
          <table:table-cell office:value-type="float" office:value="6.4666564545" calcext:value-type="float">
            <text:p>6.466656454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5411" calcext:value-type="float">
            <text:p>6.65411</text:p>
          </table:table-cell>
          <table:table-cell office:value-type="float" office:value="6.4623880698" calcext:value-type="float">
            <text:p>6.462388069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5223" calcext:value-type="float">
            <text:p>6.65223</text:p>
          </table:table-cell>
          <table:table-cell office:value-type="float" office:value="6.4578232619" calcext:value-type="float">
            <text:p>6.457823261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42378" calcext:value-type="float">
            <text:p>6.642378</text:p>
          </table:table-cell>
          <table:table-cell office:value-type="float" office:value="6.4530816341" calcext:value-type="float">
            <text:p>6.453081634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26048" calcext:value-type="float">
            <text:p>6.626048</text:p>
          </table:table-cell>
          <table:table-cell office:value-type="float" office:value="6.448349225" calcext:value-type="float">
            <text:p>6.4483492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07653" calcext:value-type="float">
            <text:p>6.607653</text:p>
          </table:table-cell>
          <table:table-cell office:value-type="float" office:value="6.4437928462" calcext:value-type="float">
            <text:p>6.443792846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92594" calcext:value-type="float">
            <text:p>6.592594</text:p>
          </table:table-cell>
          <table:table-cell office:value-type="float" office:value="6.4394807368" calcext:value-type="float">
            <text:p>6.4394807368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84896" calcext:value-type="float">
            <text:p>6.584896</text:p>
          </table:table-cell>
          <table:table-cell office:value-type="float" office:value="6.4353425405" calcext:value-type="float">
            <text:p>6.435342540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85263" calcext:value-type="float">
            <text:p>6.585263</text:p>
          </table:table-cell>
          <table:table-cell office:value-type="float" office:value="6.4311882778" calcext:value-type="float">
            <text:p>6.4311882778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90301" calcext:value-type="float">
            <text:p>6.590301</text:p>
          </table:table-cell>
          <table:table-cell office:value-type="float" office:value="6.4267861429" calcext:value-type="float">
            <text:p>6.4267861429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593328" calcext:value-type="float">
            <text:p>6.593328</text:p>
          </table:table-cell>
          <table:table-cell office:value-type="float" office:value="6.4219768824" calcext:value-type="float">
            <text:p>6.421976882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86747" calcext:value-type="float">
            <text:p>6.586747</text:p>
          </table:table-cell>
          <table:table-cell office:value-type="float" office:value="6.4167844242" calcext:value-type="float">
            <text:p>6.416784424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565335" calcext:value-type="float">
            <text:p>6.565335</text:p>
          </table:table-cell>
          <table:table-cell office:value-type="float" office:value="6.4114730938" calcext:value-type="float">
            <text:p>6.411473093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293" calcext:value-type="float">
            <text:p>6.5293</text:p>
          </table:table-cell>
          <table:table-cell office:value-type="float" office:value="6.4065098065" calcext:value-type="float">
            <text:p>6.406509806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4856" calcext:value-type="float">
            <text:p>6.4856</text:p>
          </table:table-cell>
          <table:table-cell office:value-type="float" office:value="6.4024168" calcext:value-type="float">
            <text:p>6.402416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446309" calcext:value-type="float">
            <text:p>6.446309</text:p>
          </table:table-cell>
          <table:table-cell office:value-type="float" office:value="6.3995484138" calcext:value-type="float">
            <text:p>6.3995484138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423834" calcext:value-type="float">
            <text:p>6.423834</text:p>
          </table:table-cell>
          <table:table-cell office:value-type="float" office:value="6.3978783929" calcext:value-type="float">
            <text:p>6.397878392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424638" calcext:value-type="float">
            <text:p>6.424638</text:p>
          </table:table-cell>
          <table:table-cell office:value-type="float" office:value="6.3969170741" calcext:value-type="float">
            <text:p>6.396917074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44458" calcext:value-type="float">
            <text:p>6.44458</text:p>
          </table:table-cell>
          <table:table-cell office:value-type="float" office:value="6.3958508846" calcext:value-type="float">
            <text:p>6.395850884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468612" calcext:value-type="float">
            <text:p>6.468612</text:p>
          </table:table-cell>
          <table:table-cell office:value-type="float" office:value="6.39390172" calcext:value-type="float">
            <text:p>6.3939017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474875" calcext:value-type="float">
            <text:p>6.474875</text:p>
          </table:table-cell>
          <table:table-cell office:value-type="float" office:value="6.3907887917" calcext:value-type="float">
            <text:p>6.390788791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440121" calcext:value-type="float">
            <text:p>6.440121</text:p>
          </table:table-cell>
          <table:table-cell office:value-type="float" office:value="6.3871328696" calcext:value-type="float">
            <text:p>6.3871328696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341094" calcext:value-type="float">
            <text:p>6.341094</text:p>
          </table:table-cell>
          <table:table-cell office:value-type="float" office:value="6.3847243182" calcext:value-type="float">
            <text:p>6.3847243182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13948" calcext:value-type="float">
            <text:p>6.13948</text:p>
          </table:table-cell>
          <table:table-cell office:value-type="float" office:value="6.3868019524" calcext:value-type="float">
            <text:p>6.3868019524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659406" calcext:value-type="float">
            <text:p>5.659406</text:p>
          </table:table-cell>
          <table:table-cell office:value-type="float" office:value="6.39916805" calcext:value-type="float">
            <text:p>6.3991680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.659406" calcext:value-type="float">
            <text:p>5.659406</text:p>
          </table:table-cell>
          <table:table-cell office:value-type="float" office:value="6.4381028947" calcext:value-type="float">
            <text:p>6.438102894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028416" calcext:value-type="float">
            <text:p>7.028416</text:p>
          </table:table-cell>
          <table:table-cell office:value-type="float" office:value="6.4813638333" calcext:value-type="float">
            <text:p>6.481363833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05828" calcext:value-type="float">
            <text:p>6.505828</text:p>
          </table:table-cell>
          <table:table-cell office:value-type="float" office:value="6.4491842941" calcext:value-type="float">
            <text:p>6.449184294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301532" calcext:value-type="float">
            <text:p>6.301532</text:p>
          </table:table-cell>
          <table:table-cell office:value-type="float" office:value="6.4456440625" calcext:value-type="float">
            <text:p>6.4456440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200643" calcext:value-type="float">
            <text:p>6.200643</text:p>
          </table:table-cell>
          <table:table-cell office:value-type="float" office:value="6.4552515333" calcext:value-type="float">
            <text:p>6.4552515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160791" calcext:value-type="float">
            <text:p>6.160791</text:p>
          </table:table-cell>
          <table:table-cell office:value-type="float" office:value="6.4734378571" calcext:value-type="float">
            <text:p>6.4734378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165279" calcext:value-type="float">
            <text:p>6.165279</text:p>
          </table:table-cell>
          <table:table-cell office:value-type="float" office:value="6.4974876154" calcext:value-type="float">
            <text:p>6.49748761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204797" calcext:value-type="float">
            <text:p>6.204797</text:p>
          </table:table-cell>
          <table:table-cell office:value-type="float" office:value="6.5251716667" calcext:value-type="float">
            <text:p>6.5251716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272893" calcext:value-type="float">
            <text:p>6.272893</text:p>
          </table:table-cell>
          <table:table-cell office:value-type="float" office:value="6.5542966364" calcext:value-type="float">
            <text:p>6.554296636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362824" calcext:value-type="float">
            <text:p>6.362824</text:p>
          </table:table-cell>
          <table:table-cell office:value-type="float" office:value="6.582437" calcext:value-type="float">
            <text:p>6.58243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46469" calcext:value-type="float">
            <text:p>6.46469</text:p>
          </table:table-cell>
          <table:table-cell office:value-type="float" office:value="6.6068384444" calcext:value-type="float">
            <text:p>6.6068384444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564364" calcext:value-type="float">
            <text:p>6.564364</text:p>
          </table:table-cell>
          <table:table-cell office:value-type="float" office:value="6.624607" calcext:value-type="float">
            <text:p>6.624607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45476" calcext:value-type="float">
            <text:p>6.645476</text:p>
          </table:table-cell>
          <table:table-cell office:value-type="float" office:value="6.6332131429" calcext:value-type="float">
            <text:p>6.633213142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93926" calcext:value-type="float">
            <text:p>6.693926</text:p>
          </table:table-cell>
          <table:table-cell office:value-type="float" office:value="6.6311693333" calcext:value-type="float">
            <text:p>6.631169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02805" calcext:value-type="float">
            <text:p>6.702805</text:p>
          </table:table-cell>
          <table:table-cell office:value-type="float" office:value="6.618618" calcext:value-type="float">
            <text:p>6.61861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75314" calcext:value-type="float">
            <text:p>6.675314</text:p>
          </table:table-cell>
          <table:table-cell office:value-type="float" office:value="6.59757125" calcext:value-type="float">
            <text:p>6.5975712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2419" calcext:value-type="float">
            <text:p>6.62419</text:p>
          </table:table-cell>
          <table:table-cell office:value-type="float" office:value="6.571657" calcext:value-type="float">
            <text:p>6.57165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67621" calcext:value-type="float">
            <text:p>6.567621</text:p>
          </table:table-cell>
          <table:table-cell office:value-type="float" office:value="6.5453905" calcext:value-type="float">
            <text:p>6.545390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52316" calcext:value-type="float">
            <text:p>6.523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3:50.187573575</dc:date>
    <meta:document-statistic meta:table-count="1" meta:cell-count="3167" meta:object-count="0"/>
    <meta:generator>LibreOffice/4.2.7.2$Linux_X86_64 LibreOffice_project/420m0$Build-2</meta:generator>
  </office:meta>
</office:document-meta>
</file>